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ip">
      <style:text-properties style:language-asian="zh" style:country-asian="TW"/>
    </style:style>
    <style:style style:name="P23" style:family="paragraph" style:parent-style-name="Text_20_body">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_20_2">
      <style:text-properties style:font-name="Verdana2" style:language-asian="zh" style:country-asian="TW"/>
    </style:style>
    <style:style style:name="P29" style:family="paragraph" style:parent-style-name="Code_20_Indent_20_2">
      <style:text-properties style:language-asian="zh" style:country-asian="TW"/>
    </style:style>
    <style:style style:name="P30" style:family="paragraph" style:parent-style-name="Text_20_body_20_indent" style:list-style-name="L4"/>
    <style:style style:name="P31" style:family="paragraph" style:parent-style-name="Text_20_body_20_indent" style:list-style-name="L5">
      <style:paragraph-properties fo:margin-left="1cm" fo:margin-right="0cm" fo:text-indent="0cm" style:auto-text-indent="false"/>
    </style:style>
    <style:style style:name="P32" style:family="paragraph" style:parent-style-name="Text_20_body_20_indent" style:list-style-name="L6"/>
    <style:style style:name="P33" style:family="paragraph" style:parent-style-name="Table_20_Contents">
      <style:text-properties style:font-name="Courier New1"/>
    </style:style>
    <style:style style:name="P34" style:family="paragraph" style:parent-style-name="Text_20_body_20_indent" style:master-page-name="">
      <style:paragraph-properties fo:margin-left="1cm" fo:margin-right="0cm" fo:text-indent="0cm" style:auto-text-indent="false" fo:keep-with-next="always"/>
    </style:style>
    <style:style style:name="P35" style:family="paragraph" style:parent-style-name="Table_20_Contents">
      <style:text-properties style:language-asian="zh" style:country-asian="TW"/>
    </style:style>
    <style:style style:name="P36" style:family="paragraph" style:parent-style-name="Table_20_Contents">
      <style:paragraph-properties fo:text-align="center" style:justify-single-word="false"/>
      <style:text-properties style:font-name="Courier New1"/>
    </style:style>
    <style:style style:name="P37" style:family="paragraph" style:parent-style-name="Text_20_body_20_indent" style:list-style-name="L7">
      <style:paragraph-properties fo:text-align="start" style:justify-single-word="false"/>
    </style:style>
    <style:style style:name="P38" style:family="paragraph" style:parent-style-name="Text_20_body_20_indent" style:list-style-name="L7">
      <style:paragraph-properties fo:text-align="start" style:justify-single-word="false"/>
      <style:text-properties style:language-asian="zh" style:country-asian="TW"/>
    </style:style>
    <style:style style:name="P39" style:family="paragraph" style:parent-style-name="Code_20_Indent_20_2">
      <style:text-properties fo:font-size="8pt" style:font-size-asian="8pt" style:font-size-complex="8pt"/>
    </style:style>
    <style:style style:name="P40" style:family="paragraph" style:parent-style-name="Text_20_body" style:list-style-name="L8">
      <style:text-properties style:language-asian="zh" style:country-asian="TW"/>
    </style:style>
    <style:style style:name="P41" style:family="paragraph" style:parent-style-name="Table_20_Contents">
      <style:text-properties style:font-name="Verdana2" style:font-name-asian="Verdana2" style:language-asian="zh" style:country-asian="TW"/>
    </style:style>
    <style:style style:name="P42" style:family="paragraph" style:parent-style-name="Table_20_Contents">
      <style:text-properties style:font-name="Courier New1" style:font-name-asian="Verdana2"/>
    </style:style>
    <style:style style:name="P43" style:family="paragraph" style:parent-style-name="Table_20_Contents">
      <style:text-properties style:font-name="Verdana2"/>
    </style:style>
    <style:style style:name="P44" style:family="paragraph" style:parent-style-name="Table_20_Contents">
      <style:text-properties style:font-name="Courier New1" style:language-asian="zh" style:country-asian="TW"/>
    </style:style>
    <style:style style:name="P45" style:family="paragraph" style:parent-style-name="Table_20_Contents">
      <style:text-properties style:font-name="Verdana2" style:language-asian="zh" style:country-asian="TW"/>
    </style:style>
    <style:style style:name="P46" style:family="paragraph" style:parent-style-name="Text_20_body_20_indent" style:list-style-name="L9"/>
    <style:style style:name="P47" style:family="paragraph" style:parent-style-name="Text_20_body_20_indent">
      <style:text-properties style:font-name="Courier New1"/>
    </style:style>
    <style:style style:name="P48" style:family="paragraph" style:parent-style-name="Text_20_body_20_indent_20_2">
      <style:text-properties style:font-name="Courier New1"/>
    </style:style>
    <style:style style:name="P49" style:family="paragraph" style:parent-style-name="Text_20_body_20_indent">
      <style:text-properties style:font-name="Courier New1" style:language-asian="zh" style:country-asian="TW"/>
    </style:style>
    <style:style style:name="P50" style:family="paragraph" style:parent-style-name="Text_20_body_20_indent">
      <style:text-properties fo:font-style="normal" style:language-asian="zh" style:country-asian="TW" style:font-style-asian="normal" style:font-style-complex="normal"/>
    </style:style>
    <style:style style:name="P51"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2" style:family="paragraph" style:parent-style-name="Heading_20_4">
      <style:text-properties style:language-asian="zh" style:country-asian="TW"/>
    </style:style>
    <style:style style:name="P53" style:family="paragraph" style:parent-style-name="Table_20_Contents">
      <style:text-properties fo:font-style="normal" style:language-asian="zh" style:country-asian="TW" style:font-style-asian="normal" style:font-style-complex="normal"/>
    </style:style>
    <style:style style:name="P54" style:family="paragraph" style:parent-style-name="Text_20_body_20_indent">
      <style:text-properties fo:font-style="normal" style:font-style-asian="normal" style:font-style-complex="normal"/>
    </style:style>
    <style:style style:name="P55" style:family="paragraph" style:parent-style-name="Text_20_body_20_indent_20_2" style:list-style-name="L10">
      <style:text-properties style:language-asian="zh" style:country-asian="TW"/>
    </style:style>
    <style:style style:name="P56" style:family="paragraph" style:parent-style-name="Text_20_body">
      <style:text-properties style:font-name="Courier New1"/>
    </style:style>
    <style:style style:name="P57" style:family="paragraph" style:parent-style-name="Table_20_Heading">
      <style:text-properties style:font-name="Courier New1" style:language-asian="zh" style:country-asian="TW"/>
    </style:style>
    <style:style style:name="P58" style:family="paragraph" style:parent-style-name="Table_20_Heading">
      <style:text-properties style:font-name="Courier New1"/>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text-properties fo:font-style="normal" style:font-style-asian="normal" style:font-style-complex="normal"/>
    </style:style>
    <style:style style:name="P61" style:family="paragraph" style:parent-style-name="Text_20_body_20_indent">
      <style:text-properties style:font-name="Verdana2" style:language-asian="zh" style:country-asian="TW"/>
    </style:style>
    <style:style style:name="P62" style:family="paragraph" style:parent-style-name="Mouseless" style:list-style-name="L11"/>
    <style:style style:name="P63" style:family="paragraph" style:parent-style-name="Mouseless" style:list-style-name="L11">
      <style:text-properties style:language-asian="zh" style:country-asian="TW"/>
    </style:style>
    <style:style style:name="P64" style:family="paragraph" style:parent-style-name="Text_20_body_20_indent_20_2" style:list-style-name="L12"/>
    <style:style style:name="P65" style:family="paragraph" style:parent-style-name="Text_20_body_20_indent_20_2" style:list-style-name="L13">
      <style:text-properties style:language-asian="zh" style:country-asian="TW"/>
    </style:style>
    <style:style style:name="P66" style:family="paragraph" style:parent-style-name="Heading_20_4">
      <style:text-properties style:font-name="Lucida Console"/>
    </style:style>
    <style:style style:name="P67" style:family="paragraph" style:parent-style-name="Text_20_body" style:list-style-name="L14">
      <style:text-properties style:language-asian="zh" style:country-asian="TW"/>
    </style:style>
    <style:style style:name="P68" style:family="paragraph" style:parent-style-name="Table_20_Heading">
      <style:text-properties style:language-asian="zh" style:country-asian="TW"/>
    </style:style>
    <style:style style:name="P69" style:family="paragraph" style:parent-style-name="Heading_20_4">
      <style:text-properties style:font-name="Courier New1"/>
    </style:style>
    <style:style style:name="P70" style:family="paragraph" style:parent-style-name="Text_20_body" style:list-style-name="L15">
      <style:paragraph-properties fo:margin-top="0.349cm" fo:margin-bottom="0cm"/>
    </style:style>
    <style:style style:name="P71" style:family="paragraph" style:parent-style-name="Text_20_body" style:list-style-name="L16">
      <style:paragraph-properties fo:margin-top="0.349cm" fo:margin-bottom="0cm"/>
    </style:style>
    <style:style style:name="P72" style:family="paragraph" style:parent-style-name="Text_20_body" style:list-style-name="L17">
      <style:paragraph-properties fo:margin-top="0.349cm" fo:margin-bottom="0cm"/>
    </style:style>
    <style:style style:name="P73" style:family="paragraph" style:parent-style-name="Text_20_body" style:list-style-name="L18">
      <style:paragraph-properties fo:margin-top="0.349cm" fo:margin-bottom="0cm"/>
    </style:style>
    <style:style style:name="P74" style:family="paragraph" style:parent-style-name="Text_20_body" style:list-style-name="L19">
      <style:paragraph-properties fo:margin-top="0.349cm" fo:margin-bottom="0cm"/>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ext_20_body_20_indent" style:list-style-name="L20">
      <style:text-properties style:language-asian="zh" style:country-asian="TW"/>
    </style:style>
    <style:style style:name="P78" style:family="paragraph" style:parent-style-name="Text_20_body" style:list-style-name="L21"/>
    <style:style style:name="P79" style:family="paragraph" style:parent-style-name="Text_20_body" style:list-style-name="L21">
      <style:paragraph-properties fo:margin-top="0.349cm" fo:margin-bottom="0cm"/>
    </style:style>
    <style:style style:name="P80" style:family="paragraph" style:parent-style-name="Text_20_body" style:list-style-name="L22">
      <style:paragraph-properties fo:margin-top="0.349cm" fo:margin-bottom="0cm"/>
    </style:style>
    <style:style style:name="P81" style:family="paragraph" style:parent-style-name="Text_20_body" style:list-style-name="L23">
      <style:paragraph-properties fo:margin-top="0.349cm" fo:margin-bottom="0cm"/>
    </style:style>
    <style:style style:name="P82" style:family="paragraph" style:parent-style-name="Mouseless" style:list-style-name="L24"/>
    <style:style style:name="P83" style:family="paragraph" style:parent-style-name="Mouseless" style:list-style-name="L24">
      <style:text-properties style:language-asian="zh" style:country-asian="TW"/>
    </style:style>
    <style:style style:name="P84" style:family="paragraph" style:parent-style-name="Text_20_body_20_indent" style:list-style-name="L25">
      <style:text-properties style:language-asian="zh" style:country-asian="TW"/>
    </style:style>
    <style:style style:name="P85" style:family="paragraph" style:parent-style-name="Text_20_body_20_indent_20_2" style:list-style-name="L25"/>
    <style:style style:name="P86" style:family="paragraph" style:parent-style-name="Text_20_body_20_indent" style:list-style-name="L26">
      <style:text-properties style:language-asian="zh" style:country-asian="TW"/>
    </style:style>
    <style:style style:name="P87" style:family="paragraph" style:parent-style-name="Text_20_body_20_indent" style:list-style-name="L27">
      <style:text-properties style:language-asian="zh" style:country-asian="TW"/>
    </style:style>
    <style:style style:name="P88" style:family="paragraph" style:parent-style-name="Text_20_body_20_indent" style:list-style-name="L28">
      <style:text-properties style:language-asian="zh" style:country-asian="TW"/>
    </style:style>
    <style:style style:name="P89" style:family="paragraph" style:parent-style-name="Text_20_body" style:list-style-name="L29">
      <style:paragraph-properties fo:margin-top="0.349cm" fo:margin-bottom="0cm"/>
    </style:style>
    <style:style style:name="P90" style:family="paragraph" style:parent-style-name="Text_20_body" style:list-style-name="L30">
      <style:paragraph-properties fo:margin-top="0.349cm" fo:margin-bottom="0cm"/>
    </style:style>
    <style:style style:name="P91" style:family="paragraph" style:parent-style-name="Text_20_body" style:list-style-name="L31">
      <style:paragraph-properties fo:margin-top="0.349cm" fo:margin-bottom="0cm"/>
    </style:style>
    <style:style style:name="P92" style:family="paragraph" style:parent-style-name="Text_20_body" style:list-style-name="L32">
      <style:paragraph-properties fo:margin-top="0.349cm" fo:margin-bottom="0cm"/>
    </style:style>
    <style:style style:name="P93" style:family="paragraph" style:parent-style-name="Text_20_body" style:list-style-name="L32">
      <style:paragraph-properties fo:margin-top="0.349cm" fo:margin-bottom="0cm"/>
      <style:text-properties style:language-asian="zh" style:country-asian="TW"/>
    </style:style>
    <style:style style:name="P94" style:family="paragraph" style:parent-style-name="Mouseless" style:list-style-name="L33"/>
    <style:style style:name="P95" style:family="paragraph" style:parent-style-name="Mouseless" style:list-style-name="L33">
      <style:text-properties style:language-asian="zh" style:country-asian="TW"/>
    </style:style>
    <style:style style:name="P96" style:family="paragraph" style:parent-style-name="Mouseless" style:list-style-name="L34"/>
    <style:style style:name="P97" style:family="paragraph" style:parent-style-name="Mouseless" style:list-style-name="L35"/>
    <style:style style:name="P98" style:family="paragraph" style:parent-style-name="Table_20_Heading">
      <style:paragraph-properties fo:margin-left="-0.072cm" fo:margin-right="-0.097cm" fo:text-indent="0cm" style:auto-text-indent="false"/>
    </style:style>
    <style:style style:name="P99" style:family="paragraph" style:parent-style-name="Text_20_body_20_indent" style:list-style-name="L36"/>
    <style:style style:name="P100" style:family="paragraph" style:parent-style-name="Text_20_body_20_indent">
      <style:paragraph-properties fo:margin-left="1.011cm" fo:margin-right="0cm" fo:text-indent="0cm" style:auto-text-indent="false"/>
    </style:style>
    <style:style style:name="P101" style:family="paragraph" style:parent-style-name="Text_20_body_20_indent">
      <style:paragraph-properties fo:margin-top="0cm" fo:margin-bottom="0cm"/>
      <style:text-properties style:language-asian="zh" style:country-asian="TW"/>
    </style:style>
    <style:style style:name="P102" style:family="paragraph" style:parent-style-name="Text_20_body" style:list-style-name="L37"/>
    <style:style style:name="P103" style:family="paragraph" style:parent-style-name="Text_20_body" style:list-style-name="L37">
      <style:text-properties style:language-asian="zh" style:country-asian="TW"/>
    </style:style>
    <style:style style:name="P104" style:family="paragraph" style:parent-style-name="Table_20_Contents">
      <style:paragraph-properties fo:keep-with-next="auto"/>
    </style:style>
    <style:style style:name="P105" style:family="paragraph" style:parent-style-name="Table_20_Contents">
      <style:paragraph-properties fo:text-align="center" style:justify-single-word="false"/>
      <style:text-properties style:font-name="Courier New1" style:font-name-asian="Courier New1"/>
    </style:style>
    <style:style style:name="P106" style:family="paragraph" style:parent-style-name="Table_20_Contents">
      <style:paragraph-properties fo:text-align="center" style:justify-single-word="false"/>
      <style:text-properties style:font-name="Courier New1" style:font-name-asian="Courier New1" style:font-name-complex="Courier New1"/>
    </style:style>
    <style:style style:name="P107" style:family="paragraph" style:parent-style-name="Table_20_Contents">
      <style:paragraph-properties fo:text-align="start" style:justify-single-word="false"/>
      <style:text-properties style:font-name="Courier New1" style:font-name-asian="Courier New1"/>
    </style:style>
    <style:style style:name="P108" style:family="paragraph" style:parent-style-name="Table_20_Contents">
      <style:paragraph-properties fo:margin-top="0cm" fo:margin-bottom="0.349cm"/>
      <style:text-properties fo:font-size="2pt" style:font-size-asian="2pt" style:language-asian="zh" style:country-asian="TW" style:font-size-complex="2pt"/>
    </style:style>
    <style:style style:name="P109" style:family="paragraph" style:parent-style-name="Table_20_Contents">
      <style:text-properties style:font-name="Courier New1" fo:font-style="normal" style:font-style-asian="normal" style:font-style-complex="normal"/>
    </style:style>
    <style:style style:name="P110" style:family="paragraph" style:parent-style-name="Table_20_Contents">
      <style:text-properties style:font-name="Verdana2" fo:font-style="italic" style:font-style-asian="italic" style:font-style-complex="italic"/>
    </style:style>
    <style:style style:name="P111" style:family="paragraph" style:parent-style-name="Footnote">
      <style:text-properties style:language-asian="zh" style:country-asian="TW"/>
    </style:style>
    <style:style style:name="P112" style:family="paragraph" style:parent-style-name="Text_20_body" style:list-style-name="L38">
      <style:text-properties style:language-asian="zh" style:country-asian="TW"/>
    </style:style>
    <style:style style:name="P113" style:family="paragraph" style:parent-style-name="Text_20_body" style:list-style-name="L39">
      <style:text-properties style:language-asian="zh" style:country-asian="TW"/>
    </style:style>
    <style:style style:name="P114" style:family="paragraph" style:parent-style-name="Text_20_body" style:list-style-name="L40">
      <style:text-properties style:language-asian="zh" style:country-asian="TW"/>
    </style:style>
    <style:style style:name="P115" style:family="paragraph" style:parent-style-name="Heading_20_2">
      <style:text-properties style:language-asian="zh" style:country-asian="TW"/>
    </style:style>
    <style:style style:name="P116" style:family="paragraph" style:parent-style-name="Text_20_body_20_indent" style:list-style-name="L41">
      <style:text-properties style:language-asian="zh" style:country-asian="TW"/>
    </style:style>
    <style:style style:name="P117" style:family="paragraph" style:parent-style-name="Code_20_Indent_20_3">
      <style:text-properties style:language-asian="zh" style:country-asian="TW"/>
    </style:style>
    <style:style style:name="P118" style:family="paragraph" style:parent-style-name="Text_20_body_20_indent" style:list-style-name="L42">
      <style:paragraph-properties fo:margin-left="1cm" fo:margin-right="0cm" fo:text-indent="0cm" style:auto-text-indent="false"/>
      <style:text-properties style:language-asian="zh" style:country-asian="TW"/>
    </style:style>
    <style:style style:name="P119" style:family="paragraph" style:parent-style-name="Text_20_body_20_indent" style:list-style-name="L43">
      <style:text-properties style:language-asian="zh" style:country-asian="TW"/>
    </style:style>
    <style:style style:name="P120" style:family="paragraph" style:parent-style-name="Code_20_Indent_20_3">
      <style:text-properties fo:color="#0000ff" style:language-asian="zh" style:country-asian="TW"/>
    </style:style>
    <style:style style:name="P121" style:family="paragraph" style:parent-style-name="Text_20_body" style:list-style-name="L44">
      <style:text-properties style:language-asian="zh" style:country-asian="TW"/>
    </style:style>
    <style:style style:name="P122" style:family="paragraph" style:parent-style-name="Text_20_body" style:list-style-name="L45">
      <style:text-properties style:language-asian="zh" style:country-asian="TW"/>
    </style:style>
    <style:style style:name="P123" style:family="paragraph" style:parent-style-name="Code_20_Indent">
      <style:text-properties style:font-name="Courier New1"/>
    </style:style>
    <style:style style:name="P124" style:family="paragraph" style:parent-style-name="Table_20_Heading">
      <style:paragraph-properties fo:text-align="start" style:justify-single-word="false"/>
    </style:style>
    <style:style style:name="P125" style:family="paragraph" style:parent-style-name="Code_20_Indent">
      <style:text-properties style:font-name="Courier New1" style:language-asian="zh" style:country-asian="TW"/>
    </style:style>
    <style:style style:name="P126" style:family="paragraph" style:parent-style-name="Heading_20_1">
      <style:paragraph-properties fo:margin-left="0cm" fo:margin-right="0cm" fo:text-indent="0cm" style:auto-text-indent="false"/>
    </style:style>
    <style:style style:name="P127" style:family="paragraph" style:parent-style-name="Text_20_body_20_indent" style:list-style-name="L46"/>
    <style:style style:name="P128" style:family="paragraph" style:parent-style-name="Tip">
      <style:text-properties fo:font-weight="normal" style:language-asian="zh" style:country-asian="TW" style:font-weight-asian="normal" style:font-weight-complex="normal"/>
    </style:style>
    <style:style style:name="P129" style:family="paragraph" style:parent-style-name="Table_20_Contents" style:list-style-name="L47"/>
    <style:style style:name="P130" style:family="paragraph" style:parent-style-name="Table_20_Contents" style:list-style-name="L48"/>
    <style:style style:name="P131" style:family="paragraph" style:parent-style-name="Table_20_Contents" style:list-style-name="L49"/>
    <style:style style:name="P132" style:family="paragraph" style:parent-style-name="Text_20_body_20_indent" style:list-style-name="L50"/>
    <style:style style:name="P133" style:family="paragraph" style:parent-style-name="Text_20_body_20_indent" style:list-style-name="L51"/>
    <style:style style:name="P134" style:family="paragraph" style:parent-style-name="Code_20_Indent">
      <style:text-properties fo:color="#0000ff"/>
    </style:style>
    <style:style style:name="P135" style:family="paragraph" style:parent-style-name="Text_20_body_20_indent">
      <style:text-properties fo:font-weight="bold" style:language-asian="zh" style:country-asian="TW" style:font-weight-asian="bold" style:font-weight-complex="bold"/>
    </style:style>
    <style:style style:name="P136" style:family="paragraph" style:parent-style-name="Text_20_body_20_indent" style:list-style-name="L52">
      <style:text-properties style:language-asian="zh" style:country-asian="TW"/>
    </style:style>
    <style:style style:name="P137" style:family="paragraph" style:parent-style-name="Footnote">
      <style:paragraph-properties fo:text-align="start" style:justify-single-word="false"/>
    </style:style>
    <style:style style:name="P138" style:family="paragraph" style:parent-style-name="Text_20_body_20_indent">
      <style:text-properties style:font-name="Lucida Console" style:language-asian="zh" style:country-asian="TW"/>
    </style:style>
    <style:style style:name="P139" style:family="paragraph" style:parent-style-name="Code_20_Indent_20_2">
      <style:text-properties style:use-window-font-color="true"/>
    </style:style>
    <style:style style:name="P140" style:family="paragraph" style:parent-style-name="Text_20_body_20_indent" style:list-style-name="L53"/>
    <style:style style:name="P141" style:family="paragraph" style:parent-style-name="Text_20_body_20_indent" style:list-style-name="L53">
      <style:text-properties style:language-asian="zh" style:country-asian="TW"/>
    </style:style>
    <style:style style:name="P142" style:family="paragraph" style:parent-style-name="Heading_20_3">
      <style:text-properties style:font-name="Tahoma"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font-style="italic" style:language-asian="zh" style:country-asian="TW" style:font-style-asian="italic" style:font-style-complex="italic"/>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fo:font-style="normal" fo:font-weight="bold" style:language-asian="zh" style:country-asian="TW" style:font-style-asian="normal" style:font-weight-asian="bold" style:font-style-complex="normal" style:font-weight-complex="bold"/>
    </style:style>
    <style:style style:name="T44" style:family="text">
      <style:text-properties fo:font-style="normal" fo:font-weight="normal" style:language-asian="zh" style:country-asian="TW" style:font-style-asian="normal" style:font-weight-asian="normal" style:font-style-complex="normal" style:font-weight-complex="normal"/>
    </style:style>
    <style:style style:name="T45" style:family="text">
      <style:text-properties style:language-asian="zh" style:country-asian="TW"/>
    </style:style>
    <style:style style:name="T46" style:family="text">
      <style:text-properties style:font-name="Lucida Console" style:language-asian="zh" style:country-asian="TW"/>
    </style:style>
    <style:style style:name="T47"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0</text:p>
      <text:p text:style-name="P6"><text:span text:style-name="T2">February</text:span> 2007</text:p>
      <text:p text:style-name="P7">Potix Corporation</text:p>
      <text:p text:style-name="P8">Revision 127</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7</text:a></text:p>
          <text:p text:style-name="P13">2. Getting Started<text:tab/>18</text:p>
          <text:p text:style-name="P14"><text:a xlink:type="simple" xlink:href="#2.1.Hello World!|outline" text:style-name="Internet_20_link" text:visited-style-name="Internet_20_link">Hello World!<text:tab/>18</text:a></text:p>
          <text:p text:style-name="P14"><text:a xlink:type="simple" xlink:href="#2.2.Interactivity|outline" text:style-name="Internet_20_link" text:visited-style-name="Internet_20_link">Interactivity<text:tab/>18</text:a></text:p>
          <text:p text:style-name="P14"><text:a xlink:type="simple" xlink:href="#2.3.The zscript Element|outline" text:style-name="Internet_20_link" text:visited-style-name="Internet_20_link">The zscript Element<text:tab/>19</text:a></text:p>
          <text:p text:style-name="P15"><text:a xlink:type="simple" xlink:href="#2.3.1.The Scripting Language|outline" text:style-name="Internet_20_link" text:visited-style-name="Internet_20_link">The Scripting Language<text:tab/>20</text:a></text:p>
          <text:p text:style-name="P15"><text:a xlink:type="simple" xlink:href="#2.3.2.The Scripting Codes in a Separate File|outline" text:style-name="Internet_20_link" text:visited-style-name="Internet_20_link">The Scripting Codes in a Separate File<text:tab/>20</text:a></text:p>
          <text:p text:style-name="P14"><text:a xlink:type="simple" xlink:href="#2.4.The attribute Element|outline" text:style-name="Internet_20_link" text:visited-style-name="Internet_20_link">The attribute Element<text:tab/>20</text:a></text:p>
          <text:p text:style-name="P14"><text:a xlink:type="simple" xlink:href="#2.5.The EL Expressions|outline" text:style-name="Internet_20_link" text:visited-style-name="Internet_20_link">The EL Expressions<text:tab/>21</text:a></text:p>
          <text:p text:style-name="P14"><text:a xlink:type="simple" xlink:href="#2.6.The id Attribute|outline" text:style-name="Internet_20_link" text:visited-style-name="Internet_20_link">The id Attribute<text:tab/>21</text:a></text:p>
          <text:p text:style-name="P14"><text:a xlink:type="simple" xlink:href="#2.7.The if and unless Attributes|outline" text:style-name="Internet_20_link" text:visited-style-name="Internet_20_link">The if and unless Attributes<text:tab/>22</text:a></text:p>
          <text:p text:style-name="P14"><text:a xlink:type="simple" xlink:href="#2.8.The forEach Attribute|outline" text:style-name="Internet_20_link" text:visited-style-name="Internet_20_link">The forEach Attribute<text:tab/>22</text:a></text:p>
          <text:p text:style-name="P14"><text:a xlink:type="simple" xlink:href="#2.9.The use Attribute|outline" text:style-name="Internet_20_link" text:visited-style-name="Internet_20_link">The use Attribute<text:tab/>23</text:a></text:p>
          <text:p text:style-name="P15"><text:a xlink:type="simple" xlink:href="#2.9.1.Implement Java Classes in zscript|outline" text:style-name="Internet_20_link" text:visited-style-name="Internet_20_link">Implement Java Classes in zscript<text:tab/>24</text:a></text:p>
          <text:p text:style-name="P14"><text:a xlink:type="simple" xlink:href="#2.10.Create Components Manually|outline" text:style-name="Internet_20_link" text:visited-style-name="Internet_20_link">Create Components Manually<text:tab/>24</text:a></text:p>
          <text:p text:style-name="P15"><text:a xlink:type="simple" xlink:href="#2.10.1.Developing ZK Applications without ZUML|outline" text:style-name="Internet_20_link" text:visited-style-name="Internet_20_link">Developing ZK Applications without ZUML<text:tab/>25</text:a></text:p>
          <text:p text:style-name="P14"><text:a xlink:type="simple" xlink:href="#2.11.Define New Components for a Particular Page|outline" text:style-name="Internet_20_link" text:visited-style-name="Internet_20_link">Define New Components for a Particular Page<text:tab/>26</text:a></text:p>
          <text:p text:style-name="P13">3. The Basics<text:tab/>27</text:p>
          <text:p text:style-name="P14"><text:a xlink:type="simple" xlink:href="#3.1.Architecture Overview|outline" text:style-name="Internet_20_link" text:visited-style-name="Internet_20_link">Architecture Overview<text:tab/>27</text:a></text:p>
          <text:p text:style-name="P15"><text:a xlink:type="simple" xlink:href="#3.1.1.The Execution Flow|outline" text:style-name="Internet_20_link" text:visited-style-name="Internet_20_link">The Execution Flow<text:tab/>28</text:a></text:p>
          <text:p text:style-name="P14"><text:a xlink:type="simple" xlink:href="#3.2.Components, Pages and Desktops|outline" text:style-name="Internet_20_link" text:visited-style-name="Internet_20_link">Components, Pages and Desktops<text:tab/>28</text:a></text:p>
          <text:p text:style-name="P15"><text:a xlink:type="simple" xlink:href="#3.2.1.Components|outline" text:style-name="Internet_20_link" text:visited-style-name="Internet_20_link">Components<text:tab/>28</text:a></text:p>
          <text:p text:style-name="P15"><text:a xlink:type="simple" xlink:href="#3.2.2.Pages|outline" text:style-name="Internet_20_link" text:visited-style-name="Internet_20_link">Pages<text:tab/>28</text:a></text:p>
          <text:p text:style-name="P16"><text:a xlink:type="simple" xlink:href="#3.2.2.1.Page Title|outline" text:style-name="Internet_20_link" text:visited-style-name="Internet_20_link">Page Title<text:tab/>29</text:a></text:p>
          <text:p text:style-name="P15"><text:a xlink:type="simple" xlink:href="#3.2.3.Desktops|outline" text:style-name="Internet_20_link" text:visited-style-name="Internet_20_link">Desktops<text:tab/>29</text:a></text:p>
          <text:p text:style-name="P16"><text:a xlink:type="simple" xlink:href="#3.2.3.1.The createComponents Method|outline" text:style-name="Internet_20_link" text:visited-style-name="Internet_20_link">The createComponents Method<text:tab/>29</text:a></text:p>
          <text:p text:style-name="P15"><text:a xlink:type="simple" xlink:href="#3.2.4.Forest of Trees of Components|outline" text:style-name="Internet_20_link" text:visited-style-name="Internet_20_link">Forest of Trees of Components<text:tab/>29</text:a></text:p>
          <text:p text:style-name="P15"><text:a xlink:type="simple" xlink:href="#3.2.5.Component: a Visual Representation and a Java Object|outline" text:style-name="Internet_20_link" text:visited-style-name="Internet_20_link">Component: a Visual Representation and a Java Object<text:tab/>30</text:a></text:p>
          <text:p text:style-name="P15"><text:a xlink:type="simple" xlink:href="#3.2.6.Identifiers|outline" text:style-name="Internet_20_link" text:visited-style-name="Internet_20_link">Identifiers<text:tab/>30</text:a></text:p>
          <text:p text:style-name="P15"><text:a xlink:type="simple" xlink:href="#3.2.7.UUID|outline" text:style-name="Internet_20_link" text:visited-style-name="Internet_20_link">UUID<text:tab/>30</text:a></text:p>
          <text:p text:style-name="P14"><text:a xlink:type="simple" xlink:href="#3.3.The ID Space|outline" text:style-name="Internet_20_link" text:visited-style-name="Internet_20_link">The ID Space<text:tab/>31</text:a></text:p>
          <text:p text:style-name="P15"><text:a xlink:type="simple" xlink:href="#3.3.1.Namespace and ID Space|outline" text:style-name="Internet_20_link" text:visited-style-name="Internet_20_link">Namespace and ID Space<text:tab/>32</text:a></text:p>
          <text:p text:style-name="P15"><text:a xlink:type="simple" xlink:href="#3.3.2.Variable and Functions Defined in zscript|outline" text:style-name="Internet_20_link" text:visited-style-name="Internet_20_link">Variable and Functions Defined in zscript<text:tab/>32</text:a></text:p>
          <text:p text:style-name="P16"><text:a xlink:type="simple" xlink:href="#3.3.2.1.getVariable versus getZScriptVariable|outline" text:style-name="Internet_20_link" text:visited-style-name="Internet_20_link">getVariable versus getZScriptVariable<text:tab/>33</text:a></text:p>
          <text:p text:style-name="P16"><text:a xlink:type="simple" xlink:href="#3.3.2.2.zscript and EL Expressions|outline" text:style-name="Internet_20_link" text:visited-style-name="Internet_20_link">zscript and EL Expressions<text:tab/>34</text:a></text:p>
          <text:p text:style-name="P14"><text:a xlink:type="simple" xlink:href="#3.4.Events|outline" text:style-name="Internet_20_link" text:visited-style-name="Internet_20_link">Events<text:tab/>34</text:a></text:p>
          <text:p text:style-name="P14"><text:a xlink:type="simple" xlink:href="#3.5.Desktops and Event Processing|outline" text:style-name="Internet_20_link" text:visited-style-name="Internet_20_link">Desktops and Event Processing<text:tab/>35</text:a></text:p>
          <text:p text:style-name="P15"><text:a xlink:type="simple" xlink:href="#3.5.1.Desktops and the Creation of Components|outline" text:style-name="Internet_20_link" text:visited-style-name="Internet_20_link">Desktops and the Creation of Components<text:tab/>35</text:a></text:p>
          <text:p text:style-name="P14"><text:a xlink:type="simple" xlink:href="#3.6.ZUML and XML Namespaces|outline" text:style-name="Internet_20_link" text:visited-style-name="Internet_20_link">ZUML and XML Namespaces<text:tab/>35</text:a></text:p>
          <text:p text:style-name="P13">4. The Component Lifecycle<text:tab/>37</text:p>
          <text:p text:style-name="P14"><text:a xlink:type="simple" xlink:href="#4.1.The Lifecycle of Loading Pages|outline" text:style-name="Internet_20_link" text:visited-style-name="Internet_20_link">The Lifecycle of Loading Pages<text:tab/>37</text:a></text:p>
          <text:p text:style-name="P15"><text:a xlink:type="simple" xlink:href="#4.1.1.The Page Initial Phase|outline" text:style-name="Internet_20_link" text:visited-style-name="Internet_20_link">The Page Initial Phase<text:tab/>37</text:a></text:p>
          <text:p text:style-name="P15"><text:a xlink:type="simple" xlink:href="#4.1.2.The Component Creation Phase|outline" text:style-name="Internet_20_link" text:visited-style-name="Internet_20_link">The Component Creation Phase<text:tab/>37</text:a></text:p>
          <text:p text:style-name="P15"><text:a xlink:type="simple" xlink:href="#4.1.3.The Event Processing Phase|outline" text:style-name="Internet_20_link" text:visited-style-name="Internet_20_link">The Event Processing Phase<text:tab/>38</text:a></text:p>
          <text:p text:style-name="P15"><text:a xlink:type="simple" xlink:href="#4.1.4.The Rendering Phase|outline" text:style-name="Internet_20_link" text:visited-style-name="Internet_20_link">The Rendering Phase<text:tab/>38</text:a></text:p>
          <text:p text:style-name="P14"><text:a xlink:type="simple" xlink:href="#4.2.The Lifecycle of Updating Pages|outline" text:style-name="Internet_20_link" text:visited-style-name="Internet_20_link">The Lifecycle of Updating Pages<text:tab/>38</text:a></text:p>
          <text:p text:style-name="P15"><text:a xlink:type="simple" xlink:href="#4.2.1.The Request Processing Phase|outline" text:style-name="Internet_20_link" text:visited-style-name="Internet_20_link">The Request Processing Phase<text:tab/>38</text:a></text:p>
          <text:p text:style-name="P15"><text:a xlink:type="simple" xlink:href="#4.2.2.The Event Processing Phase|outline" text:style-name="Internet_20_link" text:visited-style-name="Internet_20_link">The Event Processing Phase<text:tab/>39</text:a></text:p>
          <text:p text:style-name="P15"><text:a xlink:type="simple" xlink:href="#4.2.3.The Rendering Phase|outline" text:style-name="Internet_20_link" text:visited-style-name="Internet_20_link">The Rendering Phase<text:tab/>39</text:a></text:p>
          <text:p text:style-name="P14"><text:a xlink:type="simple" xlink:href="#4.3.The Molds|outline" text:style-name="Internet_20_link" text:visited-style-name="Internet_20_link">The Molds<text:tab/>39</text:a></text:p>
          <text:p text:style-name="P14"><text:a xlink:type="simple" xlink:href="#4.4.Component Garbage Collection|outline" text:style-name="Internet_20_link" text:visited-style-name="Internet_20_link">Component Garbage Collection<text:tab/>40</text:a></text:p>
          <text:p text:style-name="P13">5. Event Listening and Processing<text:tab/>41</text:p>
          <text:p text:style-name="P14"><text:a xlink:type="simple" xlink:href="#5.1.Add Event Listeners by Markup Languages|outline" text:style-name="Internet_20_link" text:visited-style-name="Internet_20_link">Add Event Listeners by Markup Languages<text:tab/>41</text:a></text:p>
          <text:p text:style-name="P14"><text:a xlink:type="simple" xlink:href="#5.2.Add and Remove Event Listeners by Program|outline" text:style-name="Internet_20_link" text:visited-style-name="Internet_20_link">Add and Remove Event Listeners by Program<text:tab/>41</text:a></text:p>
          <text:p text:style-name="P15"><text:a xlink:type="simple" xlink:href="#5.2.1.Declare a Member|outline" text:style-name="Internet_20_link" text:visited-style-name="Internet_20_link">Declare a Member<text:tab/>41</text:a></text:p>
          <text:p text:style-name="P15"><text:a xlink:type="simple" xlink:href="#5.2.2.Add and Remove Event Listeners Dynamically|outline" text:style-name="Internet_20_link" text:visited-style-name="Internet_20_link">Add and Remove Event Listeners Dynamically<text:tab/>42</text:a></text:p>
          <text:p text:style-name="P15"><text:a xlink:type="simple" xlink:href="#5.2.3.What ASAP Is?|outline" text:style-name="Internet_20_link" text:visited-style-name="Internet_20_link">What ASAP Is?<text:tab/>42</text:a></text:p>
          <text:p text:style-name="P15"><text:a xlink:type="simple" xlink:href="#5.2.4.Add and Remove Event Listeners to Pages Dynamically|outline" text:style-name="Internet_20_link" text:visited-style-name="Internet_20_link">Add and Remove Event Listeners to Pages Dynamically<text:tab/>42</text:a></text:p>
          <text:p text:style-name="P15"><text:a xlink:type="simple" xlink:href="#5.2.5.The Invocation Sequence|outline" text:style-name="Internet_20_link" text:visited-style-name="Internet_20_link">The Invocation Sequence<text:tab/>43</text:a></text:p>
          <text:p text:style-name="P15"><text:a xlink:type="simple" xlink:href="#5.2.6.Abort the Invocation Sequence|outline" text:style-name="Internet_20_link" text:visited-style-name="Internet_20_link">Abort the Invocation Sequence<text:tab/>44</text:a></text:p>
          <text:p text:style-name="P14"><text:a xlink:type="simple" xlink:href="#5.3.Send and Post Events from an Event Listener|outline" text:style-name="Internet_20_link" text:visited-style-name="Internet_20_link">Send and Post Events from an Event Listener<text:tab/>44</text:a></text:p>
          <text:p text:style-name="P15"><text:a xlink:type="simple" xlink:href="#5.3.1.Post Events|outline" text:style-name="Internet_20_link" text:visited-style-name="Internet_20_link">Post Events<text:tab/>44</text:a></text:p>
          <text:p text:style-name="P15"><text:a xlink:type="simple" xlink:href="#5.3.2.Send Events|outline" text:style-name="Internet_20_link" text:visited-style-name="Internet_20_link">Send Events<text:tab/>44</text:a></text:p>
          <text:p text:style-name="P14"><text:a xlink:type="simple" xlink:href="#5.4.Thread Model|outline" text:style-name="Internet_20_link" text:visited-style-name="Internet_20_link">Thread Model<text:tab/>44</text:a></text:p>
          <text:p text:style-name="P15"><text:a xlink:type="simple" xlink:href="#5.4.1.Suspend and Resume|outline" text:style-name="Internet_20_link" text:visited-style-name="Internet_20_link">Suspend and Resume<text:tab/>44</text:a></text:p>
          <text:p text:style-name="P15"><text:a xlink:type="simple" xlink:href="#5.4.2.Long Operations|outline" text:style-name="Internet_20_link" text:visited-style-name="Internet_20_link">Long Operations<text:tab/>45</text:a></text:p>
          <text:p text:style-name="P16"><text:a xlink:type="simple" xlink:href="#5.4.2.1.Example: A Working Thread Generates Labels Asynchronously|outline" text:style-name="Internet_20_link" text:visited-style-name="Internet_20_link">Example: A Working Thread Generates Labels Asynchronously<text:tab/>46</text:a></text:p>
          <text:p text:style-name="P16"><text:a xlink:type="simple" xlink:href="#5.4.2.2.Another Implementation: No Suspend and Resume|outline" text:style-name="Internet_20_link" text:visited-style-name="Internet_20_link">Another Implementation: No Suspend and Resume<text:tab/>47</text:a></text:p>
          <text:p text:style-name="P14"><text:a xlink:type="simple" xlink:href="#5.5.Initialization and Cleanup of Event Processing Thread|outline" text:style-name="Internet_20_link" text:visited-style-name="Internet_20_link">Initialization and Cleanup of Event Processing Thread<text:tab/>48</text:a></text:p>
          <text:p text:style-name="P15"><text:a xlink:type="simple" xlink:href="#5.5.1.Initialization Before Processing Each Event|outline" text:style-name="Internet_20_link" text:visited-style-name="Internet_20_link">Initialization Before Processing Each Event<text:tab/>48</text:a></text:p>
          <text:p text:style-name="P15"><text:a xlink:type="simple" xlink:href="#5.5.2.Cleanup After Processed Each Event|outline" text:style-name="Internet_20_link" text:visited-style-name="Internet_20_link">Cleanup After Processed Each Event<text:tab/>49</text:a></text:p>
          <text:p text:style-name="P13">6. The ZK User Interface Markup Language<text:tab/>51</text:p>
          <text:p text:style-name="P14"><text:a xlink:type="simple" xlink:href="#6.1.XML|outline" text:style-name="Internet_20_link" text:visited-style-name="Internet_20_link">XML<text:tab/>51</text:a></text:p>
          <text:p text:style-name="P15"><text:a xlink:type="simple" xlink:href="#6.1.1.Elements Must Be Well-formed|outline" text:style-name="Internet_20_link" text:visited-style-name="Internet_20_link">Elements Must Be Well-formed<text:tab/>51</text:a></text:p>
          <text:p text:style-name="P15"><text:a xlink:type="simple" xlink:href="#6.1.2.Special Character Must Be Replaced|outline" text:style-name="Internet_20_link" text:visited-style-name="Internet_20_link">Special Character Must Be Replaced<text:tab/>52</text:a></text:p>
          <text:p text:style-name="P15"><text:a xlink:type="simple" xlink:href="#6.1.3.Attribute Values Must Be Specified and Quoted|outline" text:style-name="Internet_20_link" text:visited-style-name="Internet_20_link">Attribute Values Must Be Specified and Quoted<text:tab/>52</text:a></text:p>
          <text:p text:style-name="P15"><text:a xlink:type="simple" xlink:href="#6.1.4.Comments|outline" text:style-name="Internet_20_link" text:visited-style-name="Internet_20_link">Comments<text:tab/>52</text:a></text:p>
          <text:p text:style-name="P15"><text:a xlink:type="simple" xlink:href="#6.1.5.Character Encoding|outline" text:style-name="Internet_20_link" text:visited-style-name="Internet_20_link">Character Encoding<text:tab/>52</text:a></text:p>
          <text:p text:style-name="P15"><text:a xlink:type="simple" xlink:href="#6.1.6.Namespace|outline" text:style-name="Internet_20_link" text:visited-style-name="Internet_20_link">Namespace<text:tab/>53</text:a></text:p>
          <text:p text:style-name="P16"><text:a xlink:type="simple" xlink:href="#6.1.6.1.Auto-completion with Schema|outline" text:style-name="Internet_20_link" text:visited-style-name="Internet_20_link">Auto-completion with Schema<text:tab/>54</text:a></text:p>
          <text:p text:style-name="P14"><text:a xlink:type="simple" xlink:href="#6.2.Conditional Evaluation|outline" text:style-name="Internet_20_link" text:visited-style-name="Internet_20_link">Conditional Evaluation<text:tab/>54</text:a></text:p>
          <text:p text:style-name="P14"><text:a xlink:type="simple" xlink:href="#6.3.Iterative Evaluation|outline" text:style-name="Internet_20_link" text:visited-style-name="Internet_20_link">Iterative Evaluation<text:tab/>54</text:a></text:p>
          <text:p text:style-name="P15"><text:a xlink:type="simple" xlink:href="#6.3.1.The each Variable|outline" text:style-name="Internet_20_link" text:visited-style-name="Internet_20_link">The each Variable<text:tab/>55</text:a></text:p>
          <text:p text:style-name="P15"><text:a xlink:type="simple" xlink:href="#6.3.2.The forEachStatus Variable|outline" text:style-name="Internet_20_link" text:visited-style-name="Internet_20_link">The forEachStatus Variable<text:tab/>55</text:a></text:p>
          <text:p text:style-name="P15"><text:a xlink:type="simple" xlink:href="#6.3.3.How to Use each and forEachStatus Variables in Event Listeners|outline" text:style-name="Internet_20_link" text:visited-style-name="Internet_20_link">How to Use each and forEachStatus Variables in Event Listeners<text:tab/>56</text:a></text:p>
          <text:p text:style-name="P16"><text:a xlink:type="simple" xlink:href="#6.3.3.1.A Solution: custom-attributes|outline" text:style-name="Internet_20_link" text:visited-style-name="Internet_20_link">A Solution: custom-attributes<text:tab/>56</text:a></text:p>
          <text:p text:style-name="P14"><text:a xlink:type="simple" xlink:href="#6.4.Implicit Objects|outline" text:style-name="Internet_20_link" text:visited-style-name="Internet_20_link">Implicit Objects<text:tab/>57</text:a></text:p>
          <text:p text:style-name="P15"><text:a xlink:type="simple" xlink:href="#6.4.1.List of Implicit Objects|outline" text:style-name="Internet_20_link" text:visited-style-name="Internet_20_link">List of Implicit Objects<text:tab/>57</text:a></text:p>
          <text:p text:style-name="P15"><text:a xlink:type="simple" xlink:href="#6.4.2.Information about Request and Execution|outline" text:style-name="Internet_20_link" text:visited-style-name="Internet_20_link">Information about Request and Execution<text:tab/>59</text:a></text:p>
          <text:p text:style-name="P14"><text:a xlink:type="simple" xlink:href="#6.5.Processing Instructions|outline" text:style-name="Internet_20_link" text:visited-style-name="Internet_20_link">Processing Instructions<text:tab/>59</text:a></text:p>
          <text:p text:style-name="P15"><text:a xlink:type="simple" xlink:href="#6.5.1.The page Directive|outline" text:style-name="Internet_20_link" text:visited-style-name="Internet_20_link">The page Directive<text:tab/>59</text:a></text:p>
          <text:p text:style-name="P15"><text:a xlink:type="simple" xlink:href="#6.5.2.The component Directive|outline" text:style-name="Internet_20_link" text:visited-style-name="Internet_20_link">The component Directive<text:tab/>60</text:a></text:p>
          <text:p text:style-name="P16"><text:a xlink:type="simple" xlink:href="#6.5.2.1.The by-macro Format|outline" text:style-name="Internet_20_link" text:visited-style-name="Internet_20_link">The by-macro Format<text:tab/>61</text:a></text:p>
          <text:p text:style-name="P16"><text:a xlink:type="simple" xlink:href="#6.5.2.2.The by-class Format|outline" text:style-name="Internet_20_link" text:visited-style-name="Internet_20_link">The by-class Format<text:tab/>61</text:a></text:p>
          <text:p text:style-name="P15"><text:a xlink:type="simple" xlink:href="#6.5.3.The init Directive|outline" text:style-name="Internet_20_link" text:visited-style-name="Internet_20_link">The init Directive<text:tab/>63</text:a></text:p>
          <text:p text:style-name="P15"><text:a xlink:type="simple" xlink:href="#6.5.4.The variable-resolver Directive|outline" text:style-name="Internet_20_link" text:visited-style-name="Internet_20_link">The variable-resolver Directive<text:tab/>64</text:a></text:p>
          <text:p text:style-name="P15"><text:a xlink:type="simple" xlink:href="#6.5.5.The import Directive|outline" text:style-name="Internet_20_link" text:visited-style-name="Internet_20_link">The import Directive<text:tab/>65</text:a></text:p>
          <text:p text:style-name="P15"><text:a xlink:type="simple" xlink:href="#6.5.6.The link and meta Directives|outline" text:style-name="Internet_20_link" text:visited-style-name="Internet_20_link">The link and meta Directives<text:tab/>65</text:a></text:p>
          <text:p text:style-name="P14"><text:a xlink:type="simple" xlink:href="#6.6.ZK Attributes|outline" text:style-name="Internet_20_link" text:visited-style-name="Internet_20_link">ZK Attributes<text:tab/>66</text:a></text:p>
          <text:p text:style-name="P15"><text:a xlink:type="simple" xlink:href="#6.6.1.The use Attribute|outline" text:style-name="Internet_20_link" text:visited-style-name="Internet_20_link">The use Attribute<text:tab/>66</text:a></text:p>
          <text:p text:style-name="P15"><text:a xlink:type="simple" xlink:href="#6.6.2.The if Attribute|outline" text:style-name="Internet_20_link" text:visited-style-name="Internet_20_link">The if Attribute<text:tab/>66</text:a></text:p>
          <text:p text:style-name="P15"><text:a xlink:type="simple" xlink:href="#6.6.3.The unless Attribute|outline" text:style-name="Internet_20_link" text:visited-style-name="Internet_20_link">The unless Attribute<text:tab/>66</text:a></text:p>
          <text:p text:style-name="P15"><text:a xlink:type="simple" xlink:href="#6.6.4.The forEach Attribute|outline" text:style-name="Internet_20_link" text:visited-style-name="Internet_20_link">The forEach Attribute<text:tab/>66</text:a></text:p>
          <text:p text:style-name="P15"><text:a xlink:type="simple" xlink:href="#6.6.5.The forEachBegin Attribute|outline" text:style-name="Internet_20_link" text:visited-style-name="Internet_20_link">The forEachBegin Attribute<text:tab/>66</text:a></text:p>
          <text:p text:style-name="P15"><text:a xlink:type="simple" xlink:href="#6.6.6.The forEachEnd Attribute|outline" text:style-name="Internet_20_link" text:visited-style-name="Internet_20_link">The forEachEnd Attribute<text:tab/>67</text:a></text:p>
          <text:p text:style-name="P14"><text:a xlink:type="simple" xlink:href="#6.7.ZK Elements|outline" text:style-name="Internet_20_link" text:visited-style-name="Internet_20_link">ZK Elements<text:tab/>67</text:a></text:p>
          <text:p text:style-name="P15"><text:a xlink:type="simple" xlink:href="#6.7.1.The zk Element|outline" text:style-name="Internet_20_link" text:visited-style-name="Internet_20_link">The zk Element<text:tab/>67</text:a></text:p>
          <text:p text:style-name="P16"><text:a xlink:type="simple" xlink:href="#6.7.1.1.Multiple Root Elements in a Page|outline" text:style-name="Internet_20_link" text:visited-style-name="Internet_20_link">Multiple Root Elements in a Page<text:tab/>67</text:a></text:p>
          <text:p text:style-name="P16"><text:a xlink:type="simple" xlink:href="#6.7.1.2.Iteration Over Versatile Components|outline" text:style-name="Internet_20_link" text:visited-style-name="Internet_20_link">Iteration Over Versatile Components<text:tab/>68</text:a></text:p>
          <text:p text:style-name="P15"><text:a xlink:type="simple" xlink:href="#6.7.2.The zscript Element|outline" text:style-name="Internet_20_link" text:visited-style-name="Internet_20_link">The zscript Element<text:tab/>68</text:a></text:p>
          <text:p text:style-name="P16"><text:a xlink:type="simple" xlink:href="#6.7.2.1.How to Select a Different Scripting Language|outline" text:style-name="Internet_20_link" text:visited-style-name="Internet_20_link">How to Select a Different Scripting Language<text:tab/>69</text:a></text:p>
          <text:p text:style-name="P16"><text:a xlink:type="simple" xlink:href="#6.7.2.2.How to Support More Scripting Languages|outline" text:style-name="Internet_20_link" text:visited-style-name="Internet_20_link">How to Support More Scripting Languages<text:tab/>69</text:a></text:p>
          <text:p text:style-name="P15"><text:a xlink:type="simple" xlink:href="#6.7.3.The attribute Element|outline" text:style-name="Internet_20_link" text:visited-style-name="Internet_20_link">The attribute Element<text:tab/>70</text:a></text:p>
          <text:p text:style-name="P15"><text:a xlink:type="simple" xlink:href="#6.7.4.The custom-attributes element|outline" text:style-name="Internet_20_link" text:visited-style-name="Internet_20_link">The custom-attributes element<text:tab/>70</text:a></text:p>
          <text:p text:style-name="P14"><text:a xlink:type="simple" xlink:href="#6.8.Component Sets and XML Namespaces|outline" text:style-name="Internet_20_link" text:visited-style-name="Internet_20_link">Component Sets and XML Namespaces<text:tab/>72</text:a></text:p>
          <text:p text:style-name="P15"><text:a xlink:type="simple" xlink:href="#6.8.1.Standard Namespaces|outline" text:style-name="Internet_20_link" text:visited-style-name="Internet_20_link">Standard Namespaces<text:tab/>72</text:a></text:p>
          <text:p text:style-name="P13">7. ZUML with the XUL Component Set<text:tab/>74</text:p>
          <text:p text:style-name="P14"><text:a xlink:type="simple" xlink:href="#7.1.Basic Components|outline" text:style-name="Internet_20_link" text:visited-style-name="Internet_20_link">Basic Components<text:tab/>74</text:a></text:p>
          <text:p text:style-name="P15"><text:a xlink:type="simple" xlink:href="#7.1.1.Label|outline" text:style-name="Internet_20_link" text:visited-style-name="Internet_20_link">Label<text:tab/>74</text:a></text:p>
          <text:p text:style-name="P16"><text:a xlink:type="simple" xlink:href="#7.1.1.1.The pre, hyphen, maxlength and multiline Properties|outline" text:style-name="Internet_20_link" text:visited-style-name="Internet_20_link">The pre, hyphen, maxlength and multiline Properties<text:tab/>74</text:a></text:p>
          <text:p text:style-name="P15"><text:a xlink:type="simple" xlink:href="#7.1.2.Buttons|outline" text:style-name="Internet_20_link" text:visited-style-name="Internet_20_link">Buttons<text:tab/>75</text:a></text:p>
          <text:p text:style-name="P16"><text:a xlink:type="simple" xlink:href="#7.1.2.1.The onClick Event and href Property|outline" text:style-name="Internet_20_link" text:visited-style-name="Internet_20_link">The onClick Event and href Property<text:tab/>75</text:a></text:p>
          <text:p text:style-name="P16"><text:a xlink:type="simple" xlink:href="#7.1.2.2.The sendRedirect Method of the org.zkoss.zk.ui.Execution Interface|outline" text:style-name="Internet_20_link" text:visited-style-name="Internet_20_link">The sendRedirect Method of the org.zkoss.zk.ui.Execution Interface<text:tab/>75</text:a></text:p>
          <text:p text:style-name="P15"><text:a xlink:type="simple" xlink:href="#7.1.3.Radio and Radio Group|outline" text:style-name="Internet_20_link" text:visited-style-name="Internet_20_link">Radio and Radio Group<text:tab/>76</text:a></text:p>
          <text:p text:style-name="P16"><text:a xlink:type="simple" xlink:href="#7.1.3.1.Versatile Layouts|outline" text:style-name="Internet_20_link" text:visited-style-name="Internet_20_link">Versatile Layouts<text:tab/>76</text:a></text:p>
          <text:p text:style-name="P15"><text:a xlink:type="simple" xlink:href="#7.1.4.Image|outline" text:style-name="Internet_20_link" text:visited-style-name="Internet_20_link">Image<text:tab/>77</text:a></text:p>
          <text:p text:style-name="P16"><text:a xlink:type="simple" xlink:href="#7.1.4.1.Locale Dependent Image|outline" text:style-name="Internet_20_link" text:visited-style-name="Internet_20_link">Locale Dependent Image<text:tab/>77</text:a></text:p>
          <text:p text:style-name="P15"><text:a xlink:type="simple" xlink:href="#7.1.5.Imagemap|outline" text:style-name="Internet_20_link" text:visited-style-name="Internet_20_link">Imagemap<text:tab/>78</text:a></text:p>
          <text:p text:style-name="P16"><text:a xlink:type="simple" xlink:href="#7.1.5.1.Area|outline" text:style-name="Internet_20_link" text:visited-style-name="Internet_20_link">Area<text:tab/>79</text:a></text:p>
          <text:p text:style-name="P16"><text:a xlink:type="simple" xlink:href="#7.1.5.2.The shape Property|outline" text:style-name="Internet_20_link" text:visited-style-name="Internet_20_link">The shape Property<text:tab/>79</text:a></text:p>
          <text:p text:style-name="P15"><text:a xlink:type="simple" xlink:href="#7.1.6.Audio|outline" text:style-name="Internet_20_link" text:visited-style-name="Internet_20_link">Audio<text:tab/>80</text:a></text:p>
          <text:p text:style-name="P15"><text:a xlink:type="simple" xlink:href="#7.1.7.Input Controls|outline" text:style-name="Internet_20_link" text:visited-style-name="Internet_20_link">Input Controls<text:tab/>80</text:a></text:p>
          <text:p text:style-name="P16"><text:a xlink:type="simple" xlink:href="#7.1.7.1.The type Property|outline" text:style-name="Internet_20_link" text:visited-style-name="Internet_20_link">The type Property<text:tab/>80</text:a></text:p>
          <text:p text:style-name="P16"><text:a xlink:type="simple" xlink:href="#7.1.7.2.The format Property|outline" text:style-name="Internet_20_link" text:visited-style-name="Internet_20_link">The format Property<text:tab/>81</text:a></text:p>
          <text:p text:style-name="P16"><text:a xlink:type="simple" xlink:href="#7.1.7.3.Constraints|outline" text:style-name="Internet_20_link" text:visited-style-name="Internet_20_link">Constraints<text:tab/>81</text:a></text:p>
          <text:p text:style-name="P16"><text:a xlink:type="simple" xlink:href="#7.1.7.4.Customized Constraints|outline" text:style-name="Internet_20_link" text:visited-style-name="Internet_20_link">Customized Constraints<text:tab/>82</text:a></text:p>
          <text:p text:style-name="P16"><text:a xlink:type="simple" xlink:href="#7.1.7.5.org.zkoss.zk.ui.WrongValueException|outline" text:style-name="Internet_20_link" text:visited-style-name="Internet_20_link">org.zkoss.zk.ui.WrongValueException<text:tab/>82</text:a></text:p>
          <text:p text:style-name="P16"><text:a xlink:type="simple" xlink:href="#7.1.7.6.The onChange Event|outline" text:style-name="Internet_20_link" text:visited-style-name="Internet_20_link">The onChange Event<text:tab/>83</text:a></text:p>
          <text:p text:style-name="P16"><text:a xlink:type="simple" xlink:href="#7.1.7.7.The onChanging event|outline" text:style-name="Internet_20_link" text:visited-style-name="Internet_20_link">The onChanging event<text:tab/>83</text:a></text:p>
          <text:p text:style-name="P15"><text:a xlink:type="simple" xlink:href="#7.1.8.Calendar|outline" text:style-name="Internet_20_link" text:visited-style-name="Internet_20_link">Calendar<text:tab/>83</text:a></text:p>
          <text:p text:style-name="P16"><text:a xlink:type="simple" xlink:href="#7.1.8.1.The value Property and the onChange Event|outline" text:style-name="Internet_20_link" text:visited-style-name="Internet_20_link">The value Property and the onChange Event<text:tab/>84</text:a></text:p>
          <text:p text:style-name="P16"><text:a xlink:type="simple" xlink:href="#7.1.8.2.The compact Property|outline" text:style-name="Internet_20_link" text:visited-style-name="Internet_20_link">The compact Property<text:tab/>84</text:a></text:p>
          <text:p text:style-name="P15"><text:a xlink:type="simple" xlink:href="#7.1.9.Progressmeter|outline" text:style-name="Internet_20_link" text:visited-style-name="Internet_20_link">Progressmeter<text:tab/>84</text:a></text:p>
          <text:p text:style-name="P15"><text:a xlink:type="simple" xlink:href="#7.1.10.Slider|outline" text:style-name="Internet_20_link" text:visited-style-name="Internet_20_link">Slider<text:tab/>84</text:a></text:p>
          <text:p text:style-name="P15"><text:a xlink:type="simple" xlink:href="#7.1.11.Timer|outline" text:style-name="Internet_20_link" text:visited-style-name="Internet_20_link">Timer<text:tab/>84</text:a></text:p>
          <text:p text:style-name="P15"><text:a xlink:type="simple" xlink:href="#7.1.12.Paging|outline" text:style-name="Internet_20_link" text:visited-style-name="Internet_20_link">Paging<text:tab/>85</text:a></text:p>
          <text:p text:style-name="P16"><text:a xlink:type="simple" xlink:href="#7.1.12.1.Paging with List Boxes and Grids|outline" text:style-name="Internet_20_link" text:visited-style-name="Internet_20_link">Paging with List Boxes and Grids<text:tab/>85</text:a></text:p>
          <text:p text:style-name="P14"><text:a xlink:type="simple" xlink:href="#7.2.Windows|outline" text:style-name="Internet_20_link" text:visited-style-name="Internet_20_link">Windows<text:tab/>85</text:a></text:p>
          <text:p text:style-name="P15"><text:a xlink:type="simple" xlink:href="#7.2.1.Titles and Captions|outline" text:style-name="Internet_20_link" text:visited-style-name="Internet_20_link">Titles and Captions<text:tab/>86</text:a></text:p>
          <text:p text:style-name="P15"><text:a xlink:type="simple" xlink:href="#7.2.2.The closable Property|outline" text:style-name="Internet_20_link" text:visited-style-name="Internet_20_link">The closable Property<text:tab/>86</text:a></text:p>
          <text:p text:style-name="P15"><text:a xlink:type="simple" xlink:href="#7.2.3.The sizable Property|outline" text:style-name="Internet_20_link" text:visited-style-name="Internet_20_link">The sizable Property<text:tab/>87</text:a></text:p>
          <text:p text:style-name="P16"><text:a xlink:type="simple" xlink:href="#7.2.3.1.The onSize Event|outline" text:style-name="Internet_20_link" text:visited-style-name="Internet_20_link">The onSize Event<text:tab/>87</text:a></text:p>
          <text:p text:style-name="P15"><text:a xlink:type="simple" xlink:href="#7.2.4.Borders|outline" text:style-name="Internet_20_link" text:visited-style-name="Internet_20_link">Borders<text:tab/>87</text:a></text:p>
          <text:p text:style-name="P15"><text:a xlink:type="simple" xlink:href="#7.2.5.Overlapped, Popup, Modal and Embedded|outline" text:style-name="Internet_20_link" text:visited-style-name="Internet_20_link">Overlapped, Popup, Modal and Embedded<text:tab/>87</text:a></text:p>
          <text:p text:style-name="P16"><text:a xlink:type="simple" xlink:href="#7.2.5.1.Embedded|outline" text:style-name="Internet_20_link" text:visited-style-name="Internet_20_link">Embedded<text:tab/>88</text:a></text:p>
          <text:p text:style-name="P16"><text:a xlink:type="simple" xlink:href="#7.2.5.2.Overlapped|outline" text:style-name="Internet_20_link" text:visited-style-name="Internet_20_link">Overlapped<text:tab/>88</text:a></text:p>
          <text:p text:style-name="P16"><text:a xlink:type="simple" xlink:href="#7.2.5.3.Popup|outline" text:style-name="Internet_20_link" text:visited-style-name="Internet_20_link">Popup<text:tab/>88</text:a></text:p>
          <text:p text:style-name="P16"><text:a xlink:type="simple" xlink:href="#7.2.5.4.Modal|outline" text:style-name="Internet_20_link" text:visited-style-name="Internet_20_link">Modal<text:tab/>88</text:a></text:p>
          <text:p text:style-name="P16"><text:a xlink:type="simple" xlink:href="#7.2.5.5.Modal Windows and Event Listeners|outline" text:style-name="Internet_20_link" text:visited-style-name="Internet_20_link">Modal Windows and Event Listeners<text:tab/>88</text:a></text:p>
          <text:p text:style-name="P15"><text:a xlink:type="simple" xlink:href="#7.2.6.Common Dialogs|outline" text:style-name="Internet_20_link" text:visited-style-name="Internet_20_link">Common Dialogs<text:tab/>90</text:a></text:p>
          <text:p text:style-name="P16"><text:a xlink:type="simple" xlink:href="#7.2.6.1.The org.zkoss.zul.Messagebox Class|outline" text:style-name="Internet_20_link" text:visited-style-name="Internet_20_link">The org.zkoss.zul.Messagebox Class<text:tab/>90</text:a></text:p>
          <text:p text:style-name="P16"><text:a xlink:type="simple" xlink:href="#7.2.6.2.The org.zkoss.zul.Fileupload Class|outline" text:style-name="Internet_20_link" text:visited-style-name="Internet_20_link">The org.zkoss.zul.Fileupload Class<text:tab/>90</text:a></text:p>
          <text:p text:style-name="P14"><text:a xlink:type="simple" xlink:href="#7.3.The Box Model|outline" text:style-name="Internet_20_link" text:visited-style-name="Internet_20_link">The Box Model<text:tab/>91</text:a></text:p>
          <text:p text:style-name="P15"><text:a xlink:type="simple" xlink:href="#7.3.1.The spacing Property|outline" text:style-name="Internet_20_link" text:visited-style-name="Internet_20_link">The spacing Property<text:tab/>92</text:a></text:p>
          <text:p text:style-name="P15"><text:a xlink:type="simple" xlink:href="#7.3.2.Splitters|outline" text:style-name="Internet_20_link" text:visited-style-name="Internet_20_link">Splitters<text:tab/>93</text:a></text:p>
          <text:p text:style-name="P16"><text:a xlink:type="simple" xlink:href="#7.3.2.1.The collapse Property|outline" text:style-name="Internet_20_link" text:visited-style-name="Internet_20_link">The collapse Property<text:tab/>93</text:a></text:p>
          <text:p text:style-name="P16"><text:a xlink:type="simple" xlink:href="#7.3.2.2.The open Property|outline" text:style-name="Internet_20_link" text:visited-style-name="Internet_20_link">The open Property<text:tab/>94</text:a></text:p>
          <text:p text:style-name="P16"><text:a xlink:type="simple" xlink:href="#7.3.2.3.The onOpen Event|outline" text:style-name="Internet_20_link" text:visited-style-name="Internet_20_link">The onOpen Event<text:tab/>94</text:a></text:p>
          <text:p text:style-name="P14"><text:a xlink:type="simple" xlink:href="#7.4.Tab Boxes|outline" text:style-name="Internet_20_link" text:visited-style-name="Internet_20_link">Tab Boxes<text:tab/>94</text:a></text:p>
          <text:p text:style-name="P15"><text:a xlink:type="simple" xlink:href="#7.4.1.Nested Tab Boxes|outline" text:style-name="Internet_20_link" text:visited-style-name="Internet_20_link">Nested Tab Boxes<text:tab/>95</text:a></text:p>
          <text:p text:style-name="P15"><text:a xlink:type="simple" xlink:href="#7.4.2.The Accordion Tab Boxes|outline" text:style-name="Internet_20_link" text:visited-style-name="Internet_20_link">The Accordion Tab Boxes<text:tab/>95</text:a></text:p>
          <text:p text:style-name="P15"><text:a xlink:type="simple" xlink:href="#7.4.3.The orient Property|outline" text:style-name="Internet_20_link" text:visited-style-name="Internet_20_link">The orient Property<text:tab/>96</text:a></text:p>
          <text:p text:style-name="P15"><text:a xlink:type="simple" xlink:href="#7.4.4.The closable Property|outline" text:style-name="Internet_20_link" text:visited-style-name="Internet_20_link">The closable Property<text:tab/>96</text:a></text:p>
          <text:p text:style-name="P15"><text:a xlink:type="simple" xlink:href="#7.4.5.Create-on-Select for Tab Panels|outline" text:style-name="Internet_20_link" text:visited-style-name="Internet_20_link">Create-on-Select for Tab Panels<text:tab/>96</text:a></text:p>
          <text:p text:style-name="P14"><text:a xlink:type="simple" xlink:href="#7.5.Grids|outline" text:style-name="Internet_20_link" text:visited-style-name="Internet_20_link">Grids<text:tab/>97</text:a></text:p>
          <text:p text:style-name="P15"><text:a xlink:type="simple" xlink:href="#7.5.1.Scrollable Grid|outline" text:style-name="Internet_20_link" text:visited-style-name="Internet_20_link">Scrollable Grid<text:tab/>98</text:a></text:p>
          <text:p text:style-name="P15"><text:a xlink:type="simple" xlink:href="#7.5.2.Sizable Columns|outline" text:style-name="Internet_20_link" text:visited-style-name="Internet_20_link">Sizable Columns<text:tab/>99</text:a></text:p>
          <text:p text:style-name="P16"><text:a xlink:type="simple" xlink:href="#7.5.2.1.The onColSize Event|outline" text:style-name="Internet_20_link" text:visited-style-name="Internet_20_link">The onColSize Event<text:tab/>99</text:a></text:p>
          <text:p text:style-name="P15"><text:a xlink:type="simple" xlink:href="#7.5.3.Grids with Paging|outline" text:style-name="Internet_20_link" text:visited-style-name="Internet_20_link">Grids with Paging<text:tab/>99</text:a></text:p>
          <text:p text:style-name="P16"><text:a xlink:type="simple" xlink:href="#7.5.3.1.The pageSize Property|outline" text:style-name="Internet_20_link" text:visited-style-name="Internet_20_link">The pageSize Property<text:tab/>100</text:a></text:p>
          <text:p text:style-name="P16"><text:a xlink:type="simple" xlink:href="#7.5.3.2.The paginal Property|outline" text:style-name="Internet_20_link" text:visited-style-name="Internet_20_link">The paginal Property<text:tab/>100</text:a></text:p>
          <text:p text:style-name="P16"><text:a xlink:type="simple" xlink:href="#7.5.3.3.The paging Property|outline" text:style-name="Internet_20_link" text:visited-style-name="Internet_20_link">The paging Property<text:tab/>102</text:a></text:p>
          <text:p text:style-name="P16"><text:a xlink:type="simple" xlink:href="#7.5.3.4.The onPaging Event and Method|outline" text:style-name="Internet_20_link" text:visited-style-name="Internet_20_link">The onPaging Event and Method<text:tab/>102</text:a></text:p>
          <text:p text:style-name="P15"><text:a xlink:type="simple" xlink:href="#7.5.4.Sorting|outline" text:style-name="Internet_20_link" text:visited-style-name="Internet_20_link">Sorting<text:tab/>102</text:a></text:p>
          <text:p text:style-name="P16"><text:a xlink:type="simple" xlink:href="#7.5.4.1.The sortDirection Property|outline" text:style-name="Internet_20_link" text:visited-style-name="Internet_20_link">The sortDirection Property<text:tab/>103</text:a></text:p>
          <text:p text:style-name="P16"><text:a xlink:type="simple" xlink:href="#7.5.4.2.The onSort Event|outline" text:style-name="Internet_20_link" text:visited-style-name="Internet_20_link">The onSort Event<text:tab/>103</text:a></text:p>
          <text:p text:style-name="P16"><text:a xlink:type="simple" xlink:href="#7.5.4.3.The sort Method|outline" text:style-name="Internet_20_link" text:visited-style-name="Internet_20_link">The sort Method<text:tab/>103</text:a></text:p>
          <text:p text:style-name="P15"><text:a xlink:type="simple" xlink:href="#7.5.5.Special Properties|outline" text:style-name="Internet_20_link" text:visited-style-name="Internet_20_link">Special Properties<text:tab/>104</text:a></text:p>
          <text:p text:style-name="P16"><text:a xlink:type="simple" xlink:href="#7.5.5.1.The spans Property|outline" text:style-name="Internet_20_link" text:visited-style-name="Internet_20_link">The spans Property<text:tab/>104</text:a></text:p>
          <text:p text:style-name="P14"><text:a xlink:type="simple" xlink:href="#7.6.More Layout Components|outline" text:style-name="Internet_20_link" text:visited-style-name="Internet_20_link">More Layout Components<text:tab/>105</text:a></text:p>
          <text:p text:style-name="P15"><text:a xlink:type="simple" xlink:href="#7.6.1.Separators and Spaces|outline" text:style-name="Internet_20_link" text:visited-style-name="Internet_20_link">Separators and Spaces<text:tab/>105</text:a></text:p>
          <text:p text:style-name="P15"><text:a xlink:type="simple" xlink:href="#7.6.2.Group boxes|outline" text:style-name="Internet_20_link" text:visited-style-name="Internet_20_link">Group boxes<text:tab/>105</text:a></text:p>
          <text:p text:style-name="P15"><text:a xlink:type="simple" xlink:href="#7.6.3.Toolbars|outline" text:style-name="Internet_20_link" text:visited-style-name="Internet_20_link">Toolbars<text:tab/>106</text:a></text:p>
          <text:p text:style-name="P14"><text:a xlink:type="simple" xlink:href="#7.7.Menu bars|outline" text:style-name="Internet_20_link" text:visited-style-name="Internet_20_link">Menu bars<text:tab/>106</text:a></text:p>
          <text:p text:style-name="P15"><text:a xlink:type="simple" xlink:href="#7.7.1.Execute a Menu Command|outline" text:style-name="Internet_20_link" text:visited-style-name="Internet_20_link">Execute a Menu Command<text:tab/>107</text:a></text:p>
          <text:p text:style-name="P15"><text:a xlink:type="simple" xlink:href="#7.7.2.Use Menu Items as Check Boxes|outline" text:style-name="Internet_20_link" text:visited-style-name="Internet_20_link">Use Menu Items as Check Boxes<text:tab/>108</text:a></text:p>
          <text:p text:style-name="P15"><text:a xlink:type="simple" xlink:href="#7.7.3.The autodrop Property|outline" text:style-name="Internet_20_link" text:visited-style-name="Internet_20_link">The autodrop Property<text:tab/>108</text:a></text:p>
          <text:p text:style-name="P15"><text:a xlink:type="simple" xlink:href="#7.7.4.More Menu Features|outline" text:style-name="Internet_20_link" text:visited-style-name="Internet_20_link">More Menu Features<text:tab/>108</text:a></text:p>
          <text:p text:style-name="P14"><text:a xlink:type="simple" xlink:href="#7.8.Context Menu|outline" text:style-name="Internet_20_link" text:visited-style-name="Internet_20_link">Context Menu<text:tab/>108</text:a></text:p>
          <text:p text:style-name="P15"><text:a xlink:type="simple" xlink:href="#7.8.1.Customizable Tooltip and Popup Menus|outline" text:style-name="Internet_20_link" text:visited-style-name="Internet_20_link">Customizable Tooltip and Popup Menus<text:tab/>109</text:a></text:p>
          <text:p text:style-name="P15"><text:a xlink:type="simple" xlink:href="#7.8.2.The onOpen Event|outline" text:style-name="Internet_20_link" text:visited-style-name="Internet_20_link">The onOpen Event<text:tab/>110</text:a></text:p>
          <text:p text:style-name="P14"><text:a xlink:type="simple" xlink:href="#7.9.List Boxes|outline" text:style-name="Internet_20_link" text:visited-style-name="Internet_20_link">List Boxes<text:tab/>111</text:a></text:p>
          <text:p text:style-name="P15"><text:a xlink:type="simple" xlink:href="#7.9.1.Multi-Column List Boxes|outline" text:style-name="Internet_20_link" text:visited-style-name="Internet_20_link">Multi-Column List Boxes<text:tab/>111</text:a></text:p>
          <text:p text:style-name="P15"><text:a xlink:type="simple" xlink:href="#7.9.2.Column Headers|outline" text:style-name="Internet_20_link" text:visited-style-name="Internet_20_link">Column Headers<text:tab/>112</text:a></text:p>
          <text:p text:style-name="P15"><text:a xlink:type="simple" xlink:href="#7.9.3.Column Footers|outline" text:style-name="Internet_20_link" text:visited-style-name="Internet_20_link">Column Footers<text:tab/>112</text:a></text:p>
          <text:p text:style-name="P15"><text:a xlink:type="simple" xlink:href="#7.9.4.Drop-Down List|outline" text:style-name="Internet_20_link" text:visited-style-name="Internet_20_link">Drop-Down List<text:tab/>113</text:a></text:p>
          <text:p text:style-name="P15"><text:a xlink:type="simple" xlink:href="#7.9.5.Multiple Selection|outline" text:style-name="Internet_20_link" text:visited-style-name="Internet_20_link">Multiple Selection<text:tab/>113</text:a></text:p>
          <text:p text:style-name="P15"><text:a xlink:type="simple" xlink:href="#7.9.6.Scrollable List Boxes|outline" text:style-name="Internet_20_link" text:visited-style-name="Internet_20_link">Scrollable List Boxes<text:tab/>113</text:a></text:p>
          <text:p text:style-name="P16"><text:a xlink:type="simple" xlink:href="#7.9.6.1.The rows Property|outline" text:style-name="Internet_20_link" text:visited-style-name="Internet_20_link">The rows Property<text:tab/>114</text:a></text:p>
          <text:p text:style-name="P15"><text:a xlink:type="simple" xlink:href="#7.9.7.Sizable List Headers|outline" text:style-name="Internet_20_link" text:visited-style-name="Internet_20_link">Sizable List Headers<text:tab/>114</text:a></text:p>
          <text:p text:style-name="P15"><text:a xlink:type="simple" xlink:href="#7.9.8.List Boxes with Paging|outline" text:style-name="Internet_20_link" text:visited-style-name="Internet_20_link">List Boxes with Paging<text:tab/>114</text:a></text:p>
          <text:p text:style-name="P15"><text:a xlink:type="simple" xlink:href="#7.9.9.Sorting|outline" text:style-name="Internet_20_link" text:visited-style-name="Internet_20_link">Sorting<text:tab/>114</text:a></text:p>
          <text:p text:style-name="P16"><text:a xlink:type="simple" xlink:href="#7.9.9.1.The sortAscending and sortDescending Properties|outline" text:style-name="Internet_20_link" text:visited-style-name="Internet_20_link">The sortAscending and sortDescending Properties<text:tab/>115</text:a></text:p>
          <text:p text:style-name="P16"><text:a xlink:type="simple" xlink:href="#7.9.9.2.The sortDirection Property|outline" text:style-name="Internet_20_link" text:visited-style-name="Internet_20_link">The sortDirection Property<text:tab/>115</text:a></text:p>
          <text:p text:style-name="P16"><text:a xlink:type="simple" xlink:href="#7.9.9.3.The onSort Event|outline" text:style-name="Internet_20_link" text:visited-style-name="Internet_20_link">The onSort Event<text:tab/>115</text:a></text:p>
          <text:p text:style-name="P16"><text:a xlink:type="simple" xlink:href="#7.9.9.4.The sort Method|outline" text:style-name="Internet_20_link" text:visited-style-name="Internet_20_link">The sort Method<text:tab/>116</text:a></text:p>
          <text:p text:style-name="P15"><text:a xlink:type="simple" xlink:href="#7.9.10.Special Properties|outline" text:style-name="Internet_20_link" text:visited-style-name="Internet_20_link">Special Properties<text:tab/>116</text:a></text:p>
          <text:p text:style-name="P16"><text:a xlink:type="simple" xlink:href="#7.9.10.1.The checkmark Property|outline" text:style-name="Internet_20_link" text:visited-style-name="Internet_20_link">The checkmark Property<text:tab/>116</text:a></text:p>
          <text:p text:style-name="P16"><text:a xlink:type="simple" xlink:href="#7.9.10.2.The vflex Property|outline" text:style-name="Internet_20_link" text:visited-style-name="Internet_20_link">The vflex Property<text:tab/>117</text:a></text:p>
          <text:p text:style-name="P16"><text:a xlink:type="simple" xlink:href="#7.9.10.3.The maxlength Property|outline" text:style-name="Internet_20_link" text:visited-style-name="Internet_20_link">The maxlength Property<text:tab/>117</text:a></text:p>
          <text:p text:style-name="P15"><text:a xlink:type="simple" xlink:href="#7.9.11.Live Data|outline" text:style-name="Internet_20_link" text:visited-style-name="Internet_20_link">Live Data<text:tab/>118</text:a></text:p>
          <text:p text:style-name="P15"><text:a xlink:type="simple" xlink:href="#7.9.12.Sort Live Data|outline" text:style-name="Internet_20_link" text:visited-style-name="Internet_20_link">Sort Live Data<text:tab/>119</text:a></text:p>
          <text:p text:style-name="P15"><text:a xlink:type="simple" xlink:href="#7.9.13.List Boxes Contain Buttons|outline" text:style-name="Internet_20_link" text:visited-style-name="Internet_20_link">List Boxes Contain Buttons<text:tab/>119</text:a></text:p>
          <text:p text:style-name="P14"><text:a xlink:type="simple" xlink:href="#7.10.Tree Controls|outline" text:style-name="Internet_20_link" text:visited-style-name="Internet_20_link">Tree Controls<text:tab/>120</text:a></text:p>
          <text:p text:style-name="P15"><text:a xlink:type="simple" xlink:href="#7.10.1.The open Property and the onOpen Event|outline" text:style-name="Internet_20_link" text:visited-style-name="Internet_20_link">The open Property and the onOpen Event<text:tab/>122</text:a></text:p>
          <text:p text:style-name="P15"><text:a xlink:type="simple" xlink:href="#7.10.2.Multiple Selection|outline" text:style-name="Internet_20_link" text:visited-style-name="Internet_20_link">Multiple Selection<text:tab/>122</text:a></text:p>
          <text:p text:style-name="P15"><text:a xlink:type="simple" xlink:href="#7.10.3.Special Properties|outline" text:style-name="Internet_20_link" text:visited-style-name="Internet_20_link">Special Properties<text:tab/>122</text:a></text:p>
          <text:p text:style-name="P16"><text:a xlink:type="simple" xlink:href="#7.10.3.1.The rows Property|outline" text:style-name="Internet_20_link" text:visited-style-name="Internet_20_link">The rows Property<text:tab/>122</text:a></text:p>
          <text:p text:style-name="P16"><text:a xlink:type="simple" xlink:href="#7.10.3.2.The checkmark Property|outline" text:style-name="Internet_20_link" text:visited-style-name="Internet_20_link">The checkmark Property<text:tab/>122</text:a></text:p>
          <text:p text:style-name="P16"><text:a xlink:type="simple" xlink:href="#7.10.3.3.The vflex Property|outline" text:style-name="Internet_20_link" text:visited-style-name="Internet_20_link">The vflex Property<text:tab/>122</text:a></text:p>
          <text:p text:style-name="P16"><text:a xlink:type="simple" xlink:href="#7.10.3.4.The maxlength Property|outline" text:style-name="Internet_20_link" text:visited-style-name="Internet_20_link">The maxlength Property<text:tab/>123</text:a></text:p>
          <text:p text:style-name="P16"><text:a xlink:type="simple" xlink:href="#7.10.3.5.Sizable Columns|outline" text:style-name="Internet_20_link" text:visited-style-name="Internet_20_link">Sizable Columns<text:tab/>123</text:a></text:p>
          <text:p text:style-name="P15"><text:a xlink:type="simple" xlink:href="#7.10.4.Create-on-Open for Tree Controls|outline" text:style-name="Internet_20_link" text:visited-style-name="Internet_20_link">Create-on-Open for Tree Controls<text:tab/>123</text:a></text:p>
          <text:p text:style-name="P14"><text:a xlink:type="simple" xlink:href="#7.11.Comboboxes|outline" text:style-name="Internet_20_link" text:visited-style-name="Internet_20_link">Comboboxes<text:tab/>124</text:a></text:p>
          <text:p text:style-name="P15"><text:a xlink:type="simple" xlink:href="#7.11.1.The autodrop Property|outline" text:style-name="Internet_20_link" text:visited-style-name="Internet_20_link">The autodrop Property<text:tab/>124</text:a></text:p>
          <text:p text:style-name="P15"><text:a xlink:type="simple" xlink:href="#7.11.2.The description Property|outline" text:style-name="Internet_20_link" text:visited-style-name="Internet_20_link">The description Property<text:tab/>124</text:a></text:p>
          <text:p text:style-name="P15"><text:a xlink:type="simple" xlink:href="#7.11.3.The onOpen Event|outline" text:style-name="Internet_20_link" text:visited-style-name="Internet_20_link">The onOpen Event<text:tab/>125</text:a></text:p>
          <text:p text:style-name="P15"><text:a xlink:type="simple" xlink:href="#7.11.4.The onChanging Event|outline" text:style-name="Internet_20_link" text:visited-style-name="Internet_20_link">The onChanging Event<text:tab/>125</text:a></text:p>
          <text:p text:style-name="P14"><text:a xlink:type="simple" xlink:href="#7.12.Bandboxes|outline" text:style-name="Internet_20_link" text:visited-style-name="Internet_20_link">Bandboxes<text:tab/>126</text:a></text:p>
          <text:p text:style-name="P15"><text:a xlink:type="simple" xlink:href="#7.12.1.The closeDropdown Method|outline" text:style-name="Internet_20_link" text:visited-style-name="Internet_20_link">The closeDropdown Method<text:tab/>126</text:a></text:p>
          <text:p text:style-name="P15"><text:a xlink:type="simple" xlink:href="#7.12.2.The autodrop Property|outline" text:style-name="Internet_20_link" text:visited-style-name="Internet_20_link">The autodrop Property<text:tab/>127</text:a></text:p>
          <text:p text:style-name="P15"><text:a xlink:type="simple" xlink:href="#7.12.3.The onOpen Event|outline" text:style-name="Internet_20_link" text:visited-style-name="Internet_20_link">The onOpen Event<text:tab/>127</text:a></text:p>
          <text:p text:style-name="P15"><text:a xlink:type="simple" xlink:href="#7.12.4.The onChanging Event|outline" text:style-name="Internet_20_link" text:visited-style-name="Internet_20_link">The onChanging Event<text:tab/>127</text:a></text:p>
          <text:p text:style-name="P14"><text:a xlink:type="simple" xlink:href="#7.13.Chart|outline" text:style-name="Internet_20_link" text:visited-style-name="Internet_20_link">Chart<text:tab/>128</text:a></text:p>
          <text:p text:style-name="P15"><text:a xlink:type="simple" xlink:href="#7.13.1.Live Data|outline" text:style-name="Internet_20_link" text:visited-style-name="Internet_20_link">Live Data<text:tab/>128</text:a></text:p>
          <text:p text:style-name="P15"><text:a xlink:type="simple" xlink:href="#7.13.2.Drill Down (The onClick Event)|outline" text:style-name="Internet_20_link" text:visited-style-name="Internet_20_link">Drill Down (The onClick Event)<text:tab/>128</text:a></text:p>
          <text:p text:style-name="P15"><text:a xlink:type="simple" xlink:href="#7.13.3.Manipulate Areas|outline" text:style-name="Internet_20_link" text:visited-style-name="Internet_20_link">Manipulate Areas<text:tab/>129</text:a></text:p>
          <text:p text:style-name="P14"><text:a xlink:type="simple" xlink:href="#7.14.Drag and Drop|outline" text:style-name="Internet_20_link" text:visited-style-name="Internet_20_link">Drag and Drop<text:tab/>130</text:a></text:p>
          <text:p text:style-name="P15"><text:a xlink:type="simple" xlink:href="#7.14.1.The draggable and droppable Properties|outline" text:style-name="Internet_20_link" text:visited-style-name="Internet_20_link">The draggable and droppable Properties<text:tab/>130</text:a></text:p>
          <text:p text:style-name="P15"><text:a xlink:type="simple" xlink:href="#7.14.2.The onDrop Event|outline" text:style-name="Internet_20_link" text:visited-style-name="Internet_20_link">The onDrop Event<text:tab/>130</text:a></text:p>
          <text:p text:style-name="P15"><text:a xlink:type="simple" xlink:href="#7.14.3.Multiple Types of Draggable Components|outline" text:style-name="Internet_20_link" text:visited-style-name="Internet_20_link">Multiple Types of Draggable Components<text:tab/>132</text:a></text:p>
          <text:p text:style-name="P14"><text:a xlink:type="simple" xlink:href="#7.15.HTML Relevant Components|outline" text:style-name="Internet_20_link" text:visited-style-name="Internet_20_link">HTML Relevant Components<text:tab/>132</text:a></text:p>
          <text:p text:style-name="P15"><text:a xlink:type="simple" xlink:href="#7.15.1.The style Component|outline" text:style-name="Internet_20_link" text:visited-style-name="Internet_20_link">The style Component<text:tab/>132</text:a></text:p>
          <text:p text:style-name="P15"><text:a xlink:type="simple" xlink:href="#7.15.2.The html Component|outline" text:style-name="Internet_20_link" text:visited-style-name="Internet_20_link">The html Component<text:tab/>133</text:a></text:p>
          <text:p text:style-name="P15"><text:a xlink:type="simple" xlink:href="#7.15.3.Mix the HTML and XUL Components|outline" text:style-name="Internet_20_link" text:visited-style-name="Internet_20_link">Mix the HTML and XUL Components<text:tab/>133</text:a></text:p>
          <text:p text:style-name="P15"><text:a xlink:type="simple" xlink:href="#7.15.4.The include Component|outline" text:style-name="Internet_20_link" text:visited-style-name="Internet_20_link">The include Component<text:tab/>133</text:a></text:p>
          <text:p text:style-name="P16"><text:a xlink:type="simple" xlink:href="#7.15.4.1.Including ZUML Pages|outline" text:style-name="Internet_20_link" text:visited-style-name="Internet_20_link">Including ZUML Pages<text:tab/>134</text:a></text:p>
          <text:p text:style-name="P15"><text:a xlink:type="simple" xlink:href="#7.15.5.The iframe Component|outline" text:style-name="Internet_20_link" text:visited-style-name="Internet_20_link">The iframe Component<text:tab/>134</text:a></text:p>
          <text:p text:style-name="P14"><text:a xlink:type="simple" xlink:href="#7.16.Work with HTML FORM and Java Servlets|outline" text:style-name="Internet_20_link" text:visited-style-name="Internet_20_link">Work with HTML FORM and Java Servlets<text:tab/>136</text:a></text:p>
          <text:p text:style-name="P15"><text:a xlink:type="simple" xlink:href="#7.16.1.The name Property|outline" text:style-name="Internet_20_link" text:visited-style-name="Internet_20_link">The name Property<text:tab/>136</text:a></text:p>
          <text:p text:style-name="P15"><text:a xlink:type="simple" xlink:href="#7.16.2.Components that Support the name Property|outline" text:style-name="Internet_20_link" text:visited-style-name="Internet_20_link">Components that Support the name Property<text:tab/>137</text:a></text:p>
          <text:p text:style-name="P15"><text:a xlink:type="simple" xlink:href="#7.16.3.Rich User Interfaces|outline" text:style-name="Internet_20_link" text:visited-style-name="Internet_20_link">Rich User Interfaces<text:tab/>137</text:a></text:p>
          <text:p text:style-name="P14"><text:a xlink:type="simple" xlink:href="#7.17.Client Side Actions|outline" text:style-name="Internet_20_link" text:visited-style-name="Internet_20_link">Client Side Actions<text:tab/>138</text:a></text:p>
          <text:p text:style-name="P14"><text:a xlink:type="simple" xlink:href="#7.18.Events|outline" text:style-name="Internet_20_link" text:visited-style-name="Internet_20_link">Events<text:tab/>139</text:a></text:p>
          <text:p text:style-name="P15"><text:a xlink:type="simple" xlink:href="#7.18.1.Mouse Events|outline" text:style-name="Internet_20_link" text:visited-style-name="Internet_20_link">Mouse Events<text:tab/>139</text:a></text:p>
          <text:p text:style-name="P15"><text:a xlink:type="simple" xlink:href="#7.18.2.Keystroke Events|outline" text:style-name="Internet_20_link" text:visited-style-name="Internet_20_link">Keystroke Events<text:tab/>139</text:a></text:p>
          <text:p text:style-name="P16"><text:a xlink:type="simple" xlink:href="#7.18.2.1.The ctrlKeys Property|outline" text:style-name="Internet_20_link" text:visited-style-name="Internet_20_link">The ctrlKeys Property<text:tab/>140</text:a></text:p>
          <text:p text:style-name="P15"><text:a xlink:type="simple" xlink:href="#7.18.3.Input Events|outline" text:style-name="Internet_20_link" text:visited-style-name="Internet_20_link">Input Events<text:tab/>141</text:a></text:p>
          <text:p text:style-name="P15"><text:a xlink:type="simple" xlink:href="#7.18.4.List and Tree Events|outline" text:style-name="Internet_20_link" text:visited-style-name="Internet_20_link">List and Tree Events<text:tab/>142</text:a></text:p>
          <text:p text:style-name="P15"><text:a xlink:type="simple" xlink:href="#7.18.5.Slider and Scroll Events|outline" text:style-name="Internet_20_link" text:visited-style-name="Internet_20_link">Slider and Scroll Events<text:tab/>142</text:a></text:p>
          <text:p text:style-name="P15"><text:a xlink:type="simple" xlink:href="#7.18.6.Other Events|outline" text:style-name="Internet_20_link" text:visited-style-name="Internet_20_link">Other Events<text:tab/>142</text:a></text:p>
          <text:p text:style-name="P16"><text:a xlink:type="simple" xlink:href="#7.18.6.1.The Event Flow of radio and radiogroup|outline" text:style-name="Internet_20_link" text:visited-style-name="Internet_20_link">The Event Flow of radio and radiogroup<text:tab/>143</text:a></text:p>
          <text:p text:style-name="P13">8. ZUML with the XHTML Component Set<text:tab/>145</text:p>
          <text:p text:style-name="P14"><text:a xlink:type="simple" xlink:href="#8.1.The Goal|outline" text:style-name="Internet_20_link" text:visited-style-name="Internet_20_link">The Goal<text:tab/>145</text:a></text:p>
          <text:p text:style-name="P15"><text:a xlink:type="simple" xlink:href="#8.1.1.A XHTML Page Is A Valid ZUML Page|outline" text:style-name="Internet_20_link" text:visited-style-name="Internet_20_link">A XHTML Page Is A Valid ZUML Page<text:tab/>145</text:a></text:p>
          <text:p text:style-name="P15"><text:a xlink:type="simple" xlink:href="#8.1.2.Server-Centric Interactivity|outline" text:style-name="Internet_20_link" text:visited-style-name="Internet_20_link">Server-Centric Interactivity<text:tab/>146</text:a></text:p>
          <text:p text:style-name="P15"><text:a xlink:type="simple" xlink:href="#8.1.3.Servlets Work As Usual|outline" text:style-name="Internet_20_link" text:visited-style-name="Internet_20_link">Servlets Work As Usual<text:tab/>147</text:a></text:p>
          <text:p text:style-name="P14"><text:a xlink:type="simple" xlink:href="#8.2.The Differences|outline" text:style-name="Internet_20_link" text:visited-style-name="Internet_20_link">The Differences<text:tab/>147</text:a></text:p>
          <text:p text:style-name="P15"><text:a xlink:type="simple" xlink:href="#8.2.1.UUID Is ID|outline" text:style-name="Internet_20_link" text:visited-style-name="Internet_20_link">UUID Is ID<text:tab/>147</text:a></text:p>
          <text:p text:style-name="P16"><text:a xlink:type="simple" xlink:href="#8.2.1.1.Side Effects|outline" text:style-name="Internet_20_link" text:visited-style-name="Internet_20_link">Side Effects<text:tab/>147</text:a></text:p>
          <text:p text:style-name="P15"><text:a xlink:type="simple" xlink:href="#8.2.2.All Tags Are Valid|outline" text:style-name="Internet_20_link" text:visited-style-name="Internet_20_link">All Tags Are Valid<text:tab/>148</text:a></text:p>
          <text:p text:style-name="P15"><text:a xlink:type="simple" xlink:href="#8.2.3.Case Insensitive|outline" text:style-name="Internet_20_link" text:visited-style-name="Internet_20_link">Case Insensitive<text:tab/>148</text:a></text:p>
          <text:p text:style-name="P15"><text:a xlink:type="simple" xlink:href="#8.2.4.No Mold Support|outline" text:style-name="Internet_20_link" text:visited-style-name="Internet_20_link">No Mold Support<text:tab/>148</text:a></text:p>
          <text:p text:style-name="P14"><text:a xlink:type="simple" xlink:href="#8.3.The DOM Tree at the Browser|outline" text:style-name="Internet_20_link" text:visited-style-name="Internet_20_link">The DOM Tree at the Browser<text:tab/>148</text:a></text:p>
          <text:p text:style-name="P15"><text:a xlink:type="simple" xlink:href="#8.3.1.The TABLE and TBODY Tags|outline" text:style-name="Internet_20_link" text:visited-style-name="Internet_20_link">The TABLE and TBODY Tags<text:tab/>148</text:a></text:p>
          <text:p text:style-name="P14"><text:a xlink:type="simple" xlink:href="#8.4.Events|outline" text:style-name="Internet_20_link" text:visited-style-name="Internet_20_link">Events<text:tab/>149</text:a></text:p>
          <text:p text:style-name="P14"><text:a xlink:type="simple" xlink:href="#8.5.Integrate with JSF, JSP and Others|outline" text:style-name="Internet_20_link" text:visited-style-name="Internet_20_link">Integrate with JSF, JSP and Others<text:tab/>149</text:a></text:p>
          <text:p text:style-name="P15"><text:a xlink:type="simple" xlink:href="#8.5.1.Work with Existent Servlets|outline" text:style-name="Internet_20_link" text:visited-style-name="Internet_20_link">Work with Existent Servlets<text:tab/>149</text:a></text:p>
          <text:p text:style-name="P15"><text:a xlink:type="simple" xlink:href="#8.5.2.Enrich by Inclusion|outline" text:style-name="Internet_20_link" text:visited-style-name="Internet_20_link">Enrich by Inclusion<text:tab/>150</text:a></text:p>
          <text:p text:style-name="P15"><text:a xlink:type="simple" xlink:href="#8.5.3.Enrich a Static HTML Page|outline" text:style-name="Internet_20_link" text:visited-style-name="Internet_20_link">Enrich a Static HTML Page<text:tab/>150</text:a></text:p>
          <text:p text:style-name="P15"><text:a xlink:type="simple" xlink:href="#8.5.4.Enrich a Dynamically Generated Page|outline" text:style-name="Internet_20_link" text:visited-style-name="Internet_20_link">Enrich a Dynamically Generated Page<text:tab/>150</text:a></text:p>
          <text:p text:style-name="P15"><text:a xlink:type="simple" xlink:href="#8.5.5.XUL or XHTML|outline" text:style-name="Internet_20_link" text:visited-style-name="Internet_20_link">XUL or XHTML<text:tab/>151</text:a></text:p>
          <text:p text:style-name="P13">9. Macro Components<text:tab/>152</text:p>
          <text:p text:style-name="P14"><text:a xlink:type="simple" xlink:href="#9.1.Three Steps to Use Macro Components|outline" text:style-name="Internet_20_link" text:visited-style-name="Internet_20_link">Three Steps to Use Macro Components<text:tab/>152</text:a></text:p>
          <text:p text:style-name="P15"><text:a xlink:type="simple" xlink:href="#9.1.1.Step 1. The Implementation|outline" text:style-name="Internet_20_link" text:visited-style-name="Internet_20_link">Step 1. The Implementation<text:tab/>152</text:a></text:p>
          <text:p text:style-name="P15"><text:a xlink:type="simple" xlink:href="#9.1.2.Step 2. The Declaration|outline" text:style-name="Internet_20_link" text:visited-style-name="Internet_20_link">Step 2. The Declaration<text:tab/>153</text:a></text:p>
          <text:p text:style-name="P16"><text:a xlink:type="simple" xlink:href="#9.1.2.1.Other Properties|outline" text:style-name="Internet_20_link" text:visited-style-name="Internet_20_link">Other Properties<text:tab/>153</text:a></text:p>
          <text:p text:style-name="P15"><text:a xlink:type="simple" xlink:href="#9.1.3.Step 3. The Use|outline" text:style-name="Internet_20_link" text:visited-style-name="Internet_20_link">Step 3. The Use<text:tab/>153</text:a></text:p>
          <text:p text:style-name="P16"><text:a xlink:type="simple" xlink:href="#9.1.3.1.Pass Properties|outline" text:style-name="Internet_20_link" text:visited-style-name="Internet_20_link">Pass Properties<text:tab/>153</text:a></text:p>
          <text:p text:style-name="P16"><text:a xlink:type="simple" xlink:href="#9.1.3.2.arg.includer|outline" text:style-name="Internet_20_link" text:visited-style-name="Internet_20_link">arg.includer<text:tab/>154</text:a></text:p>
          <text:p text:style-name="P14"><text:a xlink:type="simple" xlink:href="#9.2.Macro Components and The ID Space|outline" text:style-name="Internet_20_link" text:visited-style-name="Internet_20_link">Macro Components and The ID Space<text:tab/>154</text:a></text:p>
          <text:p text:style-name="P15"><text:a xlink:type="simple" xlink:href="#9.2.1.Access Child Components From the Outside|outline" text:style-name="Internet_20_link" text:visited-style-name="Internet_20_link">Access Child Components From the Outside<text:tab/>155</text:a></text:p>
          <text:p text:style-name="P15"><text:a xlink:type="simple" xlink:href="#9.2.2.Access Variables Defined in the Ancestors|outline" text:style-name="Internet_20_link" text:visited-style-name="Internet_20_link">Access Variables Defined in the Ancestors<text:tab/>155</text:a></text:p>
          <text:p text:style-name="P14"><text:a xlink:type="simple" xlink:href="#9.3.Provide Additional Methods|outline" text:style-name="Internet_20_link" text:visited-style-name="Internet_20_link">Provide Additional Methods<text:tab/>155</text:a></text:p>
          <text:p text:style-name="P15"><text:a xlink:type="simple" xlink:href="#9.3.1.Provide Additional Methods in Java|outline" text:style-name="Internet_20_link" text:visited-style-name="Internet_20_link">Provide Additional Methods in Java<text:tab/>156</text:a></text:p>
          <text:p text:style-name="P15"><text:a xlink:type="simple" xlink:href="#9.3.2.Provide Additional Methods in zscript|outline" text:style-name="Internet_20_link" text:visited-style-name="Internet_20_link">Provide Additional Methods in zscript<text:tab/>157</text:a></text:p>
          <text:p text:style-name="P15"><text:a xlink:type="simple" xlink:href="#9.3.3.Override the Implementation Class When Instantiation|outline" text:style-name="Internet_20_link" text:visited-style-name="Internet_20_link">Override the Implementation Class When Instantiation<text:tab/>158</text:a></text:p>
          <text:p text:style-name="P15"><text:a xlink:type="simple" xlink:href="#9.3.4.Create a Macro Component Manually|outline" text:style-name="Internet_20_link" text:visited-style-name="Internet_20_link">Create a Macro Component Manually<text:tab/>158</text:a></text:p>
          <text:p text:style-name="P13">10. Advanced Features<text:tab/>159</text:p>
          <text:p text:style-name="P14"><text:a xlink:type="simple" xlink:href="#10.1.Identify Pages|outline" text:style-name="Internet_20_link" text:visited-style-name="Internet_20_link">Identify Pages<text:tab/>159</text:a></text:p>
          <text:p text:style-name="P14"><text:a xlink:type="simple" xlink:href="#10.2.Identify Components|outline" text:style-name="Internet_20_link" text:visited-style-name="Internet_20_link">Identify Components<text:tab/>159</text:a></text:p>
          <text:p text:style-name="P15"><text:a xlink:type="simple" xlink:href="#10.2.1.The Component Path|outline" text:style-name="Internet_20_link" text:visited-style-name="Internet_20_link">The Component Path<text:tab/>159</text:a></text:p>
          <text:p text:style-name="P14"><text:a xlink:type="simple" xlink:href="#10.3.Sorting|outline" text:style-name="Internet_20_link" text:visited-style-name="Internet_20_link">Sorting<text:tab/>160</text:a></text:p>
          <text:p text:style-name="P14"><text:a xlink:type="simple" xlink:href="#10.4.Browser's Information and Controls|outline" text:style-name="Internet_20_link" text:visited-style-name="Internet_20_link">Browser's Information and Controls<text:tab/>161</text:a></text:p>
          <text:p text:style-name="P15"><text:a xlink:type="simple" xlink:href="#10.4.1.The onClientInfo Event|outline" text:style-name="Internet_20_link" text:visited-style-name="Internet_20_link">The onClientInfo Event<text:tab/>161</text:a></text:p>
          <text:p text:style-name="P15"><text:a xlink:type="simple" xlink:href="#10.4.2.The org.zkoss.ui.util.Clients Class|outline" text:style-name="Internet_20_link" text:visited-style-name="Internet_20_link">The org.zkoss.ui.util.Clients Class<text:tab/>162</text:a></text:p>
          <text:p text:style-name="P15"><text:a xlink:type="simple" xlink:href="#10.4.3.Prevent User From Closing a Window|outline" text:style-name="Internet_20_link" text:visited-style-name="Internet_20_link">Prevent User From Closing a Window<text:tab/>162</text:a></text:p>
          <text:p text:style-name="P14"><text:a xlink:type="simple" xlink:href="#10.5.Browser's History Management|outline" text:style-name="Internet_20_link" text:visited-style-name="Internet_20_link">Browser's History Management<text:tab/>163</text:a></text:p>
          <text:p text:style-name="P15"><text:a xlink:type="simple" xlink:href="#10.5.1.Add the Appropriate States to Browser's History|outline" text:style-name="Internet_20_link" text:visited-style-name="Internet_20_link">Add the Appropriate States to Browser's History<text:tab/>163</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64</text:a></text:p>
          <text:p text:style-name="P15"><text:a xlink:type="simple" xlink:href="#10.5.3.A Simple Example|outline" text:style-name="Internet_20_link" text:visited-style-name="Internet_20_link">A Simple Example<text:tab/>165</text:a></text:p>
          <text:p text:style-name="P14"><text:a xlink:type="simple" xlink:href="#10.6.Component Cloning|outline" text:style-name="Internet_20_link" text:visited-style-name="Internet_20_link">Component Cloning<text:tab/>165</text:a></text:p>
          <text:p text:style-name="P14"><text:a xlink:type="simple" xlink:href="#10.7.Component Serialization|outline" text:style-name="Internet_20_link" text:visited-style-name="Internet_20_link">Component Serialization<text:tab/>166</text:a></text:p>
          <text:p text:style-name="P15"><text:a xlink:type="simple" xlink:href="#10.7.1.Serializable Sessions|outline" text:style-name="Internet_20_link" text:visited-style-name="Internet_20_link">Serializable Sessions<text:tab/>167</text:a></text:p>
          <text:p text:style-name="P14"><text:a xlink:type="simple" xlink:href="#10.8.Inter-Page Communication|outline" text:style-name="Internet_20_link" text:visited-style-name="Internet_20_link">Inter-Page Communication<text:tab/>167</text:a></text:p>
          <text:p text:style-name="P15"><text:a xlink:type="simple" xlink:href="#10.8.1.Post and Send Events|outline" text:style-name="Internet_20_link" text:visited-style-name="Internet_20_link">Post and Send Events<text:tab/>168</text:a></text:p>
          <text:p text:style-name="P15"><text:a xlink:type="simple" xlink:href="#10.8.2.Attributes|outline" text:style-name="Internet_20_link" text:visited-style-name="Internet_20_link">Attributes<text:tab/>168</text:a></text:p>
          <text:p text:style-name="P14"><text:a xlink:type="simple" xlink:href="#10.9.Inter-Web-Application Communication|outline" text:style-name="Internet_20_link" text:visited-style-name="Internet_20_link">Inter-Web-Application Communication<text:tab/>168</text:a></text:p>
          <text:p text:style-name="P15"><text:a xlink:type="simple" xlink:href="#10.9.1.Web Resources from Classpath|outline" text:style-name="Internet_20_link" text:visited-style-name="Internet_20_link">Web Resources from Classpath<text:tab/>168</text:a></text:p>
          <text:p text:style-name="P14"><text:a xlink:type="simple" xlink:href="#10.10.Annotations|outline" text:style-name="Internet_20_link" text:visited-style-name="Internet_20_link">Annotations<text:tab/>169</text:a></text:p>
          <text:p text:style-name="P15"><text:a xlink:type="simple" xlink:href="#10.10.1.Annotations of Component Declarations|outline" text:style-name="Internet_20_link" text:visited-style-name="Internet_20_link">Annotations of Component Declarations<text:tab/>169</text:a></text:p>
          <text:p text:style-name="P15"><text:a xlink:type="simple" xlink:href="#10.10.2.Annotations of Property Declarations|outline" text:style-name="Internet_20_link" text:visited-style-name="Internet_20_link">Annotations of Property Declarations<text:tab/>170</text:a></text:p>
          <text:p text:style-name="P15"><text:a xlink:type="simple" xlink:href="#10.10.3.Annotate Components Created Manually|outline" text:style-name="Internet_20_link" text:visited-style-name="Internet_20_link">Annotate Components Created Manually<text:tab/>170</text:a></text:p>
          <text:p text:style-name="P15"><text:a xlink:type="simple" xlink:href="#10.10.4.Retrieve Annotations|outline" text:style-name="Internet_20_link" text:visited-style-name="Internet_20_link">Retrieve Annotations<text:tab/>170</text:a></text:p>
          <text:p text:style-name="P14"><text:a xlink:type="simple" xlink:href="#10.11.Richlets|outline" text:style-name="Internet_20_link" text:visited-style-name="Internet_20_link">Richlets<text:tab/>170</text:a></text:p>
          <text:p text:style-name="P15"><text:a xlink:type="simple" xlink:href="#10.11.1.Implement the org.zkoss.zk.ui.Richlet interface|outline" text:style-name="Internet_20_link" text:visited-style-name="Internet_20_link">Implement the org.zkoss.zk.ui.Richlet interface<text:tab/>171</text:a></text:p>
          <text:p text:style-name="P16"><text:a xlink:type="simple" xlink:href="#10.11.1.1.One Richlet per URL|outline" text:style-name="Internet_20_link" text:visited-style-name="Internet_20_link">One Richlet per URL<text:tab/>172</text:a></text:p>
          <text:p text:style-name="P15"><text:a xlink:type="simple" xlink:href="#10.11.2.Configure web.xml and zk.xml|outline" text:style-name="Internet_20_link" text:visited-style-name="Internet_20_link">Configure web.xml and zk.xml<text:tab/>172</text:a></text:p>
          <text:p text:style-name="P14"><text:a xlink:type="simple" xlink:href="#10.12.Session Timeout Management|outline" text:style-name="Internet_20_link" text:visited-style-name="Internet_20_link">Session Timeout Management<text:tab/>173</text:a></text:p>
          <text:p text:style-name="P14"><text:a xlink:type="simple" xlink:href="#10.13.Error Handling|outline" text:style-name="Internet_20_link" text:visited-style-name="Internet_20_link">Error Handling<text:tab/>173</text:a></text:p>
          <text:p text:style-name="P15"><text:a xlink:type="simple" xlink:href="#10.13.1.Error Handling When Loading Pages|outline" text:style-name="Internet_20_link" text:visited-style-name="Internet_20_link">Error Handling When Loading Pages<text:tab/>173</text:a></text:p>
          <text:p text:style-name="P15"><text:a xlink:type="simple" xlink:href="#10.13.2.Error Handing When Updating Pages|outline" text:style-name="Internet_20_link" text:visited-style-name="Internet_20_link">Error Handing When Updating Pages<text:tab/>175</text:a></text:p>
          <text:p text:style-name="P13">11. Internationalization<text:tab/>177</text:p>
          <text:p text:style-name="P14"><text:a xlink:type="simple" xlink:href="#11.1.Locale|outline" text:style-name="Internet_20_link" text:visited-style-name="Internet_20_link">Locale<text:tab/>177</text:a></text:p>
          <text:p text:style-name="P15"><text:a xlink:type="simple" xlink:href="#11.1.1.The px_preferred_locale Session Attribute|outline" text:style-name="Internet_20_link" text:visited-style-name="Internet_20_link">The px_preferred_locale Session Attribute<text:tab/>177</text:a></text:p>
          <text:p text:style-name="P15"><text:a xlink:type="simple" xlink:href="#11.1.2.The Locale Provider|outline" text:style-name="Internet_20_link" text:visited-style-name="Internet_20_link">The Locale Provider<text:tab/>177</text:a></text:p>
          <text:p text:style-name="P14"><text:a xlink:type="simple" xlink:href="#11.2.Time Zone|outline" text:style-name="Internet_20_link" text:visited-style-name="Internet_20_link">Time Zone<text:tab/>178</text:a></text:p>
          <text:p text:style-name="P15"><text:a xlink:type="simple" xlink:href="#11.2.1.The px_preferred_time_zone Session Attribute|outline" text:style-name="Internet_20_link" text:visited-style-name="Internet_20_link">The px_preferred_time_zone Session Attribute<text:tab/>178</text:a></text:p>
          <text:p text:style-name="P15"><text:a xlink:type="simple" xlink:href="#11.2.2.The Time Zone Provider|outline" text:style-name="Internet_20_link" text:visited-style-name="Internet_20_link">The Time Zone Provider<text:tab/>178</text:a></text:p>
          <text:p text:style-name="P14"><text:a xlink:type="simple" xlink:href="#11.3.Labels|outline" text:style-name="Internet_20_link" text:visited-style-name="Internet_20_link">Labels<text:tab/>179</text:a></text:p>
          <text:p text:style-name="P14"><text:a xlink:type="simple" xlink:href="#11.4.Locale-Dependent Files|outline" text:style-name="Internet_20_link" text:visited-style-name="Internet_20_link">Locale-Dependent Files<text:tab/>179</text:a></text:p>
          <text:p text:style-name="P15"><text:a xlink:type="simple" xlink:href="#11.4.1.Browser and Locale-Dependent URI|outline" text:style-name="Internet_20_link" text:visited-style-name="Internet_20_link">Browser and Locale-Dependent URI<text:tab/>179</text:a></text:p>
          <text:p text:style-name="P15"><text:a xlink:type="simple" xlink:href="#11.4.2.Locating Browser and Locale Dependent Resources in Java|outline" text:style-name="Internet_20_link" text:visited-style-name="Internet_20_link">Locating Browser and Locale Dependent Resources in Java<text:tab/>181</text:a></text:p>
          <text:p text:style-name="P14"><text:a xlink:type="simple" xlink:href="#11.5.Messages|outline" text:style-name="Internet_20_link" text:visited-style-name="Internet_20_link">Messages<text:tab/>181</text:a></text:p>
          <text:p text:style-name="P14"><text:a xlink:type="simple" xlink:href="#11.6.Chinese Characters and Larger Fonts|outline" text:style-name="Internet_20_link" text:visited-style-name="Internet_20_link">Chinese Characters and Larger Fonts<text:tab/>181</text:a></text:p>
          <text:p text:style-name="P13">12. Database Connectivity<text:tab/>183</text:p>
          <text:p text:style-name="P14"><text:a xlink:type="simple" xlink:href="#12.1.ZK Is Presentation-Tier Only|outline" text:style-name="Internet_20_link" text:visited-style-name="Internet_20_link">ZK Is Presentation-Tier Only<text:tab/>183</text:a></text:p>
          <text:p text:style-name="P14"><text:a xlink:type="simple" xlink:href="#12.2.Simplest Way to Use JDBC (but not recommended)|outline" text:style-name="Internet_20_link" text:visited-style-name="Internet_20_link">Simplest Way to Use JDBC (but not recommended)<text:tab/>183</text:a></text:p>
          <text:p text:style-name="P14"><text:a xlink:type="simple" xlink:href="#12.3.Use with Connection Pooling|outline" text:style-name="Internet_20_link" text:visited-style-name="Internet_20_link">Use with Connection Pooling<text:tab/>184</text:a></text:p>
          <text:p text:style-name="P15"><text:a xlink:type="simple" xlink:href="#12.3.1.Connect and Close a Connection|outline" text:style-name="Internet_20_link" text:visited-style-name="Internet_20_link">Connect and Close a Connection<text:tab/>185</text:a></text:p>
          <text:p text:style-name="P15"><text:a xlink:type="simple" xlink:href="#12.3.2.Configure Connection Pooling|outline" text:style-name="Internet_20_link" text:visited-style-name="Internet_20_link">Configure Connection Pooling<text:tab/>186</text:a></text:p>
          <text:p text:style-name="P16"><text:a xlink:type="simple" xlink:href="#12.3.2.1.Tomcat 5.5 + MySQL|outline" text:style-name="Internet_20_link" text:visited-style-name="Internet_20_link">Tomcat 5.5 + MySQL<text:tab/>186</text:a></text:p>
          <text:p text:style-name="P16"><text:a xlink:type="simple" xlink:href="#12.3.2.2.JBoss + MySQL|outline" text:style-name="Internet_20_link" text:visited-style-name="Internet_20_link">JBoss + MySQL<text:tab/>187</text:a></text:p>
          <text:p text:style-name="P16"><text:a xlink:type="simple" xlink:href="#12.3.2.3.JBoss + PostgreSQL|outline" text:style-name="Internet_20_link" text:visited-style-name="Internet_20_link">JBoss + PostgreSQL<text:tab/>188</text:a></text:p>
          <text:p text:style-name="P14"><text:a xlink:type="simple" xlink:href="#12.4.ZK Features Applicable to Database Access|outline" text:style-name="Internet_20_link" text:visited-style-name="Internet_20_link">ZK Features Applicable to Database Access<text:tab/>188</text:a></text:p>
          <text:p text:style-name="P15"><text:a xlink:type="simple" xlink:href="#12.4.1.The org.zkoss.zk.ui.event.EventThreadCleanup Interface|outline" text:style-name="Internet_20_link" text:visited-style-name="Internet_20_link">The org.zkoss.zk.ui.event.EventThreadCleanup Interface<text:tab/>188</text:a></text:p>
          <text:p text:style-name="P15"><text:a xlink:type="simple" xlink:href="#12.4.2.Access Database in EL Expressions|outline" text:style-name="Internet_20_link" text:visited-style-name="Internet_20_link">Access Database in EL Expressions<text:tab/>189</text:a></text:p>
          <text:p text:style-name="P16"><text:a xlink:type="simple" xlink:href="#12.4.2.1.Read all and Copy to a LinkedList|outline" text:style-name="Internet_20_link" text:visited-style-name="Internet_20_link">Read all and Copy to a LinkedList<text:tab/>189</text:a></text:p>
          <text:p text:style-name="P16"><text:a xlink:type="simple" xlink:href="#12.4.2.2.Implement the org.zkoss.zk.ui.util.Initiator Interface|outline" text:style-name="Internet_20_link" text:visited-style-name="Internet_20_link">Implement the org.zkoss.zk.ui.util.Initiator Interface<text:tab/>190</text:a></text:p>
          <text:p text:style-name="P15"><text:a xlink:type="simple" xlink:href="#12.4.3.Transaction and org.zkoss.zk.util.Initiator|outline" text:style-name="Internet_20_link" text:visited-style-name="Internet_20_link">Transaction and org.zkoss.zk.util.Initiator<text:tab/>190</text:a></text:p>
          <text:p text:style-name="P16"><text:a xlink:type="simple" xlink:href="#12.4.3.1.J2EE Transaction and Initiator|outline" text:style-name="Internet_20_link" text:visited-style-name="Internet_20_link">J2EE Transaction and Initiator<text:tab/>191</text:a></text:p>
          <text:p text:style-name="P16"><text:a xlink:type="simple" xlink:href="#12.4.3.2.Web Containers and Initiator|outline" text:style-name="Internet_20_link" text:visited-style-name="Internet_20_link">Web Containers and Initiator<text:tab/>191</text:a></text:p>
          <text:p text:style-name="P13">13. Portal Integration<text:tab/>193</text:p>
          <text:p text:style-name="P14"><text:a xlink:type="simple" xlink:href="#13.1.Configuration|outline" text:style-name="Internet_20_link" text:visited-style-name="Internet_20_link">Configuration<text:tab/>193</text:a></text:p>
          <text:p text:style-name="P15"><text:a xlink:type="simple" xlink:href="#13.1.1.WEB-INF/portlet.xml|outline" text:style-name="Internet_20_link" text:visited-style-name="Internet_20_link">WEB-INF/portlet.xml<text:tab/>193</text:a></text:p>
          <text:p text:style-name="P15"><text:a xlink:type="simple" xlink:href="#13.1.2.WEB-INF/web.xml|outline" text:style-name="Internet_20_link" text:visited-style-name="Internet_20_link">WEB-INF/web.xml<text:tab/>193</text:a></text:p>
          <text:p text:style-name="P16"><text:a xlink:type="simple" xlink:href="#13.1.2.1.The org.zkoss.zk.ui.http.InterPortletFilter Filter|outline" text:style-name="Internet_20_link" text:visited-style-name="Internet_20_link">The org.zkoss.zk.ui.http.InterPortletFilter Filter<text:tab/>193</text:a></text:p>
          <text:p text:style-name="P14"><text:a xlink:type="simple" xlink:href="#13.2.The Usage|outline" text:style-name="Internet_20_link" text:visited-style-name="Internet_20_link">The Usage<text:tab/>194</text:a></text:p>
          <text:p text:style-name="P15"><text:a xlink:type="simple" xlink:href="#13.2.1.The zk_page Parameter and Attribute|outline" text:style-name="Internet_20_link" text:visited-style-name="Internet_20_link">The zk_page Parameter and Attribute<text:tab/>194</text:a></text:p>
          <text:p text:style-name="P15"><text:a xlink:type="simple" xlink:href="#13.2.2.Examples|outline" text:style-name="Internet_20_link" text:visited-style-name="Internet_20_link">Examples<text:tab/>194</text:a></text:p>
          <text:p text:style-name="P13">14. Beyond ZK<text:tab/>196</text:p>
          <text:p text:style-name="P14"><text:a xlink:type="simple" xlink:href="#14.1.Logger|outline" text:style-name="Internet_20_link" text:visited-style-name="Internet_20_link">Logger<text:tab/>196</text:a></text:p>
          <text:p text:style-name="P15"><text:a xlink:type="simple" xlink:href="#14.1.1.How to Configure Log Levels with ZK|outline" text:style-name="Internet_20_link" text:visited-style-name="Internet_20_link">How to Configure Log Levels with ZK<text:tab/>196</text:a></text:p>
          <text:p text:style-name="P15"><text:a xlink:type="simple" xlink:href="#14.1.2.Content of i3-log.conf|outline" text:style-name="Internet_20_link" text:visited-style-name="Internet_20_link">Content of i3-log.conf<text:tab/>197</text:a></text:p>
          <text:p text:style-name="P16"><text:a xlink:type="simple" xlink:href="#14.1.2.1.Allowed Levels|outline" text:style-name="Internet_20_link" text:visited-style-name="Internet_20_link">Allowed Levels<text:tab/>197</text:a></text:p>
          <text:p text:style-name="P15"><text:a xlink:type="simple" xlink:href="#14.1.3.Location of i3-log.conf|outline" text:style-name="Internet_20_link" text:visited-style-name="Internet_20_link">Location of i3-log.conf<text:tab/>197</text:a></text:p>
          <text:p text:style-name="P15"><text:a xlink:type="simple" xlink:href="#14.1.4.Disable All Logs|outline" text:style-name="Internet_20_link" text:visited-style-name="Internet_20_link">Disable All Logs<text:tab/>198</text:a></text:p>
          <text:p text:style-name="P14"><text:a xlink:type="simple" xlink:href="#14.2.DSP|outline" text:style-name="Internet_20_link" text:visited-style-name="Internet_20_link">DSP<text:tab/>198</text:a></text:p>
          <text:p text:style-name="P14"><text:a xlink:type="simple" xlink:href="#14.3.iDOM|outline" text:style-name="Internet_20_link" text:visited-style-name="Internet_20_link">iDOM<text:tab/>199</text:a></text:p>
          <text:p text:style-name="P14"><text:a xlink:type="simple" xlink:href="#14.4.XAWK|outline" text:style-name="Internet_20_link" text:visited-style-name="Internet_20_link">XAWK<text:tab/>199</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2"><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3">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2">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3">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3">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3">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3">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3">To retrieve another fellow, you could use the <text:span text:style-name="T6">getFellow</text:span> method in the <text:span text:style-name="T6">IdSpace</text:span> interface or the <text:span text:style-name="T6">Component</text:span> interface.</text:p>
      <text:p text:style-name="P23">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3">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6"><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 Each interpreter has exactly one logical scope. In other words, <text:span text:style-name="T2">variables and methods defined in </text:span><text:span text:style-name="T7">zscript</text:span><text:span text:style-name="T2"> exists in the same logical scope, regardless of which ID space </text:span><text:span text:style-name="T7">zscript</text:span><text:span text:style-name="T2"> belongs to. For example, both </text:span><text:span text:style-name="T7">var1</text:span><text:span text:style-name="T2"> and </text:span><text:span text:style-name="T7">var2</text:span><text:span text:style-name="T2"> are visible to window </text:span><text:span text:style-name="T7">A</text:span><text:span text:style-name="T2"> and </text:span><text:span text:style-name="T7">B</text:span><text:span text:style-name="T2"> in the following example.</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19"><text:tab/>&lt;/window&gt;</text:p>
      <text:p text:style-name="P19">&lt;/window&gt;</text:p>
      <text:p text:style-name="Text_20_body_20_indent">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 (i.e., different logical scopes) as shown below.</text:span></text:p>
      <text:p text:style-name="Code_20_Indent">&lt;zscript language="Java"&gt;</text:p>
      <text:p text:style-name="Code_20_Indent"><text:tab/>var1 = 123;</text:p>
      <text:p text:style-name="Code_20_Indent">&lt;/zscript&gt;</text:p>
      <text:p text:style-name="Code_20_Indent">&lt;zscript language="JavaScript"&gt;</text:p>
      <text:p text:style-name="Code_20_Indent"><text:tab/>var2 = 234;</text:p>
      <text:p text:style-name="P19">&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 They are visible to the scripting codes and EL expressions of the same ID space, too.</text:p>
      <text:p text:style-name="P28">However, variables defined in the scripting codes are not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text:span text:style-name="T6">getZScriptClass</text:span> to retrieve classes, and <text:span text:style-name="T6">getZScriptMethod</text:span> to retrieve methods defined in the interpreters.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4" text:outline-level="4"><text:span text:style-name="T6">zscript</text:span> and <text:span text:style-name="T6">EL</text:span> Exp<text:span text:style-name="T2">ressions</text:span></text:h>
      <text:p text:style-name="Text_20_body_20_indent_20_2">A variable defined in zscript is <text:span text:style-name="T13">not </text:span><text:span text:style-name="T15">visible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var}</text:p>
      <text:p text:style-name="Code_20_Indent_20_2">&lt;/window&gt;</text:p>
      <text:p text:style-name="Text_20_body_20_indent_20_2">is equivalent to</text:p>
      <text:p text:style-name="Code_20_Indent_20_2">&lt;window&gt;</text:p>
      <text:p text:style-name="Code_20_Indent_20_2">&lt;/window&gt;</text:p>
      <text:p text:style-name="Text_20_body_20_indent_20_2">If you'd like it to be visible to EL expressions, you have to call <text:span text:style-name="T6">setVariable</text:span> explicitly.</text:p>
      <text:p text:style-name="Code_20_Indent_20_2">&lt;window&gt;</text:p>
      <text:p text:style-name="Code_20_Indent_20_2"><text:tab/>&lt;zscript&gt;</text:p>
      <text:p text:style-name="Code_20_Indent_20_2"><text:tab/>String var1 = "abc";</text:p>
      <text:p text:style-name="Code_20_Indent_20_2"><text:tab/>self.setVariable("var2", var1, true); //copy to the<text:span text:style-name="T2"> namespace</text:span></text:p>
      <text:p text:style-name="Code_20_Indent_20_2"><text:tab/>&lt;/zscript&gt;</text:p>
      <text:p text:style-name="Code_20_Indent_20_2"><text:tab/>${var2}</text:p>
      <text:p text:style-name="Code_20_Indent_20_2">&lt;/window&gt;</text:p>
      <text:p text:style-name="Text_20_body_20_indent_20_2">On the other hand, if you want a variable <text:span text:style-name="T13">not</text:span> visible to <text:span text:style-name="T6">getZScriptVariable</text:span><text:span text:style-name="T2">, you have to declare it as a local variable by specify the class name and enclose it with curly braces as follows.</text:span></text:p>
      <text:p text:style-name="Code_20_Indent_20_2">&lt;zscript&gt;</text:p>
      <text:p text:style-name="Code_20_Indent_20_2">{</text:p>
      <text:p text:style-name="Code_20_Indent_20_2"><text:tab/>Str<text:span text:style-name="T2">ing var = "abc"; //visible only inside of the curly brace</text:span></text:p>
      <text:p text:style-name="Code_20_Indent_20_2">}</text:p>
      <text:p text:style-name="Code_20_Indent_20_2">&lt;/zscript&gt;</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6">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3" text:note-class="footnote"><text:note-citation>23</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0">For each element, it examines the <text:span text:style-name="T6">if</text:span> and <text:span text:style-name="T6">unless</text:span> attribute to decide whether it is effective. If not, the element and all of its child elements are ignored.</text:p>
        </text:list-item>
        <text:list-item>
          <text:p text:style-name="P30">If the<text:span text:style-name="T2"> </text:span><text:span text:style-name="T7">forEach</text:span><text:span text:style-name="T2"> attribute is specified with a collection of items, ZK repeats the following steps for each item in the collection.</text:span></text:p>
        </text:list-item>
        <text:list-item>
          <text:p text:style-name="P30">Creates a component based on the element name, or by use of the cla<text:span text:style-name="T2">ss</text:span> spe<text:span text:style-name="T2">cified in</text:span> the <text:span text:style-name="T6">use</text:span> attribute, if any.</text:p>
        </text:list-item>
        <text:list-item>
          <text:p text:style-name="P30">Initializes the members one-by-one based on the order that attributes are specified in the ZUML page.</text:p>
        </text:list-item>
        <text:list-item>
          <text:p text:style-name="P30">Interprets the nested elements and repeat the whole procedure.</text:p>
        </text:list-item>
        <text:list-item>
          <text:p text:style-name="P30">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4" text:note-class="footnote"><text:note-citation>24</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0">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erCompose</text:span><text:span text:style-name="T2"> is called in the Component Creation Phase, while the </text:span><text:span text:style-name="T7">onCreate</text:span><text:span text:style-name="T2"> event is handled by an event listener. </text:span></text:p>
      <text:p text:style-name="P22">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5" text:note-class="footnote"><text:note-citation>25</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6" text:note-class="footnote"><text:note-citation>26</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1">Inv<text:span text:style-name="T2">oke event listeners for the </text:span><text:span text:style-name="T7">onClick</text:span><text:span text:style-name="T2"> event one-by-one that are added to the targeting component, if the listeners </text:span><text:span text:style-name="T16">also implement</text:span><text:span text:style-name="T2"> the </text:span><text:span text:style-name="T7">org.zkoss.zk.ui.event.Express</text:span><text:span text:style-name="T2"> interface. <text:s/>The first added, the first called.</text:span></text:p>
        </text:list-item>
        <text:list-item>
          <text:p text:style-name="P31">Invoke the script specified in the <text:span text:style-name="T6">onClick</text:span> attribute of the targeting component, if any.</text:p>
        </text:list-item>
        <text:list-item>
          <text:p text:style-name="P31">Invoke event listeners for the <text:span text:style-name="T6">onClick</text:span> event one-by-one that are added to the targeting component<text:span text:style-name="T2">, if the listeners </text:span><text:span text:style-name="T16">don't implement</text:span><text:span text:style-name="T2"> the </text:span><text:span text:style-name="T7">org.zkoss.zk.ui.event.Express</text:span><text:span text:style-name="T2"> interface</text:span>. The first added, the first called.</text:p>
        </text:list-item>
        <text:list-item>
          <text:p text:style-name="P31">Invoke the <text:span text:style-name="T6">onClick</text:span> member method of the targeting component, if any.</text:p>
        </text:list-item>
        <text:list-item>
          <text:p text:style-name="P31">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2">Use the <text:span text:style-name="T6">wait </text:span>method in the <text:span text:style-name="T6">org.zkoss.zk.ui.Executions</text:span> class to suspend the event handler itself, after creating a working thread.</text:p>
        </text:list-item>
        <text:list-item>
          <text:p text:style-name="P32">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2">The<text:span text:style-name="T2">n, the working thread could crush the information and create components as necessary. Just don't reference any component that belongs to any desktop.</text:span></text:p>
        </text:list-item>
        <text:list-item>
          <text:p text:style-name="P32">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2">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7" text:note-class="footnote"><text:note-citation>27</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8" text:note-class="footnote"><text:note-citation>28</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9" text:note-class="footnote"><text:note-citation>29</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3">&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3">&lt;window/&gt;</text:p>
          </table:table-cell>
        </table:table-row>
      </table:table>
      <text:p text:style-name="P34">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3">&lt;window&gt;<text:line-break/> &lt;groupbox&gt;<text:line-break/> <text:s text:c="3"/>Hello World!<text:line-break/> &lt;/groupbox&gt;<text:line-break/>&lt;/window&gt;</text:p>
            </table:table-cell>
          </table:table-row>
        </table:table-header-rows>
        <table:table-row>
          <table:table-cell table:style-name="Table23.A2" office:value-type="string">
            <text:p text:style-name="P35">Wrong:</text:p>
          </table:table-cell>
          <table:table-cell table:style-name="Table23.B2" office:value-type="string">
            <text:p text:style-name="P33">&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6">&lt;</text:p>
          </table:table-cell>
          <table:table-cell table:style-name="Table24.B2" office:value-type="string">
            <text:p text:style-name="P36">&amp;lt;</text:p>
          </table:table-cell>
        </table:table-row>
        <table:table-row>
          <table:table-cell table:style-name="Table24.A2" office:value-type="string">
            <text:p text:style-name="P36">&gt;</text:p>
          </table:table-cell>
          <table:table-cell table:style-name="Table24.B2" office:value-type="string">
            <text:p text:style-name="P36">&amp;gt;</text:p>
          </table:table-cell>
        </table:table-row>
        <table:table-row>
          <table:table-cell table:style-name="Table24.A2" office:value-type="string">
            <text:p text:style-name="P36">&amp;</text:p>
          </table:table-cell>
          <table:table-cell table:style-name="Table24.B2" office:value-type="string">
            <text:p text:style-name="P36">&amp;amp;</text:p>
          </table:table-cell>
        </table:table-row>
        <table:table-row>
          <table:table-cell table:style-name="Table24.A2" office:value-type="string">
            <text:p text:style-name="P36">"</text:p>
          </table:table-cell>
          <table:table-cell table:style-name="Table24.B2" office:value-type="string">
            <text:p text:style-name="P36">&amp;quot;</text:p>
          </table:table-cell>
        </table:table-row>
        <table:table-row>
          <table:table-cell table:style-name="Table24.A2" office:value-type="string">
            <text:p text:style-name="P36">'</text:p>
          </table:table-cell>
          <table:table-cell table:style-name="Table24.B2" office:value-type="string">
            <text:p text:style-name="P36">&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3">width="100%"</text:p>
              <text:p text:style-name="P33">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3">width=100%</text:p>
            <text:p text:style-name="P33">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7"><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8"><text:span text:style-name="T6">xmlns:="http://www.w3.org/1999/xhtml"</text:span> specifies a namespace called <text:span text:style-name="T6">http://www.w3.org/1999/xhtml</text:span>, and use it as the default namespace.</text:p>
        </text:list-item>
        <text:list-item>
          <text:p text:style-name="P38"><text:span text:style-name="T6">&lt;html&gt;</text:span> specifies an element called <text:span text:style-name="T6">html</text:span> from the default namespace, i.e., <text:span text:style-name="T6">http://www.w3.org/1999/xhtml</text:span> in this example.</text:p>
        </text:list-item>
        <text:list-item>
          <text:p text:style-name="P38"><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39">&lt;window xmlns="http://www.zkoss.org/2005/zul"</text:p>
      <text:p text:style-name="P39">xmlns:xsi="http://www.w3.org/2001/XMLSchema-instance"</text:p>
      <text:p text:style-name="P39">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3">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3">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3">The iteration depends on the type of the specified value of the <text:span text:style-name="T6">forEach</text:span> attribute.</text:p>
      <text:list text:style-name="L8">
        <text:list-item>
          <text:p text:style-name="P40">If <text:span text:style-name="T6">java.util.Collection</text:span>, it iterates each element of the collection.</text:p>
        </text:list-item>
        <text:list-item>
          <text:p text:style-name="P40">If <text:span text:style-name="T6">java.util.Map</text:span>, it iterates each <text:span text:style-name="T6">Map.Entry</text:span> of the map.</text:p>
        </text:list-item>
        <text:list-item>
          <text:p text:style-name="P40">If <text:span text:style-name="T6">java.util.Iterator</text:span>, it iterates each element from the iterator.</text:p>
        </text:list-item>
        <text:list-item>
          <text:p text:style-name="P40">If <text:span text:style-name="T6">java.util.Enumeration</text:span>, it iterates each element from the enumeration.</text:p>
        </text:list-item>
        <text:list-item>
          <text:p text:style-name="P40">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0">If null, nothing is generated (it is ignored).</text:p>
        </text:list-item>
        <text:list-item>
          <text:p text:style-name="P40">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3">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3">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3">self</text:p>
          </table:table-cell>
          <table:table-cell table:style-name="Table8.B2" office:value-type="string">
            <text:p text:style-name="P33">org.zkoss.zk.ui.Component</text:p>
            <text:p text:style-name="Table_20_Contents">The component itself.</text:p>
          </table:table-cell>
        </table:table-row>
        <table:table-row table:style-name="Table8.1">
          <table:table-cell table:style-name="Table8.A2" office:value-type="string">
            <text:p text:style-name="P33">spaceOwner</text:p>
          </table:table-cell>
          <table:table-cell table:style-name="Table8.B2" office:value-type="string">
            <text:p text:style-name="P33">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3">page</text:p>
          </table:table-cell>
          <table:table-cell table:style-name="Table8.B2" office:value-type="string">
            <text:p text:style-name="P33">org.zkoss.zk.ui.Page</text:p>
            <text:p text:style-name="Table_20_Contents">The page. It is the same as <text:span text:style-name="T6">self.page</text:span>.</text:p>
          </table:table-cell>
        </table:table-row>
        <table:table-row table:style-name="Table8.1">
          <table:table-cell table:style-name="Table8.A2" office:value-type="string">
            <text:p text:style-name="P33">des<text:span text:style-name="T2">ktop</text:span></text:p>
          </table:table-cell>
          <table:table-cell table:style-name="Table8.B2" office:value-type="string">
            <text:p text:style-name="P33">org.zkoss<text:span text:style-name="T2">.zk.ui.Desktop</text:span></text:p>
            <text:p text:style-name="P41">The desktop. It is the same as <text:span text:style-name="T6">self.desktop</text:span>.</text:p>
          </table:table-cell>
        </table:table-row>
        <table:table-row table:style-name="Table8.1">
          <table:table-cell table:style-name="Table8.A2" office:value-type="string">
            <text:p text:style-name="P33">session</text:p>
          </table:table-cell>
          <table:table-cell table:style-name="Table8.B2" office:value-type="string">
            <text:p text:style-name="P42">org.zkoss.zk.ui.Session</text:p>
            <text:p text:style-name="Table_20_Contents"><text:span text:style-name="T26">The session. It is similar to </text:span><text:span text:style-name="T27">javax.servlet.http.HttpSession</text:span><text:span text:style-name="T27"><text:note text:id="ftn31" text:note-class="footnote"><text:note-citation>31</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3">componentScope</text:p>
          </table:table-cell>
          <table:table-cell table:style-name="Table8.B2" office:value-type="string">
            <text:p text:style-name="P33">java.util.Map</text:p>
            <text:p text:style-name="P43">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3">spaceScope</text:p>
          </table:table-cell>
          <table:table-cell table:style-name="Table8.B2" office:value-type="string">
            <text:p text:style-name="P33">java.util.Map</text:p>
            <text:p text:style-name="P43">A map of attributes defined in the ID space containing this component.</text:p>
          </table:table-cell>
        </table:table-row>
        <table:table-row table:style-name="Table8.1">
          <table:table-cell table:style-name="Table8.A2" office:value-type="string">
            <text:p text:style-name="P33">pageScope</text:p>
          </table:table-cell>
          <table:table-cell table:style-name="Table8.B2" office:value-type="string">
            <text:p text:style-name="P33">java.util.Map</text:p>
            <text:p text:style-name="P43">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3">desktopScope</text:p>
          </table:table-cell>
          <table:table-cell table:style-name="Table8.B2" office:value-type="string">
            <text:p text:style-name="P33">java.util.Map</text:p>
            <text:p text:style-name="P43">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3">sessionScope</text:p>
          </table:table-cell>
          <table:table-cell table:style-name="Table8.B2" office:value-type="string">
            <text:p text:style-name="P33">java.util.Map</text:p>
            <text:p text:style-name="P43">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3">app<text:span text:style-name="T2">licationScope</text:span></text:p>
          </table:table-cell>
          <table:table-cell table:style-name="Table8.B2" office:value-type="string">
            <text:p text:style-name="P33">java.util.Map</text:p>
            <text:p text:style-name="P43">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3">req<text:span text:style-name="T2">uestScope</text:span></text:p>
          </table:table-cell>
          <table:table-cell table:style-name="Table8.B2" office:value-type="string">
            <text:p text:style-name="P33">java.util.Map</text:p>
            <text:p text:style-name="P43">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3">arg</text:p>
          </table:table-cell>
          <table:table-cell table:style-name="Table8.B2" office:value-type="string">
            <text:p text:style-name="P33">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3">each</text:p>
          </table:table-cell>
          <table:table-cell table:style-name="Table8.B2" office:value-type="string">
            <text:p text:style-name="P33">java.lang.Object</text:p>
            <text:p text:style-name="P44"><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3">for<text:span text:style-name="T2">EachStatus</text:span></text:p>
          </table:table-cell>
          <table:table-cell table:style-name="Table8.B2" office:value-type="string">
            <text:p text:style-name="P33">org.zkoss<text:span text:style-name="T2">.zk.ui.util.ForEachStatus</text:span></text:p>
            <text:p text:style-name="P45">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3">eve<text:span text:style-name="T2">nt</text:span></text:p>
          </table:table-cell>
          <table:table-cell table:style-name="Table8.B2" office:value-type="string">
            <text:p text:style-name="P33">org.zkoss<text:span text:style-name="T2">.zk.ui.event.Event</text:span><text:span text:style-name="T17"> or derived</text:span></text:p>
            <text:p text:style-name="P45">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6">If you are in a component, use <text:span text:style-name="T6">getDesktop().getExecution()</text:span>.</text:p>
        </text:list-item>
        <text:list-item>
          <text:p text:style-name="P46">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7">&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3">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3">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3">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3">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3">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7">&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P47">&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2" text:note-class="footnote"><text:note-citation>32</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8">&lt;?component name="<text:span text:style-name="T13">myName</text:span>" macro-uri="<text:span text:style-name="T13">/mypath/my.zul</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Text_20_body_20_indent_20_2">Defines a new com<text:span text:style-name="T2">ponent based on a ZUML page. It is called </text:span><text:span text:style-name="T16">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8">&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3">name</text:p>
          </table:table-cell>
          <table:table-cell table:style-name="Table27.B2" office:value-type="string">
            <text:p text:style-name="Table_20_Contents">[Req<text:span text:style-name="T2">uired]</text:span></text:p>
            <text:p text:style-name="P35">The component name.</text:p>
          </table:table-cell>
        </table:table-row>
        <table:table-row>
          <table:table-cell table:style-name="Table27.A2" office:value-type="string">
            <text:p text:style-name="P33">macro-uri</text:p>
          </table:table-cell>
          <table:table-cell table:style-name="Table27.B2" office:value-type="string">
            <text:p text:style-name="Table_20_Contents">[Req<text:span text:style-name="T2">uired, if the by-macro format is used]</text:span></text:p>
            <text:p text:style-name="P35">Used by the by-macro format to specify the URI of the ZUML page, which is used as the template to create components.</text:p>
          </table:table-cell>
        </table:table-row>
        <table:table-row>
          <table:table-cell table:style-name="Table27.A2" office:value-type="string">
            <text:p text:style-name="P33">class</text:p>
          </table:table-cell>
          <table:table-cell table:style-name="Table27.B2" office:value-type="string">
            <text:p text:style-name="Table_20_Contents">[Opt<text:span text:style-name="T2">ional]</text:span></text:p>
            <text:p text:style-name="P35">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3">ext<text:span text:style-name="T2">ends</text:span></text:p>
          </table:table-cell>
          <table:table-cell table:style-name="Table27.B2" office:value-type="string">
            <text:p text:style-name="Table_20_Contents">[Opt<text:span text:style-name="T2">ional]</text:span></text:p>
            <text:p text:style-name="P35">Used with the <text:span text:style-name="T6">by-class</text:span> format to denote the component name to use its properties as the default value, and then override only properties that are specified in this directive.</text:p>
            <text:p text:style-name="P35">If not specified, any existent definition is ignored. The new component is brand-new, and defined completely with properties specified in this directive.</text:p>
          </table:table-cell>
        </table:table-row>
        <table:table-row>
          <table:table-cell table:style-name="Table27.A2" office:value-type="string">
            <text:p text:style-name="P33">mold-name</text:p>
          </table:table-cell>
          <table:table-cell table:style-name="Table27.B2" office:value-type="string">
            <text:p text:style-name="Table_20_Contents">[Opt<text:span text:style-name="T2">ional][Default: default]</text:span></text:p>
            <text:p text:style-name="P35">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3">mold-uri</text:p>
          </table:table-cell>
          <table:table-cell table:style-name="Table27.B2" office:value-type="string">
            <text:p text:style-name="Table_20_Contents">[Opt<text:span text:style-name="T2">ional]</text:span></text:p>
            <text:p text:style-name="P35">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3"><text:span text:style-name="T13">pro</text:span><text:span text:style-name="T16">p1</text:span><text:span text:style-name="T2">, </text:span><text:span text:style-name="T16">prop2</text:span><text:span text:style-name="T2">...</text:span></text:p>
          </table:table-cell>
          <table:table-cell table:style-name="Table27.B2" office:value-type="string">
            <text:p text:style-name="Table_20_Contents">[Opt<text:span text:style-name="T2">ional]</text:span></text:p>
            <text:p text:style-name="P35">Used with both the <text:span text:style-name="T6">by-class</text:span> and <text:span text:style-name="T6">by-macro</text:span> formats to specify the initial properties (aka., members) of a component.</text:p>
            <text:p text:style-name="P35">The initial properties are applied <text:span text:style-name="T13">automatically</text:span> if a component is created by ZUML (aka., specified as part of a ZUML page).</text:p>
            <text:p text:style-name="P35">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7">&lt;?init class="..." [arg0="..."] [arg1="..."] [arg2="..."] [arg3="..."]?&gt;</text:p>
      <text:p text:style-name="P4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3">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5">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3">zscript</text:p>
          </table:table-cell>
          <table:table-cell table:style-name="Table19.B2" office:value-type="string">
            <text:p text:style-name="Table_20_Contents">[Opt<text:span text:style-name="T2">ional]</text:span></text:p>
            <text:p text:style-name="P35">A <text:span text:style-name="T6">script</text:span> file that will be evaluated in the Page Initial phase.</text:p>
          </table:table-cell>
        </table:table-row>
        <table:table-row table:style-name="Table19.1">
          <table:table-cell table:style-name="Table19.A2" office:value-type="string">
            <text:p text:style-name="P33">arg0, arg1, arg2, arg3,...</text:p>
          </table:table-cell>
          <table:table-cell table:style-name="Table19.B2" office:value-type="string">
            <text:p text:style-name="Table_20_Contents">[Opt<text:span text:style-name="T2">ional]</text:span></text:p>
            <text:p text:style-name="P35">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7">&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ui.util.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3">class</text:p>
          </table:table-cell>
          <table:table-cell table:style-name="Table30.B2" office:value-type="string">
            <text:p text:style-name="Table_20_Contents">[Required]</text:p>
            <text:p text:style-name="Table_20_Contents">A class name that must imp<text:span text:style-name="T2">lement the </text:span><text:span text:style-name="T7">org.zkoss.zk.ui.util.VariableResolver</text:span><text:span text:style-name="T2"> interface.</text:span></text:p>
            <text:p text:style-name="P35">An instance of the specified class is constructed and added to the page.</text:p>
          </table:table-cell>
        </table:table-row>
      </table:table>
      <text:h text:style-name="Heading_20_3" text:outline-level="3">The <text:span text:style-name="T6">import</text:span> Directive</text:h>
      <text:p text:style-name="P47">&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3">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9">&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0">These are so-called header elements in HTML. Currently only HTML-based clients (so-called browsers) support them.</text:p>
      <text:p text:style-name="P50">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1">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7">&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2"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2"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3">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3">unless</text:p>
          </table:table-cell>
          <table:table-cell table:style-name="Table29.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3">for<text:span text:style-name="T2">Each</text:span></text:p>
          </table:table-cell>
          <table:table-cell table:style-name="Table29.B2" office:value-type="string">
            <text:p text:style-name="Table_20_Contents">[Opt<text:span text:style-name="T2">ional][Default: </text:span><text:span text:style-name="T16">ignored</text:span><text:span text:style-name="T28">]</text:span></text:p>
            <text:p text:style-name="P53">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7">&lt;zscript [language="Java"]&gt;<text:span text:style-name="T13">Scripting codes</text:span><text:span text:style-name="T15">&lt;/zscript&gt;<text:line-break/>&lt;zscript src="</text:span><text:span text:style-name="T13">uri</text:span><text:span text:style-name="T15">" [language="Java"]/&gt;</text:span></text:p>
      <text:p text:style-name="P54">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4">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3">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5">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3">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5">It specifies the scripting language in which the scripting codes are written.</text:p>
          </table:table-cell>
        </table:table-row>
        <table:table-row table:style-name="Table6.1">
          <table:table-cell table:style-name="Table6.A2" office:value-type="string">
            <text:p text:style-name="P33">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3">unless</text:p>
          </table:table-cell>
          <table:table-cell table:style-name="Table6.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5">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5">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3">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3">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3">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19">&lt;/window&gt;</text:p>
      <text:p text:style-name="Text_20_body_20_indent">It is equivalent to</text:p>
      <text:p text:style-name="P19">&lt;window&gt;</text:p>
      <text:p text:style-name="P19"><text:tab/>&lt;zscript&gt;</text:p>
      <text:p text:style-name="P19"><text:tab/><text:tab/>self.setAttribute("main.rich");</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2"><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3">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3">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3">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7">xul</text:span><text:span text:style-name="T17"> and </text:span><text:span text:style-name="T7">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6"><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3">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6">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8">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81"><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2"><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7">hyphen</text:p>
            </table:table-cell>
            <table:table-cell table:style-name="Table5.A1" office:value-type="string">
              <text:p text:style-name="P58">pre</text:p>
            </table:table-cell>
            <table:table-cell table:style-name="Table5.A1" office:value-type="string">
              <text:p text:style-name="P58">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9">false</text:p>
          </table:table-cell>
          <table:table-cell table:style-name="Table5.A2" office:value-type="string">
            <text:p text:style-name="P59">false</text:p>
          </table:table-cell>
          <table:table-cell table:style-name="Table5.A2" office:value-type="string">
            <text:p text:style-name="P59">pos<text:span text:style-name="T2">itive</text:span></text:p>
          </table:table-cell>
          <table:table-cell table:style-name="Table5.D2" office:value-type="string">
            <text:p text:style-name="P35">Truncated the characters that exceeds the specified <text:span text:style-name="T6">maxlength</text:span>.</text:p>
          </table:table-cell>
        </table:table-row>
        <table:table-row>
          <table:table-cell table:style-name="Table5.A2" office:value-type="string">
            <text:p text:style-name="P59">true</text:p>
          </table:table-cell>
          <table:table-cell table:style-name="Table5.A2" office:value-type="string">
            <text:p text:style-name="P59">any</text:p>
          </table:table-cell>
          <table:table-cell table:style-name="Table5.A2" office:value-type="string">
            <text:p text:style-name="P59">pos<text:span text:style-name="T2">itive</text:span></text:p>
          </table:table-cell>
          <table:table-cell table:style-name="Table5.D2" office:value-type="string">
            <text:p text:style-name="P35">If the length of a word exceeds maxlength, the word is hypernated.</text:p>
          </table:table-cell>
        </table:table-row>
        <table:table-row>
          <table:table-cell table:style-name="Table5.A2" office:value-type="string">
            <text:p text:style-name="P59">false</text:p>
          </table:table-cell>
          <table:table-cell table:style-name="Table5.A2" office:value-type="string">
            <text:p text:style-name="P59">true</text:p>
          </table:table-cell>
          <table:table-cell table:style-name="Table5.A2" office:value-type="string">
            <text:p text:style-name="P60">any</text:p>
          </table:table-cell>
          <table:table-cell table:style-name="Table5.D2" office:value-type="string">
            <text:p text:style-name="P35"><text:span text:style-name="T6">maxlength</text:span> is ignored.</text:p>
          </table:table-cell>
        </table:table-row>
        <table:table-row>
          <table:table-cell table:style-name="Table5.A2" office:value-type="string">
            <text:p text:style-name="P59">any</text:p>
          </table:table-cell>
          <table:table-cell table:style-name="Table5.A2" office:value-type="string">
            <text:p text:style-name="P59">any</text:p>
          </table:table-cell>
          <table:table-cell table:style-name="Table5.A2" office:value-type="string">
            <text:p text:style-name="P60">0</text:p>
          </table:table-cell>
          <table:table-cell table:style-name="Table5.D2" office:value-type="string">
            <text:p text:style-name="P35"><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83"><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7"><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8"><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3">Browser and Locale Dependent URI</text:span> section in the <text:span text:style-name="T33">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1">In the above example, we assume you have a class called <text:span text:style-name="T6">MapImage</text:span> for generating a map of the specified location, which is so-called business logic.</text:p>
      <text:p text:style-name="P61">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2"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3">circle</text:p>
          </table:table-cell>
          <table:table-cell table:style-name="Table16.B2" office:value-type="string">
            <text:p text:style-name="P33">coo<text:span text:style-name="T2">rds="x, y, r"</text:span></text:p>
            <text:p text:style-name="P35">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3">polygon</text:p>
          </table:table-cell>
          <table:table-cell table:style-name="Table16.B2" office:value-type="string">
            <text:p text:style-name="P33">coo<text:span text:style-name="T2">rds="x1, y1, x2, y2, x3, y3..."</text:span></text:p>
            <text:p text:style-name="P35">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3">rectangle</text:p>
          </table:table-cell>
          <table:table-cell table:style-name="Table16.B2" office:value-type="string">
            <text:p text:style-name="P33">coo<text:span text:style-name="T2">rds="x1, y1, x2, y2"</text:span></text:p>
            <text:p text:style-name="P35">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2"><text:span text:style-name="T6">Alt+DOWN</text:span> to pop up the calendar.</text:p>
        </text:list-item>
        <text:list-item>
          <text:p text:style-name="P62"><text:span text:style-name="T6">LEFT, RIGHT, UP</text:span> and <text:span text:style-name="T6">DOWN</text:span> to cha<text:span text:style-name="T2">nge the selected day from the calendar.</text:span></text:p>
        </text:list-item>
        <text:list-item>
          <text:p text:style-name="P63"><text:span text:style-name="T6">ENTER</text:span> to activate the selection by copying the selected day to the <text:span text:style-name="T6">datebox</text:span><text:span text:style-name="T9"> control.</text:span></text:p>
        </text:list-item>
        <text:list-item>
          <text:p text:style-name="P62"><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4"><text:span text:style-name="T2">The above statement is XML, so do </text:span><text:span text:style-name="T16">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4">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5">The error message, if specified, must be the last element and start with colon.</text:p>
        </text:list-item>
        <text:list-item>
          <text:p text:style-name="P6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2" text:outline-level="4">Customized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zk&gt;</text:p>
      <text:p text:style-name="P29">&lt;zscript&gt;&lt;![CDATA[</text:p>
      <text:p text:style-name="P29">Constraint ctt = new Constraint() {</text:p>
      <text:p text:style-name="P29"><text:tab/>public void validate(Component comp, Object value) throws WrongValueException {</text:p>
      <text:p text:style-name="P29"><text:tab/><text:tab/>if (((Integer)value).intValue() &lt; 100)</text:p>
      <text:p text:style-name="P29"><text:tab/><text:tab/><text:tab/>throw new WrongValueException(comp, "At least 100 must be specified");</text:p>
      <text:p text:style-name="P29"><text:tab/>}</text:p>
      <text:p text:style-name="P29"><text:tab/>public String getValidationScript() {return null;}</text:p>
      <text:p text:style-name="P29"><text:tab/>public String getErrorMessage() {return null;}</text:p>
      <text:p text:style-name="P29"><text:tab/>boolean isClientComplete() {return false;}</text:p>
      <text:p text:style-name="P29">}</text:p>
      <text:p text:style-name="P29">]]&gt;&lt;/zscript&gt;</text:p>
      <text:p text:style-name="P29">&lt;intbox constraint="${ctt}"/&gt;</text:p>
      <text:p text:style-name="P29">&lt;window height="400px"/&gt;</text:p>
      <text:p text:style-name="P29">&lt;/zk&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P66" text:outline-level="4">org.zkoss<text:span text:style-name="T2">.zk.ui.WrongValueException</text:span></text:h>
      <text:p text:style-name="Text_20_body_20_indent_20_2"><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P26">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29"><text:tab/><text:tab/>}</text:p>
      <text:p text:style-name="Code_20_Indent_20_2"><text:tab/>&lt;/attribute&gt;</text:p>
      <text:p text:style-name="Code_20_Indent_20_2">&lt;/textbox&gt;</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8"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7">A window is an owner of an ID space. Any component contained in a window, including itself, could be found by use of the <text:span text:style-name="T6">getFellow</text:span> method, if it is assigned with an identifier.</text:p>
        </text:list-item>
        <text:list-item>
          <text:p text:style-name="P67">A window could be overlapped, popup, and embedded.</text:p>
        </text:list-item>
        <text:list-item>
          <text:p text:style-name="P6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draw:frame draw:style-name="fr8"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7">event.stopPropagation()</text:span><text:span text:style-name="T2"> must be called to prevent Window.onClose() being called.</text:span></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8">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9">normal</text:p>
          </table:table-cell>
          <table:table-cell table:style-name="Table17.A2" office:value-type="string">
            <text:p text:style-name="P59">embedded</text:p>
          </table:table-cell>
          <table:table-cell table:style-name="Table17.A2" office:value-type="string">
            <text:p text:style-name="P59">ove<text:span text:style-name="T2">rlapped</text:span></text:p>
          </table:table-cell>
          <table:table-cell table:style-name="Table17.A2" office:value-type="string">
            <text:p text:style-name="P59">pop<text:span text:style-name="T2">up</text:span></text:p>
          </table:table-cell>
          <table:table-cell table:style-name="Table17.E2" office:value-type="string">
            <text:p text:style-name="P59">mod<text:span text:style-name="T2">al</text:span></text:p>
          </table:table-cell>
        </table:table-row>
        <table:table-row>
          <table:table-cell table:style-name="Table17.A2" office:value-type="string">
            <text:p text:style-name="P59">none</text:p>
          </table:table-cell>
          <table:table-cell table:style-name="Table17.A2" office:value-type="string">
            <text:p text:style-name="P59">embedded-none</text:p>
          </table:table-cell>
          <table:table-cell table:style-name="Table17.A2" office:value-type="string">
            <text:p text:style-name="P59">ove<text:span text:style-name="T2">rlapped-none</text:span></text:p>
          </table:table-cell>
          <table:table-cell table:style-name="Table17.A2" office:value-type="string">
            <text:p text:style-name="P59">pop<text:span text:style-name="T2">up-none</text:span></text:p>
          </table:table-cell>
          <table:table-cell table:style-name="Table17.E2" office:value-type="string">
            <text:p text:style-name="P59">mod<text:span text:style-name="T2">al-none</text:span></text:p>
          </table:table-cell>
        </table:table-row>
        <table:table-row>
          <table:table-cell table:style-name="Table17.A2" office:value-type="string">
            <text:p text:style-name="P59">xyz</text:p>
          </table:table-cell>
          <table:table-cell table:style-name="Table17.A2" office:value-type="string">
            <text:p text:style-name="P59">embedded-xyz</text:p>
          </table:table-cell>
          <table:table-cell table:style-name="Table17.A2" office:value-type="string">
            <text:p text:style-name="P59">ove<text:span text:style-name="T2">rlapped-xyz</text:span></text:p>
          </table:table-cell>
          <table:table-cell table:style-name="Table17.A2" office:value-type="string">
            <text:p text:style-name="P59">pop<text:span text:style-name="T2">up-xyz</text:span></text:p>
          </table:table-cell>
          <table:table-cell table:style-name="Table17.E2" office:value-type="string">
            <text:p text:style-name="P59">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2"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6">only</text:span><text:span text:style-name="T2"> put a window into the </text:span><text:span text:style-name="T16">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3" text:note-class="footnote"><text:note-citation>33</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6"><draw:frame draw:style-name="fr12" draw:name="graphics69" text:anchor-type="paragraph" svg:width="15.76cm" svg:height="9.372cm" draw:z-index="80"><draw:image xlink:href="Pictures/10000000000005110000034A677D3288.png" xlink:type="simple" xlink:show="embed" xlink:actuate="onLoad"/></draw:frame>It will cause the following result<text:note text:id="ftn34" text:note-class="footnote"><text:note-citation>34</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8"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3">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3">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3">Some examples are shown as follows.</text:p>
      <text:p text:style-name="Code"><draw:frame draw:style-name="fr7"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3">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3">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3">Thus, the two lines below are equivalent:</text:p>
      <text:p text:style-name="Code">&lt;vbox&gt;</text:p>
      <text:p text:style-name="Code">&lt;box orient="vertical"&gt;</text:p>
      <text:p text:style-name="P23">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3">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3">The generic syntax of tab boxes is as follows.</text:p>
      <text:p text:style-name="Code"><draw:frame draw:style-name="fr7"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0"><text:span text:style-name="T6">tabbox</text:span>: The outer box that contains the tabs and tab panels. </text:p>
        </text:list-item>
      </text:list>
      <text:list text:style-name="L16">
        <text:list-item>
          <text:p text:style-name="P71"><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2"><text:span text:style-name="T6">tab</text:span>: A specific tab. Clicking on the tab brings the tab panel to the front. You could put a label and an image on it.</text:p>
        </text:list-item>
      </text:list>
      <text:list text:style-name="L18">
        <text:list-item>
          <text:p text:style-name="P73"><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6"><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5"><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0">
        <text:list-item>
          <text:p text:style-name="P77">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7">By use of the <text:span text:style-name="T6">bar</text:span> property, you could control whether to show a horizontal or vertical line between component.</text:p>
        </text:list-item>
        <text:list-item>
          <text:p text:style-name="P77"><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3">A menu bar contains a collection of menu items and sub menus. A sub menu contains a collection of menu items and other sub menus. They, therefore, constructs a tree of menu items that user could select to execute.</text:p>
      <text:p text:style-name="P23">An example of menu bars is as follows.</text:p>
      <text:p text:style-name="Code"><draw:frame draw:style-name="fr7"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1">
        <text:list-item>
          <text:p text:style-name="P78"><text:span text:style-name="T6">menubar</text:span>: The topmost container for a collection of menu items (<text:span text:style-name="T6">menuitem</text:span>) and menus (<text:span text:style-name="T6">menu</text:span>). </text:p>
        </text:list-item>
        <text:list-item>
          <text:p text:style-name="P79"><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9"><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2">
        <text:list-item>
          <text:p text:style-name="P80"><text:span text:style-name="T6">menuitem</text:span>: An individual command on a menu. This could be placed in a menu bar, or a popup menu. </text:p>
        </text:list-item>
      </text:list>
      <text:list text:style-name="L23">
        <text:list-item>
          <text:p text:style-name="P81"><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7">popup</text:span><text:span text:style-name="T2"> and </text:span><text:span text:style-name="T7">menupopup</text:span><text:span text:style-name="T2">.</text:span></text:p>
      <text:p text:style-name="P23">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3">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5"><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3">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8">Property</text:p>
            </table:table-cell>
            <table:table-cell table:style-name="Table31.B1" office:value-type="string">
              <text:p text:style-name="P68">Description</text:p>
            </table:table-cell>
          </table:table-row>
        </table:table-header-rows>
        <table:table-row>
          <table:table-cell table:style-name="Table31.A2" office:value-type="string">
            <text:p text:style-name="P33">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3">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3">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self.getChildren().isEmpty()) {</text:p>
      <text:p text:style-name="P19"><text:tab/><text:tab/>new Label("Popup").seParent(self);</text:p>
      <text:p text:style-name="P19"><text:tab/><text:tab/>...</text:p>
      <text:p text:style-name="P19"><text:tab/>}</text:p>
      <text:p text:style-name="P19"><text:tab/>if (event.getReference() instanceof Textbox) {</text:p>
      <text:p text:style-name="P19"><text:tab/><text:tab/>//you can do component-dependent manipulation here</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3"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4">
        <text:list-item>
          <text:p text:style-name="P82"><text:span text:style-name="T6">UP</text:span><text:span text:style-name="T9"> and </text:span><text:span text:style-name="T6">DOWN</text:span> to move the selection up and down one list item.</text:p>
        </text:list-item>
        <text:list-item>
          <text:p text:style-name="P82"><text:span text:style-name="T6">PgUp</text:span> and <text:span text:style-name="T6">PgDn</text:span> to move the<text:span text:style-name="T2"> selection up and down in a step of one page.</text:span></text:p>
        </text:list-item>
        <text:list-item>
          <text:p text:style-name="P82"><text:span text:style-name="T7">HOME</text:span><text:span text:style-name="T2"> to move the selection to the first item, and </text:span><text:span text:style-name="T7">END</text:span><text:span text:style-name="T2"> to the last item.</text:span></text:p>
        </text:list-item>
        <text:list-item>
          <text:p text:style-name="P82"><text:span text:style-name="T6">Ctrl+UP</text:span> and <text:span text:style-name="T6">Ctrl+DOWN</text:span> to move the focus up and down one list item without changing <text:span text:style-name="T2">the selection.</text:span></text:p>
        </text:list-item>
        <text:list-item>
          <text:p text:style-name="P83"><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5" text:note-class="footnote"><text:note-citation>35</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6" text:note-class="footnote"><text:note-citation>36</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5">
        <text:list-item>
          <text:p text:style-name="P84">It is easier to use different views to show the same set of data.</text:p>
        </text:list-item>
        <text:list-item>
          <text:p text:style-name="P85">The list box sends the data to the client only if it is visible. It saves a lot of network traffic if the amount of data is huge.</text:p>
        </text:list-item>
      </text:list>
      <text:p text:style-name="Text_20_body_20_indent">There are three steps to use the live data.</text:p>
      <text:list text:style-name="L26">
        <text:list-item>
          <text:p text:style-name="P86">Prepare the data in the form of <text:span text:style-name="T6">ListModel</text:span>. ZK has a concrete implementation called <text:span text:style-name="T6">org.zkoss.zul.SimpleListModel</text:span>. for representing an array of objects.</text:p>
        </text:list-item>
        <text:list-item>
          <text:p text:style-name="P86">Implement the <text:span text:style-name="T6">org.zkoss.zul.ListitemRenderer</text:span> interface for rendering an item of data into a row of the list box.</text:p>
        </text:list-item>
      </text:list>
      <text:list text:style-name="L27">
        <text:list-item>
          <text:list>
            <text:list-item>
              <text:p text:style-name="P87">This is optional. If not specified, the default renderer is used to render the data into the first column.</text:p>
            </text:list-item>
            <text:list-item>
              <text:p text:style-name="P87">You could implement different rederers for represent the same data in different views.</text:p>
            </text:list-item>
          </text:list>
        </text:list-item>
      </text:list>
      <text:list text:style-name="L26" text:continue-numbering="true">
        <text:list-item>
          <text:p text:style-name="P86">Specify the data in the <text:span text:style-name="T6">model</text:span> property, and, optionally, the renderer in the <text:span text:style-name="T6">itemRenderer</text:span> property.</text:p>
        </text:list-item>
      </text:list>
      <text:p text:style-name="P20">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7"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7">sort</text:span><text:span text:style-name="T2"> method invokes the </text:span><text:span text:style-name="T7">renderAll</text:span><text:span text:style-name="T2"> method of </text:span><text:span text:style-name="T7">Listbox</text:span><text:span text:style-name="T2"> to ensure all list items if live data, i.e., </text:span><text:span text:style-name="T7">ListModel</text:span><text:span text:style-name="T2">, are loaded. It might not be appropriate if there are a lot of data to load. On the other hand, there is usually a better way to sort them. For example, in a database application, you usually can use the </text:span><text:span text:style-name="T7">SELECT</text:span><text:span text:style-name="T2"> command with the proper </text:span><text:span text:style-name="T7">ORDER BY</text:span><text:span text:style-name="T2"> to load data on the fly. Then, you shall either intercept the </text:span><text:span text:style-name="T7">onSort</text:span><text:span text:style-name="T2"> event or override the </text:span><text:span text:style-name="T7">sort</text:span><text:span text:style-name="T2"> method to handle the sorting manually.</text:span></text:p>
      <text:p text:style-name="Code_20_Indent">public class MyListheader ext<text:span text:style-name="T2">ends Listheader {</text:span></text:p>
      <text:p text:style-name="P19"><text:tab/>public boolean sort(boolean ascending) {</text:p>
      <text:p text:style-name="P19"><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19"><text:tab/><text:tab/>((MyListModel)getListbox().getModel()).setSortDirection(ascending);</text:p>
      <text:p text:style-name="P19"><text:tab/><text:tab/>return true;</text:p>
      <text:p text:style-name="P19"><text:tab/>}</text:p>
      <text:p text:style-name="P19">}</text:p>
      <text:p text:style-name="Text_20_body_20_indent">The<text:span text:style-name="T2">n, </text:span></text:p>
      <text:p text:style-name="P19">public class MyListModel extends AbstractListModel {</text:p>
      <text:p text:style-name="P19"><text:tab/>public void setSortDirection(boolean ascending) {</text:p>
      <text:p text:style-name="P19"><text:tab/><text:tab/>//Issue SQL similar to: SELECT x, y, z FROM tbl ORDER BY xx ASC (or DESC)</text:p>
      <text:p text:style-name="P19"><text:tab/><text:tab/>fireEvent(ListDataEvent.CONTENTS_CHANGED, 0, size – 1);</text:p>
      <text:p text:style-name="P19"><text:tab/><text:tab/><text:tab/>//notify Listbox to redraw</text:p>
      <text:p text:style-name="P19"><text:tab/>}</text:p>
      <text:p text:style-name="P19"><text:tab/>...</text:p>
      <text:p text:style-name="P19">}</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28">
        <text:list-item>
          <text:p text:style-name="P88">Don't use a list box, when a grid is a better choice. The appearances of list boxes and grids are similar, but the list box shall be used only to represent a list of selectable items.</text:p>
        </text:list-item>
        <text:list-item>
          <text:p text:style-name="P88">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8">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9">
        <text:list-item>
          <text:p text:style-name="P89"><text:span text:style-name="T6">tree</text:span>: This is the outer com<text:span text:style-name="T2">ponent</text:span> of a tree control. </text:p>
        </text:list-item>
      </text:list>
      <text:list text:style-name="L30">
        <text:list-item>
          <text:p text:style-name="P90"><text:span text:style-name="T6">treecols</text:span>: This com<text:span text:style-name="T2">ponent</text:span> is a placeholder for a col<text:span text:style-name="T2">lection</text:span> of <text:span text:style-name="T6">treecol</text:span> components. </text:p>
        </text:list-item>
      </text:list>
      <text:list text:style-name="L31">
        <text:list-item>
          <text:p text:style-name="P91"><text:span text:style-name="T6">treecol</text:span>: This is used to declare a column of the tree. By using this comlumn, you can specify additional information such as the column header. </text:p>
        </text:list-item>
      </text:list>
      <text:list text:style-name="L32">
        <text:list-item>
          <text:p text:style-name="P92"><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3"><text:span text:style-name="T6">treeitem</text:span>: This component contains a row of data (<text:span text:style-name="T6">treerow</text:span>), and an optional <text:span text:style-name="T6">treechildren</text:span>.</text:p>
          <text:list>
            <text:list-item>
              <text:p text:style-name="P93">If the component doesn't contain a <text:span text:style-name="T6">treechildren</text:span>, it is a leaf node that doesn't accept any child items.</text:p>
            </text:list-item>
            <text:list-item>
              <text:p text:style-name="P93">If it contains a <text:span text:style-name="T6">treechildren</text:span>, it is a branch node that might contain other items.</text:p>
            </text:list-item>
            <text:list-item>
              <text:p text:style-name="P93">For a branch node, an +/- button will appear at the beginning of the row, such that user could open and close the item by clicking on the +/- button.</text:p>
            </text:list-item>
          </text:list>
        </text:list-item>
        <text:list-item>
          <text:p text:style-name="P92"><text:span text:style-name="T7">treerow</text:span><text:span text:style-name="T2">: </text:span>A single row in the tree, which should be placed inside a <text:span text:style-name="T6">treeitem</text:span> component.</text:p>
        </text:list-item>
        <text:list-item>
          <text:p text:style-name="P92"><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3">
        <text:list-item>
          <text:p text:style-name="P94"><text:span text:style-name="T6">UP</text:span><text:span text:style-name="T9"> and </text:span><text:span text:style-name="T6">DOWN</text:span> to move the selection up and down one tree item.</text:p>
        </text:list-item>
        <text:list-item>
          <text:p text:style-name="P94"><text:span text:style-name="T6">PgUp</text:span> and <text:span text:style-name="T6">PgDn</text:span> to move the<text:span text:style-name="T2"> selection up and down in a step of one page.</text:span></text:p>
        </text:list-item>
        <text:list-item>
          <text:p text:style-name="P95"><text:span text:style-name="T6">HOME</text:span> to move the selection to the first item, and <text:span text:style-name="T6">END</text:span> to the last item.</text:p>
        </text:list-item>
        <text:list-item>
          <text:p text:style-name="P94"><text:span text:style-name="T6">RIGHT</text:span><text:span text:style-name="T9"> to open a tree item, and </text:span><text:span text:style-name="T6">LEFT</text:span><text:span text:style-name="T9"> to close a tree item.</text:span></text:p>
        </text:list-item>
        <text:list-item>
          <text:p text:style-name="P94"><text:span text:style-name="T6">Ctrl+UP</text:span> and <text:span text:style-name="T6">Ctrl+DOWN</text:span> to move the focus up and down one tree item without changing <text:span text:style-name="T2">the selection.</text:span></text:p>
        </text:list-item>
        <text:list-item>
          <text:p text:style-name="P95"><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4">
        <text:list-item>
          <text:p text:style-name="P96"><text:span text:style-name="T6">Alt+DOWN</text:span> to pop up the list.</text:p>
        </text:list-item>
        <text:list-item>
          <text:p text:style-name="P96"><text:span text:style-name="T6">Alt+UP</text:span> or <text:span text:style-name="T6">ESC</text:span> to close the list.</text:p>
        </text:list-item>
        <text:list-item>
          <text:p text:style-name="P9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4"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7" text:note-class="footnote"><text:note-citation>37</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5"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3">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5">
        <text:list-item>
          <text:p text:style-name="P97"><text:span text:style-name="T6">Alt+DOWN</text:span> to pop up the list.</text:p>
        </text:list-item>
        <text:list-item>
          <text:p text:style-name="P97"><text:span text:style-name="T6">Alt+UP</text:span> or <text:span text:style-name="T6">ESC</text:span> to close the list.</text:p>
        </text:list-item>
        <text:list-item>
          <text:p text:style-name="P9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5"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3"/>
      <text:p text:style-name="Code">&lt;chart id="mychart" type="pie" width="400" height="200" threeD="true" fgAlpha="128"&gt;</text:p>
      <text:p text:style-name="Code"><text:s text:c="2"/>&lt;zscript&gt;&lt;![CDATA[</text:p>
      <text:p text:style-name="Code"><draw:frame draw:style-name="fr16"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8">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6">
        <text:list-item>
          <text:p text:style-name="P99">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99"><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0">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2">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1"><draw:frame draw:style-name="fr17"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8" text:note-class="footnote"><text:note-citation>3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39" text:note-class="footnote"><text:note-citation>39</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29"><text:tab/>&lt;include src="/my.zul"/&gt;</text:p>
      <text:p text:style-name="P29"><text:tab/>&lt;zscript&gt;</text:p>
      <text:p text:style-name="P29"><text:tab/><text:tab/>desktop.getPages(); //the included page <text:span text:style-name="T24">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2"><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0" text:note-class="footnote"><text:note-citation>40</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1" text:note-class="footnote"><text:note-citation>41</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8"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3">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19"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1">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3">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3">The syntax of a client-side action is as follows.</text:p>
      <text:p text:style-name="Code">action="[focus|blur|mouseover|mouseout|click...]: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7">
        <text:list-item>
          <text:p text:style-name="P102">CSA executes at the client side and takes place, before ZK event listener is called at the server.</text:p>
        </text:list-item>
        <text:list-item>
          <text:p text:style-name="P102">CSA codes are written in JavaScript, while ZK eve<text:span text:style-name="T2">nt listeners are written in Java.</text:span></text:p>
        </text:list-item>
        <text:list-item>
          <text:p text:style-name="P103">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7"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3">onClick</text:p>
          </table:table-cell>
          <table:table-cell>
            <table:table table:is-sub-table="true">
              <table:table-column table:style-name="Table9.B"/>
              <table:table-row table:style-name="Table9.1">
                <table:table-cell table:style-name="Table9.B2.1.1" office:value-type="string">
                  <text:p text:style-name="P33">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3">Denotes user has clicked the component.</text:p>
                </table:table-cell>
              </table:table-row>
            </table:table>
          </table:table-cell>
        </table:table-row>
        <table:table-row table:style-name="Table9.1">
          <table:table-cell table:style-name="Table9.A2" office:value-type="string">
            <text:p text:style-name="P33">onRightClick</text:p>
          </table:table-cell>
          <table:table-cell>
            <table:table table:is-sub-table="true">
              <table:table-column table:style-name="Table9.B"/>
              <table:table-row table:style-name="Table9.1">
                <table:table-cell table:style-name="Table9.B2.1.1" office:value-type="string">
                  <text:p text:style-name="P33">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3">onDoubleClick</text:p>
          </table:table-cell>
          <table:table-cell>
            <table:table table:is-sub-table="true">
              <table:table-column table:style-name="Table9.B"/>
              <table:table-row table:style-name="Table9.1">
                <table:table-cell table:style-name="Table9.B2.1.1" office:value-type="string">
                  <text:p text:style-name="P33">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3">onOK</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3">onCancel</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3">onCtrlKey</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36">#n</text:p>
          </table:table-cell>
          <table:table-cell table:style-name="Table28.B2" office:value-type="string">
            <text:p text:style-name="P10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5">#home</text:p>
                </table:table-cell>
                <table:table-cell table:style-name="Table33.B1" office:value-type="string">
                  <text:p text:style-name="P105">Home</text:p>
                </table:table-cell>
                <table:table-cell table:style-name="Table33.A1" office:value-type="string">
                  <text:p text:style-name="P105">#end</text:p>
                </table:table-cell>
                <table:table-cell table:style-name="Table33.B1" office:value-type="string">
                  <text:p text:style-name="P105">End</text:p>
                </table:table-cell>
                <table:table-cell table:style-name="Table33.A1" office:value-type="string">
                  <text:p text:style-name="P105">#ins</text:p>
                </table:table-cell>
                <table:table-cell table:style-name="Table33.F1" office:value-type="string">
                  <text:p text:style-name="P105">Ins<text:span text:style-name="T2">ert</text:span></text:p>
                </table:table-cell>
              </table:table-row>
              <table:table-row>
                <table:table-cell table:style-name="Table33.A2" office:value-type="string">
                  <text:p text:style-name="P105">#del</text:p>
                </table:table-cell>
                <table:table-cell table:style-name="Table33.B2" office:value-type="string">
                  <text:p text:style-name="P105">Del<text:span text:style-name="T2">ete</text:span></text:p>
                </table:table-cell>
                <table:table-cell table:style-name="Table33.A2" office:value-type="string">
                  <text:p text:style-name="P105">#left</text:p>
                </table:table-cell>
                <table:table-cell table:style-name="Table33.B2" office:value-type="string">
                  <text:p text:style-name="P106">←</text:p>
                </table:table-cell>
                <table:table-cell table:style-name="Table33.A2" office:value-type="string">
                  <text:p text:style-name="P105">#right</text:p>
                </table:table-cell>
                <table:table-cell table:style-name="Table33.F2" office:value-type="string">
                  <text:p text:style-name="P106">→</text:p>
                </table:table-cell>
              </table:table-row>
              <table:table-row>
                <table:table-cell table:style-name="Table33.A2" office:value-type="string">
                  <text:p text:style-name="P105">#up</text:p>
                </table:table-cell>
                <table:table-cell table:style-name="Table33.B2" office:value-type="string">
                  <text:p text:style-name="P106">↑</text:p>
                </table:table-cell>
                <table:table-cell table:style-name="Table33.A2" office:value-type="string">
                  <text:p text:style-name="P105">#down</text:p>
                </table:table-cell>
                <table:table-cell table:style-name="Table33.B2" office:value-type="string">
                  <text:p text:style-name="P106">↓</text:p>
                </table:table-cell>
                <table:table-cell table:style-name="Table33.A2" office:value-type="string">
                  <text:p text:style-name="P105">#pgup</text:p>
                </table:table-cell>
                <table:table-cell table:style-name="Table33.F2" office:value-type="string">
                  <text:p text:style-name="P105">PgUp</text:p>
                </table:table-cell>
              </table:table-row>
              <table:table-row>
                <table:table-cell table:style-name="Table33.A2" office:value-type="string">
                  <text:p text:style-name="P105">#pgdn</text:p>
                </table:table-cell>
                <table:table-cell table:style-name="Table33.B2" office:value-type="string">
                  <text:p text:style-name="P106">PgDn</text:p>
                </table:table-cell>
                <table:table-cell table:style-name="Table33.A2" office:value-type="string">
                  <text:p text:style-name="P105"/>
                </table:table-cell>
                <table:table-cell table:style-name="Table33.B2" office:value-type="string">
                  <text:p text:style-name="P106"/>
                </table:table-cell>
                <table:table-cell table:style-name="Table33.A2" office:value-type="string">
                  <text:p text:style-name="P105"/>
                </table:table-cell>
                <table:table-cell table:style-name="Table33.F2" office:value-type="string">
                  <text:p text:style-name="P105"/>
                </table:table-cell>
              </table:table-row>
              <table:table-row>
                <table:table-cell table:style-name="Table33.A2" office:value-type="string">
                  <text:p text:style-name="P105">#f<text:span text:style-name="T13">n</text:span></text:p>
                </table:table-cell>
                <table:table-cell table:style-name="Table33.F2" table:number-columns-spanned="5" office:value-type="string">
                  <text:p text:style-name="P107"><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3">onChange</text:p>
          </table:table-cell>
          <table:table-cell table:style-name="Table11.A2" office:value-type="string">
            <text:p text:style-name="P33">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3">onChanging</text:p>
          </table:table-cell>
          <table:table-cell table:style-name="Table11.A2" office:value-type="string">
            <text:p text:style-name="P33">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3">onFocus</text:p>
          </table:table-cell>
          <table:table-cell table:style-name="Table11.A2" office:value-type="string">
            <text:p text:style-name="P33">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7">org.zkoss.zk.ui.event.Event</text:span></text:p>
            <text:p text:style-name="P35">Denotes when a component gets the focus.</text:p>
            <text:p text:style-name="P35">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3">onBlur</text:p>
          </table:table-cell>
          <table:table-cell table:style-name="Table11.A2" office:value-type="string">
            <text:p text:style-name="P33">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7">org.zkoss.zk.ui.event.Event</text:span></text:p>
            <text:p text:style-name="P35">Denotes when a component loses the focus.</text:p>
            <text:p text:style-name="P35">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3">onSelect</text:p>
          </table:table-cell>
          <table:table-cell table:style-name="Table12.A2" office:value-type="string">
            <text:p text:style-name="P33">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3">onOpen</text:p>
          </table:table-cell>
          <table:table-cell table:style-name="Table12.A2" office:value-type="string">
            <text:p text:style-name="P33">groupbox treeitem com<text:span text:style-name="T2">bobox bandbox<text:line-break/>menupopup</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3">onScroll</text:p>
          </table:table-cell>
          <table:table-cell table:style-name="Table13.A2" office:value-type="string">
            <text:p text:style-name="P33">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3">onScrolling</text:p>
          </table:table-cell>
          <table:table-cell table:style-name="Table13.A2" office:value-type="string">
            <text:p text:style-name="P33">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3">onCreate</text:p>
          </table:table-cell>
          <table:table-cell table:style-name="Table14.A2" office:value-type="string">
            <text:p text:style-name="P43">all</text:p>
          </table:table-cell>
          <table:table-cell table:style-name="Table14.C2" office:value-type="string">
            <text:p text:style-name="Table_20_Contents">Eve<text:span text:style-name="T2">nt: </text:span><text:span text:style-name="T7">org.zkoss.ui.zk.ui.event.CreateEvent</text:span></text:p>
            <text:p text:style-name="P35">Denotes a component is created when rendering a ZUML page. Refer to the <text:span text:style-name="T35">Component Lifecycle</text:span> chapter.</text:p>
          </table:table-cell>
        </table:table-row>
        <table:table-row>
          <table:table-cell table:style-name="Table14.A2" office:value-type="string">
            <text:p text:style-name="P33">onClose</text:p>
          </table:table-cell>
          <table:table-cell table:style-name="Table14.A2" office:value-type="string">
            <text:p text:style-name="P33">Window Tab</text:p>
          </table:table-cell>
          <table:table-cell table:style-name="Table14.C2" office:value-type="string">
            <text:p text:style-name="Table_20_Contents">Eve<text:span text:style-name="T2">nt: </text:span><text:span text:style-name="T7">org.zkoss.ui.zk.ui.event.Event</text:span></text:p>
            <text:p text:style-name="P35">Denotes the close button is pressed by an user, and the component shall detach itself.</text:p>
          </table:table-cell>
        </table:table-row>
        <table:table-row>
          <table:table-cell table:style-name="Table14.A2" office:value-type="string">
            <text:p text:style-name="P33">onDrop</text:p>
          </table:table-cell>
          <table:table-cell table:style-name="Table14.A2" office:value-type="string">
            <text:p text:style-name="P43">all</text:p>
          </table:table-cell>
          <table:table-cell table:style-name="Table14.C2" office:value-type="string">
            <text:p text:style-name="Table_20_Contents">Eve<text:span text:style-name="T2">nt: </text:span><text:span text:style-name="T7">org.zkoss.ui.zk.ui.event.DropEvent</text:span></text:p>
            <text:p text:style-name="P35">Denotes another component is dropped to the component that receives this event. Refer to the <text:span text:style-name="T36">Drag and Drop</text:span> section.</text:p>
          </table:table-cell>
        </table:table-row>
        <table:table-row>
          <table:table-cell table:style-name="Table14.A2" office:value-type="string">
            <text:p text:style-name="P33">onCheck</text:p>
          </table:table-cell>
          <table:table-cell table:style-name="Table14.A2" office:value-type="string">
            <text:p text:style-name="P33">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3">onMove</text:p>
          </table:table-cell>
          <table:table-cell table:style-name="Table14.A2" office:value-type="string">
            <text:p text:style-name="P109">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3">onSize</text:p>
          </table:table-cell>
          <table:table-cell table:style-name="Table14.A2" office:value-type="string">
            <text:p text:style-name="P109">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3">onShow</text:p>
          </table:table-cell>
          <table:table-cell table:style-name="Table14.A2" office:value-type="string">
            <text:p text:style-name="P109">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3">onZIndex</text:p>
          </table:table-cell>
          <table:table-cell table:style-name="Table14.A2" office:value-type="string">
            <text:p text:style-name="P109">window</text:p>
          </table:table-cell>
          <table:table-cell table:style-name="Table14.C2" office:value-type="string">
            <text:p text:style-name="Table_20_Contents">Eve<text:span text:style-name="T2">nt: </text:span><text:span text:style-name="T7">org.zkoss.zk.ui.event.ZIndexEvent</text:span></text:p>
            <text:p text:style-name="P35">Denotes the z-index of a component has been changed by the user.</text:p>
          </table:table-cell>
        </table:table-row>
        <table:table-row>
          <table:table-cell table:style-name="Table14.A2" office:value-type="string">
            <text:p text:style-name="P33">onTimer</text:p>
          </table:table-cell>
          <table:table-cell table:style-name="Table14.A2" office:value-type="string">
            <text:p text:style-name="P33">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3">onNotify</text:p>
          </table:table-cell>
          <table:table-cell table:style-name="Table14.A2" office:value-type="string">
            <text:p text:style-name="P110">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3">onClientInfo</text:p>
          </table:table-cell>
          <table:table-cell table:style-name="Table14.A2" office:value-type="string">
            <text:p text:style-name="P110">root</text:p>
          </table:table-cell>
          <table:table-cell table:style-name="Table14.C2" office:value-type="string">
            <text:p text:style-name="Table_20_Contents">Eve<text:span text:style-name="T2">nt: </text:span><text:span text:style-name="T7">org.zkoss.zk.ui.event.ClientInfoEvent</text:span></text:p>
            <text:p text:style-name="P35">Notifies root components about the client's information, such as time zone and resolutions.</text:p>
          </table:table-cell>
        </table:table-row>
        <table:table-row>
          <table:table-cell table:style-name="Table14.A2" office:value-type="string">
            <text:p text:style-name="P33">onColSize</text:p>
          </table:table-cell>
          <table:table-cell table:style-name="Table14.A2" office:value-type="string">
            <text:p text:style-name="P109">columns listhead treecols</text:p>
          </table:table-cell>
          <table:table-cell table:style-name="Table14.C2" office:value-type="string">
            <text:p text:style-name="Table_20_Contents">Eve<text:span text:style-name="T2">nt: </text:span><text:span text:style-name="T7">org.zkoss.zul.event.ColSizeEvent</text:span></text:p>
            <text:p text:style-name="P35">Notifies the parent of a group of headers that the widths of two of its children are changed by the user.</text:p>
          </table:table-cell>
        </table:table-row>
        <table:table-row>
          <table:table-cell table:style-name="Table14.A2" office:value-type="string">
            <text:p text:style-name="P33">onPaging</text:p>
          </table:table-cell>
          <table:table-cell table:style-name="Table14.A2" office:value-type="string">
            <text:p text:style-name="P109">grid listbox paging</text:p>
          </table:table-cell>
          <table:table-cell table:style-name="Table14.C2" office:value-type="string">
            <text:p text:style-name="Table_20_Contents">Eve<text:span text:style-name="T2">nt: </text:span><text:span text:style-name="T7">org.zkoss.zul.event.PagingEvent</text:span></text:p>
            <text:p text:style-name="P35">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2" text:note-class="footnote"><text:note-citation>4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3">The introduction of the XHTML component set is aimed to make it easy to port existent Web pages to ZUML. The ultima goal is that all valid XHTML pages are valid ZUML pages. All servlets handling the submitted form work as usual.</text:p>
      <text:p text:style-name="P23">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3" text:note-class="footnote"><text:note-citation>4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7">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4" text:note-class="footnote"><text:note-citation>44</text:note-citation><text:note-body><text:p text:style-name="P11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5" text:note-class="footnote"><text:note-citation>4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3">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3">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6" text:note-class="footnote"><text:note-citation>4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3">onChange</text:p>
          </table:table-cell>
          <table:table-cell table:style-name="Table18.A2" office:value-type="string">
            <text:p text:style-name="P110">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3">onClick</text:p>
          </table:table-cell>
          <table:table-cell table:style-name="Table18.A2" office:value-type="string">
            <text:p text:style-name="P110">all</text:p>
          </table:table-cell>
          <table:table-cell table:style-name="Table18.C3" office:value-type="string">
            <text:p text:style-name="Table_20_Contents">Event: <text:span text:style-name="T6">org.zkoss.zk.ui.event.MouseEvent</text:span></text:p>
            <text:p text:style-name="P43">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8">
        <text:list-item>
          <text:p text:style-name="P112">Is the existent page static or dynamically generated?</text:p>
        </text:list-item>
        <text:list-item>
          <text:p text:style-name="P112">Is it a minor enhancement, if you want to enrich an existent page? Or, you prefer to rewrite a portion of it?</text:p>
        </text:list-item>
        <text:list-item>
          <text:p text:style-name="P11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8">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3">The former one is more flexible. It requires deeper understanding of ZK, so it is usually done by component developers. <text:s/>It is discussed in the <text:span text:style-name="T3">Component Development Guide</text:span>.</text:p>
      <text:p text:style-name="P23">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9">
        <text:list-item>
          <text:p text:style-name="P113">Implements a macro component by a ZUML page.</text:p>
        </text:list-item>
        <text:list-item>
          <text:p text:style-name="P113">Declare the macro component in the page that is going to use it.</text:p>
        </text:list-item>
        <text:list-item>
          <text:p text:style-name="P11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7" text:note-class="footnote"><text:note-citation>4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2" text:outline-level="4">arg.includer</text:h>
      <text:p text:style-name="Text_20_body_20_indent_20_2">In add<text:span text:style-name="T2">itions to the specified properties (aka., attributes), a property called </text:span><text:span text:style-name="T7">arg.includer</text:span><text:span text:style-name="T2"> is always passed with a reference to the macro component being created. It is also the parent component of the components defined in the template. In the above example, </text:span><text:span text:style-name="T7">arg.includer</text:span><text:span text:style-name="T2"> represents the component created by </text:span><text:span text:style-name="T7">&lt;username who="John"/&gt;</text:span><text:span text:style-name="T2">, and is the parent of </text:span><text:span text:style-name="T7">&lt;hbox&gt;</text:span><text:span text:style-name="T2"> (defined in </text:span><text:span text:style-name="T7">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13">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40">
        <text:list-item>
          <text:p text:style-name="P114">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8">mc_who</text:span>" value="${arg.who}"/&gt;</text:p>
      <text:p text:style-name="Code_20_Indent">&lt;/hbox&gt;</text:p>
      <text:list text:style-name="L40" text:continue-numbering="true">
        <text:list-item>
          <text:p text:style-name="P114">Use the <text:span text:style-name="T6">window</text:span> component to create an additional ID space.</text:p>
        </text:list-item>
      </text:list>
      <text:p text:style-name="Code_20_Indent">&lt;<text:span text:style-name="T8">window</text:span>&gt;</text:p>
      <text:p text:style-name="Code_20_Indent"><text:tab/>&lt;hbox&gt;</text:p>
      <text:p text:style-name="Code_20_Indent"><text:tab/><text:tab/>Username: &lt;textbox id="who" value="${arg.who}"/&gt;</text:p>
      <text:p text:style-name="Code_20_Indent"><text:tab/>&lt;/hbox&gt;</text:p>
      <text:p text:style-name="Code_20_Indent">&lt;/<text:span text:style-name="T8">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7">getFellow</text:span><text:span text:style-name="T2"> method invocations or </text:span><text:span text:style-name="T38">org.zkoss.zk.ui.Path</text:span><text:span text:style-name="T2">.</text:span></text:p>
      <text:p text:style-name="P20">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19">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20">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5" text:outline-level="2">Provide Additional Methods</text:h>
      <text:p text:style-name="P23">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lt;username id="ua" who="John"/&gt;</text:p>
      <text:p text:style-name="Code">&lt;zscript&gt;</text:p>
      <text:p text:style-name="Code"><text:s text:c="2"/>ua.setDynamicProperty("who", "Mary");</text:p>
      <text:p text:style-name="Code">&lt;/zscript&gt;</text:p>
      <text:p text:style-name="P23">Why? All child components of a macro component are created when the macro component is created, and they won't be changed unless you manipulate them manually<text:note text:id="ftn48" text:note-class="footnote"><text:note-citation>48</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P23">There are two ways to implement a class. The details are described in the following sections.</text:p>
      <text:h text:style-name="Heading_20_3" text:outline-level="3">Pro<text:span text:style-name="T2">vide Additional Methods in Java</text:span></text:h>
      <text:p text:style-name="P20">It takes two steps to provide additional methods for a macro component.</text:p>
      <text:list text:style-name="L41">
        <text:list-item>
          <text:p text:style-name="P116">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 //arg.who requires it</text:p>
      <text:p text:style-name="P117"><text:tab/><text:tab/>final Textbox tb = (Textbox)getFellow("mc_who");</text:p>
      <text:p text:style-name="P117"><text:tab/><text:tab/>if (tb != null) tb.setValue(name); //correct the child if available</text:p>
      <text:p text:style-name="P117"><text:tab/>}</text:p>
      <text:p text:style-name="P117"><text:tab/>public String getWho() {</text:p>
      <text:p text:style-name="P117"><text:tab/><text:tab/>return (String)getDynamicaProperty("who");</text:p>
      <text:p text:style-name="P117"><text:tab/>}</text:p>
      <text:p text:style-name="P117">}</text:p>
      <text:list text:style-name="L42">
        <text:list-item>
          <text:list>
            <text:list-item>
              <text:p text:style-name="P11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8">Since the <text:span text:style-name="T6">setWho</text:span> method might be called before a macro component creates its children, you have to check whether <text:span text:style-name="T6">mc_who</text:span> exists.</text:p>
            </text:list-item>
            <text:list-item>
              <text:p text:style-name="P11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1" text:continue-numbering="true">
        <text:list-item>
          <text:p text:style-name="P116">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3" text:outline-level="3">Provide Additional Methods in <text:span text:style-name="T6">zscript</text:span></text:h>
      <text:p text:style-name="P20">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20">It takes a few steps to implement a Java class in <text:span text:style-name="T6">zscript</text:span>.</text:p>
      <text:list text:style-name="L43">
        <text:list-item>
          <text:p text:style-name="P11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text:p>
      <text:p text:style-name="P117"><text:tab/><text:tab/>Textbox tb = getFellow("mc_who");</text:p>
      <text:p text:style-name="P117"><text:tab/><text:tab/>if (tb != null) tb.setValue(name);</text:p>
      <text:p text:style-name="P117"><text:tab/>}</text:p>
      <text:p text:style-name="P117"><text:tab/>public String getWho() {</text:p>
      <text:p text:style-name="P117"><text:tab/><text:tab/>return getDynamicProperty("who");</text:p>
      <text:p text:style-name="P117"><text:tab/>}</text:p>
      <text:p text:style-name="P117">}</text:p>
      <text:list text:style-name="L43" text:continue-numbering="true">
        <text:list-item>
          <text:p text:style-name="P119">Use the <text:span text:style-name="T6">init</text:span> directive to load the <text:span text:style-name="T6">zscript</text:span> file, and then declare the component</text:p>
        </text:list-item>
      </text:list>
      <text:p text:style-name="P120">&lt;?init zscript="/zs/username.zs"?&gt;</text:p>
      <text:p text:style-name="Code_20_Indent_20_3">&lt;?component name="username" macro-uri="/WEB-INF/macros/username.zul"</text:p>
      <text:p text:style-name="P117"><text:s text:c="2"/><text:span text:style-name="T8">class="mypack.Username"</text:span>?&gt;</text:p>
      <text:p text:style-name="Text_20_body_20_indent">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lt;?component name="username" macro-uri="/WEB-INF/macros/username.zul"</text:p>
      <text:p text:style-name="Code_20_Indent"><text:s text:c="2"/><text:span text:style-name="T8">class="mypack.Username"</text:span>?&gt;</text:p>
      <text:p text:style-name="Code_20_Indent">&lt;zk&gt;</text:p>
      <text:p text:style-name="Code_20_Indent"><text:tab/><text:span text:style-name="T8">&lt;zscript src="/zs/username.zs"/&gt;</text:span></text:p>
      <text:p text:style-name="Code_20_Indent"><text:tab/>&lt;username/&gt;</text:p>
      <text:p text:style-name="Code_20_Indent">&lt;/zk&gt;</text:p>
      <text:p text:style-name="Text_20_body_20_indent">Though sub<text:span text:style-name="T2">jective, the </text:span><text:span text:style-name="T7">init</text:span><text:span text:style-name="T2"> directive is more readable.</text:span></text:p>
      <text:h text:style-name="Heading_20_3" text:outline-level="3">Override the Implementation Class When Instantiation</text:h>
      <text:p text:style-name="P20">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8">use</text:span>="another.MyAnotherUsername/&gt;</text:p>
      <text:p text:style-name="Text_20_body_20_indent">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7">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3">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6">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3">To simplify the sorting of components, we therefore provide the <text:span text:style-name="T6">sort</text:span> method in the <text:span text:style-name="T6">org.zkoss.zk.ui.Components</text:span> class that works with the list of children.</text:p>
      <text:p text:style-name="P23">In the following example, we utilize the <text:span text:style-name="T6">sort</text:span> method and the <text:span text:style-name="T6">org.zkoss.zul.ListitemComparator</text:span> to provide the sorting for a list box.</text:p>
      <text:p text:style-name="P23">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84"><draw:image xlink:href="Pictures/100000000000036D000000FE561CE3BC.png" xlink:type="simple" xlink:show="embed" xlink:actuate="onLoad"/></draw:frame> </text:p>
      <text:h text:style-name="Heading_20_2" text:outline-level="2">Browser's History Management</text:h>
      <text:p text:style-name="P23">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3">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3">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3">From application's viewpoint, it takes two steps to manage the browser's history:</text:p>
      <text:list text:style-name="L44">
        <text:list-item>
          <text:p text:style-name="P121">Add an item to the browser's history for each of the appropriate states of your desktop.</text:p>
        </text:list-item>
        <text:list-item>
          <text:p text:style-name="P121">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0"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5">
        <text:list-item>
          <text:p text:style-name="P122">Once a component is cloned, all its children and descendants are cloned, too.</text:p>
        </text:list-item>
        <text:list-item>
          <text:p text:style-name="P122">The cloned component doesn't belong to any page and parent. In other words, <text:span text:style-name="T6">src.clone().getParent()</text:span> returns null.</text:p>
        </text:list-item>
        <text:list-item>
          <text:p text:style-name="P12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3">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0"> in </text:span><text:span text:style-name="T3">the 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3">An EAR file could have multiple WAR files. Each of them is a Web application. There are no standard way to communicate between two Web applications.</text:p>
      <text:p text:style-name="P23">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3">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3"><text:tab/>&lt;vbox&gt;</text:p>
      <text:p text:style-name="P123"><text:tab/><text:tab/><text:span text:style-name="T24">&lt;a:author name="John Magic" date="3/17/2006"/&gt;</text:span></text:p>
      <text:p text:style-name="P123"><text:tab/><text:tab/>&lt;listbox&gt;</text:p>
      <text:p text:style-name="P123"><text:tab/><text:tab/>&lt;/listbox&gt;</text:p>
      <text:p text:style-name="P123">...</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3">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3">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3">The choice between ZUML pages and richlets depends on your preference. For most developers, ZUML pages are better for the readability and simplicity.</text:p>
      <text:p text:style-name="P23">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3">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3">An exception might be thrown in two kinds of situations: loading pages and updating pages<text:note text:id="ftn49" text:note-class="footnote"><text:note-citation>49</text:note-citation><text:note-body><text:p text:style-name="P23">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4">Req<text:span text:style-name="T2">uest Attribute</text:span></text:p>
            </table:table-cell>
            <table:table-cell table:style-name="Table1.B1" office:value-type="string">
              <text:p text:style-name="P124">Type</text:p>
            </table:table-cell>
          </table:table-row>
        </table:table-header-rows>
        <table:table-row>
          <table:table-cell table:style-name="Table1.A2" office:value-type="string">
            <text:p text:style-name="P33">javax.servlet.error.status_code</text:p>
          </table:table-cell>
          <table:table-cell table:style-name="Table1.B2" office:value-type="string">
            <text:p text:style-name="P33">java.lang.Integer</text:p>
          </table:table-cell>
        </table:table-row>
        <table:table-row>
          <table:table-cell table:style-name="Table1.A2" office:value-type="string">
            <text:p text:style-name="P33">javax.servlet.error.exception_type</text:p>
          </table:table-cell>
          <table:table-cell table:style-name="Table1.B2" office:value-type="string">
            <text:p text:style-name="P33">java.lang.Class</text:p>
          </table:table-cell>
        </table:table-row>
        <table:table-row>
          <table:table-cell table:style-name="Table1.A2" office:value-type="string">
            <text:p text:style-name="P33">javax.servlet.error.message</text:p>
          </table:table-cell>
          <table:table-cell table:style-name="Table1.B2" office:value-type="string">
            <text:p text:style-name="P33">java.lang.String</text:p>
          </table:table-cell>
        </table:table-row>
        <table:table-row>
          <table:table-cell table:style-name="Table1.A2" office:value-type="string">
            <text:p text:style-name="P33">javax.servlet.error.exception</text:p>
          </table:table-cell>
          <table:table-cell table:style-name="Table1.B2" office:value-type="string">
            <text:p text:style-name="P33">java.lang.Throwable</text:p>
          </table:table-cell>
        </table:table-row>
        <table:table-row>
          <table:table-cell table:style-name="Table1.A2" office:value-type="string">
            <text:p text:style-name="P33">javax.servlet.error.request_uri</text:p>
          </table:table-cell>
          <table:table-cell table:style-name="Table1.B2" office:value-type="string">
            <text:p text:style-name="P33">java.lang.String</text:p>
          </table:table-cell>
        </table:table-row>
        <table:table-row>
          <table:table-cell table:style-name="Table1.A2" office:value-type="string">
            <text:p text:style-name="P33">javax.servlet.error.servlet_name</text:p>
          </table:table-cell>
          <table:table-cell table:style-name="Table1.B2" office:value-type="string">
            <text:p text:style-name="P33">java.lang.String</text:p>
          </table:table-cell>
        </table:table-row>
      </table:table>
      <text:p text:style-name="P20">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Not</text:span><text:span text:style-name="T4">e</text:span><text:span text:style-name="T2">: The error page is created after all events are processed, so events posted during the creation of the error page are ignored. For example, the event listener for the </text:span><text:span text:style-name="T7">onCreate</text:span><text:span text:style-name="T2"> event, which is posted, won't be called. Instead, you have to implement the </text:span><text:span text:style-name="T7">org.zkoss.zk.ui.ext.AfterCompose</text:span><text:span text:style-name="T2"> interface instead.</text:span></text:p>
      <text:p text:style-name="P22"><text:span text:style-name="T3">Note</text:span>: The <text:span text:style-name="T6">onModal</text:span> event is sent (not posted) directly to the top-level component. Thus, if the top-level component is a window, it will become modal. Of course, you can intercept it and do whatever you wan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 The error page's root element must be </text:span><text:span text:style-name="T7">window</text:span><text:span text:style-name="T2"> such that it can become a modal dialog.</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4">Req<text:span text:style-name="T2">uest Attribute</text:span></text:p>
            </table:table-cell>
            <table:table-cell table:style-name="Table2.B1" office:value-type="string">
              <text:p text:style-name="P124">Type</text:p>
            </table:table-cell>
          </table:table-row>
        </table:table-header-rows>
        <table:table-row>
          <table:table-cell table:style-name="Table2.A2" office:value-type="string">
            <text:p text:style-name="P33">javax.servlet.error.exception_type</text:p>
          </table:table-cell>
          <table:table-cell table:style-name="Table2.B2" office:value-type="string">
            <text:p text:style-name="P33">java.lang.Class</text:p>
          </table:table-cell>
        </table:table-row>
        <table:table-row>
          <table:table-cell table:style-name="Table2.A2" office:value-type="string">
            <text:p text:style-name="P33">javax.servlet.error.message</text:p>
          </table:table-cell>
          <table:table-cell table:style-name="Table2.B2" office:value-type="string">
            <text:p text:style-name="P33">java.lang.String</text:p>
          </table:table-cell>
        </table:table-row>
        <table:table-row>
          <table:table-cell table:style-name="Table2.A2" office:value-type="string">
            <text:p text:style-name="P33">javax.servlet.error.exception</text:p>
          </table:table-cell>
          <table:table-cell table:style-name="Table2.B2" office:value-type="string">
            <text:p text:style-name="P33">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25"><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0"><draw:frame draw:style-name="fr3" draw:name="graphics62" text:anchor-type="paragraph" svg:width="9.999cm" svg:height="3.42cm" draw:z-index="70"><draw:image xlink:href="Pictures/10000000000002B2000000ED94D31A2A.png" xlink:type="simple" xlink:show="embed" xlink:actuate="onLoad"/></draw:frame></text:p>
      <text:h text:style-name="P12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3">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3">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3">The algorithm to determine the proper time zone for a given session is configurable. For example, <text:s/>you might want to use the preferred time zone that a user specified in his or her profile, if you maintain user profiles in the server.</text:p>
      <text:p text:style-name="P23">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6">
        <text:list-item>
          <text:p text:style-name="P127">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27">If two or more "*" are specified in an URI such as "/my*/lang*.css", then the first "*" will be rep<text:span text:style-name="T2">laced with </text:span>"<text:span text:style-name="T14">ie</text:span>" for Internet Explorer, "saf" for Safari, and "<text:span text:style-name="T14">moz</text:span>" for other browsers<text:note text:id="ftn50" text:note-class="footnote"><text:note-citation>50</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27">All other "*" are ignored.</text:p>
        </text:list-item>
      </text:list>
      <text:p text:style-name="Tip"><text:span text:style-name="T43">Note</text:span><text:span text:style-name="T44">:</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28">For example, "/my/lang.css*" is equivalent to "/my/lang.css".</text:p>
      <text:p text:style-name="P128">In other words, you can consider it as neutral to the Locale.</text:p>
      <text:p text:style-name="P22"><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9">/norm_de_DE.css</text:p>
              </text:list-item>
              <text:list-item>
                <text:p text:style-name="P129">/norm_de.css</text:p>
              </text:list-item>
              <text:list-item>
                <text:p text:style-name="P12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9">/css-ie/norm_de_DE.css</text:p>
              </text:list-item>
              <text:list-item>
                <text:p text:style-name="P129">/css-ie/norm_de.css</text:p>
              </text:list-item>
              <text:list-item>
                <text:p text:style-name="P12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9">/imgie/pic*/lang_de_DE.png</text:p>
              </text:list-item>
              <text:list-item>
                <text:p text:style-name="P129">/imgie/pic*/lang_de.png</text:p>
              </text:list-item>
              <text:list-item>
                <text:p text:style-name="P12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9">/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8">
              <text:list-item>
                <text:p text:style-name="P130">/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9">
              <text:list-item>
                <text:p text:style-name="P131">/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0">
        <text:list-item>
          <text:p text:style-name="P132">The <text:span text:style-name="T6">enc</text:span><text:span text:style-name="T7">odeURL</text:span><text:span text:style-name="T17">, </text:span><text:span text:style-name="T7">forward</text:span><text:span text:style-name="T17">,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32">The <text:span text:style-name="T6">locate</text:span><text:span text:style-name="T17">, </text:span><text:span text:style-name="T7">forward</text:span><text:span text:style-name="T17">,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32">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1">
        <text:list-item>
          <text:p text:style-name="P133">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3">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3">By default, it uses only the file with smaller fonts, such as <text:span text:style-name="T6">normie.css.dsp</text:span><text:span text:style-name="T6"><text:note text:id="ftn0" text:note-class="footnote"><text:note-citation>51</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3">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1" text:note-class="footnote"><text:note-citation>52</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3">The simplest way to use JDBC, like any JDBC tutorial might suggest, is to use <text:span text:style-name="T6">java.sql.DriverManager</text:span>. Here is an example to store the name and email into a MySQL<text:note text:id="ftn52" text:note-class="footnote"><text:note-citation>53</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3">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6">not recommended</text:span><text:span text:style-name="T2">.</text:span></text:p>
      <text:p text:style-name="P22">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2">To know when a desktop becomes invalid, you have to implement a listener by use of <text:span text:style-name="T6">org.zkoss.zk.ui.util.DesktopCleanup</text:span>.</text:p>
      <text:h text:style-name="Heading_20_2" text:outline-level="2">Use with Connection Pooling</text:h>
      <text:p text:style-name="P23">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3">There is no reason not to use connection pooling when developing Web-based applications, including ZK applications.</text:p>
      <text:p text:style-name="P23">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34"><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5">Notes:</text:p>
      <text:list text:style-name="L52">
        <text:list-item>
          <text:p text:style-name="P136">It is important to close the statement and connection after use.</text:p>
        </text:list-item>
        <text:list-item>
          <text:p text:style-name="P136">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3" text:note-class="footnote"><text:note-citation>54</text:note-citation><text:note-body><text:p text:style-name="P137">Thanks Thomas Muller (<text:a xlink:type="simple" xlink:href="http://asconet.org:8000/antville/oberinspector">http://asconet.org:8000/antville/oberinspector</text:a>) for<text:span text:style-name="T2"> correction.</text:span></text:p><text:p text:style-name="P137"><text:span text:style-name="T2">See also </text:span><text:a xlink:type="simple" xlink:href="http://tomcat.apache.org/tomcat-5.5-doc/jndi-resources-howto.html"><text:span text:style-name="T45">http://tomcat.apache.org/tomcat-5.5-doc/jndi-resources-howto.html</text:span></text:a><text:span text:style-name="T2"> and </text:span><text:a xlink:type="simple" xlink:href="http://en.wikibooks.org/wiki/ZK/How-Tos/HowToHandleHibernateSessions#Working_with_the_Hibernate_session"><text:span text:style-name="T45">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6">.zk.ui.event.EventThreadCleanup</text:span><text:span text:style-name="T17">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38">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9"><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6">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6">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7">rollback</text:span><text:span text:style-name="T17"> method. To commit, invoke its </text:span><text:span text:style-name="T7">commit</text:span><text:span text:style-name="T17"> method.</text:span></text:p>
      <text:h text:style-name="Heading_20_4" text:outline-level="4">Web Con<text:span text:style-name="T2">tainers and </text:span><text:span text:style-name="T46">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P20">ZK portlet loader actually delegates the loading of ZUML pages to ZK loader (<text:span text:style-name="T6">org.zkoss.zk.ui.http.DHtmlLayoutServlet</text:span>). Thus, you have to configure <text:span text:style-name="T6">WEB-INF/web.xml</text:span> as specified in <text:span text:style-name="T3">Appendix A</text:span> in <text:span text:style-name="T3">the Developer's Reference</text:span>, even if you want to use only portlets.</text:p>
      <text:h text:style-name="Heading_20_4" text:outline-level="4">The<text:span text:style-name="T2"> </text:span><text:span text:style-name="T7">org.zkoss.zk.ui.http.InterPortletFilter</text:span><text:span text:style-name="T2"> Filter</text:span></text:h>
      <text:p text:style-name="Text_20_body_20_indent_20_2">Some portlet containers don't allow the inter-portlet communication thru the attributes of the request. On the other hand, ZK uses the attributes of the request to ensure that there is only one desktop in each HTTP request, no matter how many ZUML pages (and portlets) are rendered. To resolve this issue, you shall add<text:span text:style-name="T2"> the following configuration to </text:span><text:span text:style-name="T7">WEB-INF/web.xml</text:span><text:span text:style-name="T2">:</text:span></text:p>
      <text:p text:style-name="Code_20_Indent_20_2">&lt;filter&gt;</text:p>
      <text:p text:style-name="Code_20_Indent_20_2"><text:tab/>&lt;filter-name&gt;InterPortletFilter&lt;/filter-name&gt;</text:p>
      <text:p text:style-name="Code_20_Indent_20_2"><text:tab/>&lt;filter-class&gt;org.zkoss.zk.ui.http.InterPortletFilter&lt;/filter-class&gt;</text:p>
      <text:p text:style-name="Code_20_Indent_20_2">&lt;/filter&gt;</text:p>
      <text:p text:style-name="Code_20_Indent_20_2">&lt;filter-mapping&gt;<text:line-break/><text:tab/>&lt;filter-name&gt;InterPortletFilter&lt;/filter-name&gt;</text:p>
      <text:p text:style-name="Code_20_Indent_20_2"><text:tab/>&lt;url-pattern&gt;/*&lt;/url-pattern&gt;&lt;%-- portal's entry point --%&gt;</text:p>
      <text:p text:style-name="Code_20_Indent_20_2">&lt;/filter-mapping&gt;</text:p>
      <text:p text:style-name="Text_20_body_20_indent_20_2">The<text:span text:style-name="T2"> performance will be better if </text:span><text:span text:style-name="T7">url-pattern</text:span><text:span text:style-name="T2"> is more specific to portal's entry point.</text:span></text:p>
      <text:p text:style-name="Tip"><text:span text:style-name="T3">Tip</text:span>: Not<text:span text:style-name="T2"> all portlet containers have such limitation, so this configuration is optional.</text:span></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3">
        <text:list-item>
          <text:p text:style-name="P140">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text:span></text:p>
        </text:list-item>
        <text:list-item>
          <text:p text:style-name="P141">The request attribute (<text:span text:style-name="T6">RenderRequest</text:span>'s <text:span text:style-name="T6">getAttribute</text:span>) called <text:span text:style-name="T6">zk_page</text:span>.</text:p>
        </text:list-item>
        <text:list-item>
          <text:p text:style-name="P140"><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text:span></text:p>
        </text:list-item>
        <text:list-item>
          <text:p text:style-name="P141">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3"><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3">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42"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59">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59">ERROR</text:p>
          </table:table-cell>
          <table:table-cell table:style-name="Table35.B2" office:value-type="string">
            <text:p text:style-name="P35">Indicates providing error messages.</text:p>
          </table:table-cell>
        </table:table-row>
        <table:table-row>
          <table:table-cell table:style-name="Table35.A2" office:value-type="string">
            <text:p text:style-name="P59">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59">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59">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59">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59">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9">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4" text:note-class="footnote"><text:note-citation>55</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7"><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3">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2">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5" text:note-class="footnote"><text:note-citation>56</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99</text:page-number> of <text:page-count>19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2-28T12:49:58</dc:date>
    <meta:printed-by>Henri Chen</meta:printed-by>
    <meta:print-date>2006-08-04T11:03:45</meta:print-date>
    <meta:keyword>ZK ZUL ZHTML</meta:keyword>
    <dc:language>en-US</dc:language>
    <meta:editing-cycles>3921</meta:editing-cycles>
    <meta:editing-duration>P14DT17H24M2S</meta:editing-duration>
    <meta:user-defined meta:name="Info 1"/>
    <meta:user-defined meta:name="Info 2"/>
    <meta:user-defined meta:name="Info 3"/>
    <meta:user-defined meta:name="Info 4"/>
    <meta:document-statistic meta:table-count="36" meta:image-count="89" meta:object-count="0" meta:page-count="199" meta:paragraph-count="4827" meta:word-count="46711" meta:character-count="304322"/>
  </office:meta>
</office:document-meta>
</file>